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solid" draw:fill-color="#000000"/>
    </style:style>
    <style:style style:name="T1" style:family="text">
      <style:text-properties fo:color="#000000" loext:opacity="100%" style:font-name="TimesNewRoman" fo:font-size="11.1000003814697pt" fo:font-weight="bold" style:font-name-asian="TimesNewRoman" style:font-size-asian="11.1000003814697pt" style:font-weight-asian="bold" style:font-name-complex="TimesNewRoman" style:font-size-complex="11.1000003814697pt" style:font-weight-complex="bold"/>
    </style:style>
    <style:style style:name="T2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3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4" style:family="text">
      <style:text-properties fo:color="#ff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5" style:family="text">
      <style:text-properties fo:color="#00b05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6" style:family="text">
      <style:text-properties fo:color="#000000" loext:opacity="100%" style:font-name="TimesNewRoman" fo:font-size="11.1000003814697pt" fo:font-style="italic" fo:font-weight="normal" style:font-name-asian="TimesNewRoman" style:font-size-asian="11.1000003814697pt" style:font-style-asian="italic" style:font-weight-asian="normal" style:font-name-complex="TimesNewRoman" style:font-size-complex="11.100000381469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606cm" svg:height="0.448cm" svg:x="1.947cm" svg:y="1.998cm" svg:viewBox="0 0 17607 449" draw:points="0,449 17607,449 17607,0 0,0">
          <text:p/>
        </draw:polygon>
        <draw:frame draw:style-name="gr2" draw:text-style-name="P3" draw:layer="layout" svg:width="5.527cm" svg:height="0.433cm" svg:x="8.054cm" svg:y="2.011cm">
          <draw:text-box>
            <text:p text:style-name="P2"><text:span text:style-name="T1">Пользовател</text:span><text:span text:style-name="T1">ьское </text:span><text:span text:style-name="T1">соглашение </text:span></text:p>
          </draw:text-box>
        </draw:frame>
        <draw:frame draw:style-name="gr2" draw:text-style-name="P3" draw:layer="layout" svg:width="17.358cm" svg:height="0.433cm" svg:x="1.998cm" svg:y="2.905cm">
          <draw:text-box>
            <text:p text:style-name="P2"><text:span text:style-name="T1">Ресторан </text:span><text:span text:style-name="T1">«Торнадо» </text:span><text:span text:style-name="T2">— </text:span><text:span text:style-name="T2">юридические </text:span><text:span text:style-name="T2">лица, </text:span><text:span text:style-name="T2">работающие </text:span><text:span text:style-name="T2">под брендом </text:span><text:span text:style-name="T2">Мягких </text:span><text:span text:style-name="T2">ресторанов </text:span><text:span text:style-name="T2">«Торнадо» и </text:span></text:p>
          </draw:text-box>
        </draw:frame>
        <draw:frame draw:style-name="gr2" draw:text-style-name="P3" draw:layer="layout" svg:width="16.034cm" svg:height="0.433cm" svg:x="1.998cm" svg:y="3.351cm">
          <draw:text-box>
            <text:p text:style-name="P2"><text:span text:style-name="T2">осуществляю</text:span><text:span text:style-name="T2">щие оказание </text:span><text:span text:style-name="T2">услуг </text:span><text:span text:style-name="T2">общественног</text:span><text:span text:style-name="T2">о питания </text:span><text:span text:style-name="T2">населению, </text:span><text:span text:style-name="T2">путем </text:span><text:span text:style-name="T2">реализации </text:span><text:span text:style-name="T2">блюд и </text:span></text:p>
          </draw:text-box>
        </draw:frame>
        <draw:frame draw:style-name="gr2" draw:text-style-name="P3" draw:layer="layout" svg:width="14.15cm" svg:height="0.433cm" svg:x="1.998cm" svg:y="3.797cm">
          <draw:text-box>
            <text:p text:style-name="P2"><text:span text:style-name="T2">напитков в </text:span><text:span text:style-name="T2">стационарных </text:span><text:span text:style-name="T2">ресторанах, а </text:span><text:span text:style-name="T2">также путем </text:span><text:span text:style-name="T2">их доставки </text:span><text:span text:style-name="T2">на </text:span><text:span text:style-name="T2">территории </text:span><text:span text:style-name="T2">РФ. </text:span></text:p>
          </draw:text-box>
        </draw:frame>
        <draw:frame draw:style-name="gr2" draw:text-style-name="P3" draw:layer="layout" svg:width="17.448cm" svg:height="0.433cm" svg:x="1.998cm" svg:y="4.243cm">
          <draw:text-box>
            <text:p text:style-name="P2"><text:span text:style-name="T1">«Гость» </text:span><text:span text:style-name="T2">— </text:span><text:span text:style-name="T2">обладающее </text:span><text:span text:style-name="T2">право- и </text:span><text:span text:style-name="T2">дееспособнос</text:span><text:span text:style-name="T2">тью </text:span><text:span text:style-name="T2">физическое </text:span><text:span text:style-name="T2">лицо, </text:span><text:span text:style-name="T2">имеющее </text:span><text:span text:style-name="T2">доступ к сети </text:span><text:span text:style-name="T2">Интернет, </text:span></text:p>
          </draw:text-box>
        </draw:frame>
        <draw:frame draw:style-name="gr2" draw:text-style-name="P3" draw:layer="layout" svg:width="17.409cm" svg:height="0.433cm" svg:x="1.998cm" svg:y="4.69cm">
          <draw:text-box>
            <text:p text:style-name="P2"><text:span text:style-name="T2">осуществляю</text:span><text:span text:style-name="T2">щий on-line. </text:span><text:span text:style-name="T2">Заказ </text:span><text:span text:style-name="T2">исключительн</text:span><text:span text:style-name="T2">о для личных, </text:span><text:span text:style-name="T2">семейных, </text:span><text:span text:style-name="T2">домашних и </text:span><text:span text:style-name="T2">иных нужд </text:span><text:span text:style-name="T2">(то есть </text:span></text:p>
          </draw:text-box>
        </draw:frame>
        <draw:frame draw:style-name="gr2" draw:text-style-name="P3" draw:layer="layout" svg:width="0.963cm" svg:height="0.433cm" svg:x="1.998cm" svg:y="5.136cm">
          <draw:text-box>
            <text:p text:style-name="P2"><text:span text:style-name="T2">д л я <text:s/></text:span></text:p>
          </draw:text-box>
        </draw:frame>
        <draw:frame draw:style-name="gr2" draw:text-style-name="P3" draw:layer="layout" svg:width="1.738cm" svg:height="0.433cm" svg:x="2.827cm" svg:y="5.136cm">
          <draw:text-box>
            <text:p text:style-name="P2"><text:span text:style-name="T2">ц е л е й , <text:s/></text:span></text:p>
          </draw:text-box>
        </draw:frame>
        <draw:frame draw:style-name="gr2" draw:text-style-name="P3" draw:layer="layout" svg:width="2.309cm" svg:height="0.433cm" svg:x="4.135cm" svg:y="5.136cm">
          <draw:text-box>
            <text:p text:style-name="P2"><text:span text:style-name="T2">не связанных </text:span></text:p>
          </draw:text-box>
        </draw:frame>
        <draw:frame draw:style-name="gr2" draw:text-style-name="P3" draw:layer="layout" svg:width="3.135cm" svg:height="0.433cm" svg:x="6.596cm" svg:y="5.136cm">
          <draw:text-box>
            <text:p text:style-name="P2"><text:span text:style-name="T2">с </text:span><text:span text:style-name="T2">осуществлени</text:span><text:span text:style-name="T2">ем </text:span></text:p>
          </draw:text-box>
        </draw:frame>
        <draw:frame draw:style-name="gr2" draw:text-style-name="P3" draw:layer="layout" svg:width="5.649cm" svg:height="0.433cm" svg:x="9.882cm" svg:y="5.136cm">
          <draw:text-box>
            <text:p text:style-name="P2"><text:span text:style-name="T2">п р е д п р и н </text:span><text:span text:style-name="T2">и м а т е л ь с </text:span><text:span text:style-name="T2">к о й <text:s/></text:span></text:p>
          </draw:text-box>
        </draw:frame>
        <draw:frame draw:style-name="gr2" draw:text-style-name="P3" draw:layer="layout" svg:width="3.715cm" svg:height="0.433cm" svg:x="13.823cm" svg:y="5.136cm">
          <draw:text-box>
            <text:p text:style-name="P2"><text:span text:style-name="T2">д е я т е л ь н </text:span><text:span text:style-name="T2">о с т и ) <text:s/></text:span></text:p>
          </draw:text-box>
        </draw:frame>
        <draw:frame draw:style-name="gr2" draw:text-style-name="P3" draw:layer="layout" svg:width="3.279cm" svg:height="0.433cm" svg:x="16.421cm" svg:y="5.136cm">
          <draw:text-box>
            <text:p text:style-name="P2"><text:span text:style-name="T2">п о с р е д с т </text:span><text:span text:style-name="T2">в о м <text:s/></text:span></text:p>
          </draw:text-box>
        </draw:frame>
        <draw:frame draw:style-name="gr2" draw:text-style-name="P3" draw:layer="layout" svg:width="0.823cm" svg:height="0.433cm" svg:x="18.778cm" svg:y="5.136cm">
          <draw:text-box>
            <text:p text:style-name="P2"><text:span text:style-name="T2">сети </text:span></text:p>
          </draw:text-box>
        </draw:frame>
        <draw:frame draw:style-name="gr2" draw:text-style-name="P3" draw:layer="layout" svg:width="3.664cm" svg:height="0.433cm" svg:x="1.998cm" svg:y="5.582cm">
          <draw:text-box>
            <text:p text:style-name="P2"><text:span text:style-name="T2">Интернет </text:span><text:span text:style-name="T2">через Сайт. </text:span></text:p>
          </draw:text-box>
        </draw:frame>
        <draw:frame draw:style-name="gr2" draw:text-style-name="P3" draw:layer="layout" svg:width="17.173cm" svg:height="0.433cm" svg:x="1.998cm" svg:y="6.028cm">
          <draw:text-box>
            <text:p text:style-name="P2"><text:span text:style-name="T1">«Сайт» </text:span><text:span text:style-name="T2">— </text:span><text:span text:style-name="T2">ресурс </text:span><text:span text:style-name="T2">http://www.tor</text:span><text:span text:style-name="T2">nado.ru, </text:span><text:span text:style-name="T2">предназначен</text:span><text:span text:style-name="T2">ный для on-</text:span><text:span text:style-name="T2">line заказа </text:span><text:span text:style-name="T2">блюд и </text:span><text:span text:style-name="T2">напитков из </text:span><text:span text:style-name="T2">меню </text:span></text:p>
          </draw:text-box>
        </draw:frame>
        <draw:frame draw:style-name="gr2" draw:text-style-name="P3" draw:layer="layout" svg:width="17.422cm" svg:height="0.433cm" svg:x="1.998cm" svg:y="6.474cm">
          <draw:text-box>
            <text:p text:style-name="P2"><text:span text:style-name="T2">Ресторана </text:span><text:span text:style-name="T2">«Торнадо», а </text:span><text:span text:style-name="T2">также для </text:span><text:span text:style-name="T2">получения </text:span><text:span text:style-name="T2">информации, </text:span><text:span text:style-name="T2">связанной с </text:span><text:span text:style-name="T2">порядком и </text:span><text:span text:style-name="T2">условиями </text:span><text:span text:style-name="T2">оказания </text:span></text:p>
          </draw:text-box>
        </draw:frame>
        <draw:frame draw:style-name="gr2" draw:text-style-name="P3" draw:layer="layout" svg:width="5.044cm" svg:height="0.433cm" svg:x="1.998cm" svg:y="6.921cm">
          <draw:text-box>
            <text:p text:style-name="P2"><text:span text:style-name="T2">услуг <text:s/></text:span><text:span text:style-name="T2">Рестораном </text:span><text:span text:style-name="T2">«Торнадо».</text:span></text:p>
          </draw:text-box>
        </draw:frame>
        <draw:frame draw:style-name="gr2" draw:text-style-name="P3" draw:layer="layout" svg:width="11.648cm" svg:height="0.433cm" svg:x="1.998cm" svg:y="7.367cm">
          <draw:text-box>
            <text:p text:style-name="P2"><text:span text:style-name="T1">«Заказ» </text:span><text:span text:style-name="T2">— </text:span><text:span text:style-name="T2">набор блюд и </text:span><text:span text:style-name="T2">напитков, </text:span><text:span text:style-name="T2">выбранных </text:span><text:span text:style-name="T2">Гостем для </text:span><text:span text:style-name="T2">доставки. </text:span></text:p>
          </draw:text-box>
        </draw:frame>
        <draw:frame draw:style-name="gr2" draw:text-style-name="P3" draw:layer="layout" svg:width="17.617cm" svg:height="0.433cm" svg:x="1.998cm" svg:y="8.26cm">
          <draw:text-box>
            <text:p text:style-name="P2"><text:span text:style-name="T2">Настоящее <text:s/></text:span><text:span text:style-name="T2">Пользователь</text:span><text:span text:style-name="T2">ское <text:s/></text:span><text:span text:style-name="T2">Соглашение <text:s/></text:span><text:span text:style-name="T2">(далее <text:s/>– <text:s/></text:span><text:span text:style-name="T2">Соглашение) <text:s/></text:span><text:span text:style-name="T2">считается <text:s/></text:span><text:span text:style-name="T2">заключенным <text:s/></text:span><text:span text:style-name="T2">с <text:s/>момента </text:span></text:p>
          </draw:text-box>
        </draw:frame>
        <draw:frame draw:style-name="gr2" draw:text-style-name="P3" draw:layer="layout" svg:width="11.703cm" svg:height="0.433cm" svg:x="1.998cm" svg:y="8.709cm">
          <draw:text-box>
            <text:p text:style-name="P2"><text:span text:style-name="T2">совершения </text:span><text:span text:style-name="T2">Гостем <text:s/></text:span><text:span text:style-name="T2">одного из </text:span><text:span text:style-name="T2">следующих </text:span><text:span text:style-name="T2">конклюдентн</text:span><text:span text:style-name="T2">ых действий: </text:span></text:p>
          </draw:text-box>
        </draw:frame>
        <draw:frame draw:style-name="gr3" draw:text-style-name="P4" draw:layer="layout" svg:width="0.35cm" svg:height="0.35cm" svg:x="2.634cm" svg:y="9.702cm">
          <draw:text-box>
            <text:p text:style-name="P2"><text:span text:style-name="T3">•</text:span></text:p>
          </draw:text-box>
        </draw:frame>
        <draw:frame draw:style-name="gr2" draw:text-style-name="P3" draw:layer="layout" svg:width="11.004cm" svg:height="0.433cm" svg:x="3.269cm" svg:y="9.599cm">
          <draw:text-box>
            <text:p text:style-name="P2"><text:span text:style-name="T2">регистрации </text:span><text:span text:style-name="T2">на сайте </text:span><text:span text:style-name="T2">Ресторана </text:span><text:span text:style-name="T2">«Торнадо» </text:span><text:span text:style-name="T2">http://www.tor</text:span><text:span text:style-name="T2">nado.ru.;</text:span></text:p>
          </draw:text-box>
        </draw:frame>
        <draw:frame draw:style-name="gr3" draw:text-style-name="P4" draw:layer="layout" svg:width="0.35cm" svg:height="0.35cm" svg:x="2.634cm" svg:y="10.151cm">
          <draw:text-box>
            <text:p text:style-name="P2"><text:span text:style-name="T3">•</text:span></text:p>
          </draw:text-box>
        </draw:frame>
        <draw:frame draw:style-name="gr2" draw:text-style-name="P3" draw:layer="layout" svg:width="7.618cm" svg:height="0.433cm" svg:x="3.269cm" svg:y="10.048cm">
          <draw:text-box>
            <text:p text:style-name="P2"><text:span text:style-name="T2">оформления </text:span><text:span text:style-name="T2">заказа без </text:span><text:span text:style-name="T2">авторизации </text:span><text:span text:style-name="T2">на Сайте;</text:span></text:p>
          </draw:text-box>
        </draw:frame>
        <draw:frame draw:style-name="gr3" draw:text-style-name="P4" draw:layer="layout" svg:width="0.35cm" svg:height="0.35cm" svg:x="2.634cm" svg:y="10.596cm">
          <draw:text-box>
            <text:p text:style-name="P2"><text:span text:style-name="T3">•</text:span></text:p>
          </draw:text-box>
        </draw:frame>
        <draw:frame draw:style-name="gr2" draw:text-style-name="P3" draw:layer="layout" svg:width="12.592cm" svg:height="0.433cm" svg:x="3.269cm" svg:y="10.492cm">
          <draw:text-box>
            <text:p text:style-name="P2"><text:span text:style-name="T2">оформления </text:span><text:span text:style-name="T2">заказа по </text:span><text:span text:style-name="T2">телефону </text:span><text:span text:style-name="T2">Контактного </text:span><text:span text:style-name="T2">Центра </text:span><text:span text:style-name="T2">Ресторана </text:span><text:span text:style-name="T2">«Торнадо».</text:span></text:p>
          </draw:text-box>
        </draw:frame>
        <draw:frame draw:style-name="gr2" draw:text-style-name="P3" draw:layer="layout" svg:width="17.13cm" svg:height="0.433cm" svg:x="1.998cm" svg:y="11.385cm">
          <draw:text-box>
            <text:p text:style-name="P2"><text:span text:style-name="T2">Настоящие </text:span><text:span text:style-name="T2">Соглашение </text:span><text:span text:style-name="T2">приравнивает</text:span><text:span text:style-name="T2">ся к договору, </text:span><text:span text:style-name="T2">составленном</text:span><text:span text:style-name="T2">у в </text:span><text:span text:style-name="T2">письменной </text:span><text:span text:style-name="T2">форме. </text:span><text:span text:style-name="T2">Заключение </text:span></text:p>
          </draw:text-box>
        </draw:frame>
        <draw:frame draw:style-name="gr2" draw:text-style-name="P3" draw:layer="layout" svg:width="17.223cm" svg:height="0.433cm" svg:x="1.998cm" svg:y="11.831cm">
          <draw:text-box>
            <text:p text:style-name="P2"><text:span text:style-name="T2">Соглашения </text:span><text:span text:style-name="T2">означает, что </text:span><text:span text:style-name="T2">Гость <text:s/></text:span><text:span text:style-name="T2">Ресторана </text:span><text:span text:style-name="T2">«Торнадо» <text:s/>в </text:span><text:span text:style-name="T2">необходимой </text:span><text:span text:style-name="T2">для него </text:span><text:span text:style-name="T2">степени </text:span><text:span text:style-name="T2">ознакомился с</text:span></text:p>
          </draw:text-box>
        </draw:frame>
        <draw:frame draw:style-name="gr2" draw:text-style-name="P3" draw:layer="layout" svg:width="17.1cm" svg:height="0.433cm" svg:x="1.998cm" svg:y="12.277cm">
          <draw:text-box>
            <text:p text:style-name="P2"><text:span text:style-name="T2">условиями </text:span><text:span text:style-name="T2">настоящего </text:span><text:span text:style-name="T2">Соглашения, </text:span><text:span text:style-name="T2">полностью и </text:span><text:span text:style-name="T2">безоговорочн</text:span><text:span text:style-name="T2">о согласен с </text:span><text:span text:style-name="T2">ними, в том </text:span><text:span text:style-name="T2">числе в части </text:span></text:p>
          </draw:text-box>
        </draw:frame>
        <draw:frame draw:style-name="gr2" draw:text-style-name="P3" draw:layer="layout" svg:width="17.198cm" svg:height="0.433cm" svg:x="1.998cm" svg:y="12.724cm">
          <draw:text-box>
            <text:p text:style-name="P2"><text:span text:style-name="T2">предоставлен</text:span><text:span text:style-name="T2">ия Ресторану </text:span><text:span text:style-name="T2">«Торнадо» </text:span><text:span text:style-name="T2">согласия на </text:span><text:span text:style-name="T2">обработку </text:span><text:span text:style-name="T2">своих </text:span><text:span text:style-name="T2">персональных </text:span><text:span text:style-name="T2">данных на </text:span><text:span text:style-name="T2">условиях,</text:span></text:p>
          </draw:text-box>
        </draw:frame>
        <draw:frame draw:style-name="gr2" draw:text-style-name="P3" draw:layer="layout" svg:width="15.729cm" svg:height="0.433cm" svg:x="1.998cm" svg:y="13.17cm">
          <draw:text-box>
            <text:p text:style-name="P2"><text:span text:style-name="T2">указанных в </text:span><text:span text:style-name="T2">разделе 5 </text:span><text:span text:style-name="T2">настоящего </text:span><text:span text:style-name="T2">Соглашения, </text:span><text:span text:style-name="T2">и в части </text:span><text:span text:style-name="T2">предоставлен</text:span><text:span text:style-name="T2">ия согласия </text:span><text:span text:style-name="T2">Ресторану </text:span></text:p>
          </draw:text-box>
        </draw:frame>
        <draw:frame draw:style-name="gr2" draw:text-style-name="P3" draw:layer="layout" svg:width="2.368cm" svg:height="0.433cm" svg:x="1.998cm" svg:y="13.616cm">
          <draw:text-box>
            <text:p text:style-name="P2"><text:span text:style-name="T2">«Торнадо» на </text:span></text:p>
          </draw:text-box>
        </draw:frame>
        <draw:frame draw:style-name="gr2" draw:text-style-name="P3" draw:layer="layout" svg:width="1.848cm" svg:height="0.433cm" svg:x="4.365cm" svg:y="13.616cm">
          <draw:text-box>
            <text:p text:style-name="P2"><text:span text:style-name="T2">получение </text:span></text:p>
          </draw:text-box>
        </draw:frame>
        <draw:frame draw:style-name="gr2" draw:text-style-name="P3" draw:layer="layout" svg:width="11.284cm" svg:height="0.433cm" svg:x="6.213cm" svg:y="13.616cm">
          <draw:text-box>
            <text:p text:style-name="P2"><text:span text:style-name="T2">e-mail, sms и </text:span><text:span text:style-name="T2">иных видов </text:span><text:span text:style-name="T2">рассылок </text:span><text:span text:style-name="T2">информацион</text:span><text:span text:style-name="T2">ного и </text:span><text:span text:style-name="T2">рекламного</text:span></text:p>
          </draw:text-box>
        </draw:frame>
        <draw:frame draw:style-name="gr2" draw:text-style-name="P3" draw:layer="layout" svg:width="2.169cm" svg:height="0.433cm" svg:x="1.998cm" svg:y="14.062cm">
          <draw:text-box>
            <text:p text:style-name="P2"><text:span text:style-name="T2">содержания. </text:span></text:p>
          </draw:text-box>
        </draw:frame>
        <draw:frame draw:style-name="gr2" draw:text-style-name="P3" draw:layer="layout" svg:width="17.147cm" svg:height="0.433cm" svg:x="1.998cm" svg:y="14.508cm">
          <draw:text-box>
            <text:p text:style-name="P2"><text:span text:style-name="T2">Настоящее </text:span><text:span text:style-name="T2">соглашение </text:span><text:span text:style-name="T2">регулируется </text:span><text:span text:style-name="T2">нормами </text:span><text:span text:style-name="T2">законодательс</text:span><text:span text:style-name="T2">тва РФ. Все </text:span><text:span text:style-name="T2">возможные </text:span><text:span text:style-name="T2">споры по </text:span><text:span text:style-name="T2">поводу </text:span></text:p>
          </draw:text-box>
        </draw:frame>
        <draw:frame draw:style-name="gr2" draw:text-style-name="P3" draw:layer="layout" svg:width="15.128cm" svg:height="0.433cm" svg:x="1.998cm" svg:y="14.954cm">
          <draw:text-box>
            <text:p text:style-name="P2"><text:span text:style-name="T2">Соглашения </text:span><text:span text:style-name="T2">разрешаются </text:span><text:span text:style-name="T2">согласно </text:span><text:span text:style-name="T2">нормам </text:span><text:span text:style-name="T2">действующег</text:span><text:span text:style-name="T2">о российского </text:span><text:span text:style-name="T2">законодательс</text:span><text:span text:style-name="T2">тва. </text:span></text:p>
          </draw:text-box>
        </draw:frame>
        <draw:frame draw:style-name="gr2" draw:text-style-name="P3" draw:layer="layout" svg:width="4.244cm" svg:height="0.433cm" svg:x="1.998cm" svg:y="15.848cm">
          <draw:text-box>
            <text:p text:style-name="P2"><text:span text:style-name="T1">1. Предмет </text:span><text:span text:style-name="T1">Соглашения</text:span></text:p>
          </draw:text-box>
        </draw:frame>
        <draw:frame draw:style-name="gr2" draw:text-style-name="P3" draw:layer="layout" svg:width="16.419cm" svg:height="0.433cm" svg:x="1.998cm" svg:y="16.297cm">
          <draw:text-box>
            <text:p text:style-name="P2"><text:span text:style-name="T2">1.1 Ресторан </text:span><text:span text:style-name="T2">«Торнадо» </text:span><text:span text:style-name="T2">предлагает </text:span><text:span text:style-name="T2">Гостям свои </text:span><text:span text:style-name="T2">услуги по </text:span><text:span text:style-name="T2">доставке </text:span><text:span text:style-name="T2">блюд и </text:span><text:span text:style-name="T2">напитков на </text:span><text:span text:style-name="T2">условиях,</text:span></text:p>
          </draw:text-box>
        </draw:frame>
        <draw:frame draw:style-name="gr2" draw:text-style-name="P3" draw:layer="layout" svg:width="8.346cm" svg:height="0.433cm" svg:x="1.998cm" svg:y="16.742cm">
          <draw:text-box>
            <text:p text:style-name="P2"><text:span text:style-name="T2">являющихся </text:span><text:span text:style-name="T2">предметом </text:span><text:span text:style-name="T2">настоящего </text:span><text:span text:style-name="T2">Соглашения. </text:span></text:p>
          </draw:text-box>
        </draw:frame>
        <draw:frame draw:style-name="gr2" draw:text-style-name="P3" draw:layer="layout" svg:width="17.498cm" svg:height="0.433cm" svg:x="1.998cm" svg:y="17.188cm">
          <draw:text-box>
            <text:p text:style-name="P2"><text:span text:style-name="T2">1.2 </text:span><text:span text:style-name="T2">Соглашение </text:span><text:span text:style-name="T2">может быть </text:span><text:span text:style-name="T2">изменено </text:span><text:span text:style-name="T2">нами без </text:span><text:span text:style-name="T2">какого-либо </text:span><text:span text:style-name="T2">специального </text:span><text:span text:style-name="T2">уведомления, </text:span><text:span text:style-name="T2">новая </text:span><text:span text:style-name="T2">редакция </text:span></text:p>
          </draw:text-box>
        </draw:frame>
        <draw:frame draw:style-name="gr2" draw:text-style-name="P3" draw:layer="layout" svg:width="16.601cm" svg:height="0.433cm" svg:x="1.998cm" svg:y="17.633cm">
          <draw:text-box>
            <text:p text:style-name="P2"><text:span text:style-name="T2">Соглашения </text:span><text:span text:style-name="T2">подлежит </text:span><text:span text:style-name="T2">немедленному </text:span><text:span text:style-name="T2">опубликовани</text:span><text:span text:style-name="T2">ю на Сайте. </text:span><text:span text:style-name="T2">Действующая </text:span><text:span text:style-name="T2">редакция ПС </text:span><text:span text:style-name="T2">всегда </text:span></text:p>
          </draw:text-box>
        </draw:frame>
        <draw:frame draw:style-name="gr2" draw:text-style-name="P3" draw:layer="layout" svg:width="9.176cm" svg:height="0.433cm" svg:x="1.998cm" svg:y="18.079cm">
          <draw:text-box>
            <text:p text:style-name="P2"><text:span text:style-name="T2">находится на </text:span><text:span text:style-name="T2">странице по </text:span><text:span text:style-name="T2">адресу </text:span><text:span text:style-name="T2">http://www.tor</text:span><text:span text:style-name="T2">nado.ru.</text:span></text:p>
          </draw:text-box>
        </draw:frame>
        <draw:frame draw:style-name="gr2" draw:text-style-name="P3" draw:layer="layout" svg:width="3.194cm" svg:height="0.433cm" svg:x="1.998cm" svg:y="18.972cm">
          <draw:text-box>
            <text:p text:style-name="P2"><text:span text:style-name="T1">2. Описание </text:span><text:span text:style-name="T1">услуг</text:span></text:p>
          </draw:text-box>
        </draw:frame>
        <draw:frame draw:style-name="gr2" draw:text-style-name="P3" draw:layer="layout" svg:width="17.206cm" svg:height="0.433cm" svg:x="1.998cm" svg:y="19.417cm">
          <draw:text-box>
            <text:p text:style-name="P2"><text:span text:style-name="T2">2.1 Ресторан </text:span><text:span text:style-name="T2">«Торнадо» </text:span><text:span text:style-name="T2">предлагает </text:span><text:span text:style-name="T2">Гостям </text:span><text:span text:style-name="T2">широкие </text:span><text:span text:style-name="T2">возможности </text:span><text:span text:style-name="T2">для быстрого </text:span><text:span text:style-name="T2">заказа </text:span><text:span text:style-name="T2">готовых блюд </text:span><text:span text:style-name="T2">и</text:span></text:p>
          </draw:text-box>
        </draw:frame>
        <draw:frame draw:style-name="gr2" draw:text-style-name="P3" draw:layer="layout" svg:width="16.161cm" svg:height="0.433cm" svg:x="1.998cm" svg:y="19.863cm">
          <draw:text-box>
            <text:p text:style-name="P2"><text:span text:style-name="T2">напитков для </text:span><text:span text:style-name="T2">доставки, а </text:span><text:span text:style-name="T2">также </text:span><text:span text:style-name="T2">принимает от </text:span><text:span text:style-name="T2">Гостей </text:span><text:span text:style-name="T2">денежные </text:span><text:span text:style-name="T2">средства в </text:span><text:span text:style-name="T2">счет оплаты </text:span><text:span text:style-name="T2">Заказов. <text:s/></text:span></text:p>
          </draw:text-box>
        </draw:frame>
        <draw:frame draw:style-name="gr2" draw:text-style-name="P3" draw:layer="layout" svg:width="0.878cm" svg:height="0.433cm" svg:x="1.998cm" svg:y="20.31cm">
          <draw:text-box>
            <text:p text:style-name="P2"><text:span text:style-name="T2">2 . 2 <text:s/></text:span></text:p>
          </draw:text-box>
        </draw:frame>
        <draw:frame draw:style-name="gr2" draw:text-style-name="P3" draw:layer="layout" svg:width="1.526cm" svg:height="0.433cm" svg:x="2.582cm" svg:y="20.31cm">
          <draw:text-box>
            <text:p text:style-name="P2"><text:span text:style-name="T2">Г о с т ь <text:s/></text:span></text:p>
          </draw:text-box>
        </draw:frame>
        <draw:frame draw:style-name="gr2" draw:text-style-name="P3" draw:layer="layout" svg:width="0.388cm" svg:height="0.433cm" svg:x="3.62cm" svg:y="20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83cm" svg:height="0.433cm" svg:x="3.718cm" svg:y="20.31cm">
          <draw:text-box>
            <text:p text:style-name="P2"><text:span text:style-name="T2">с а м о с т о я </text:span><text:span text:style-name="T2">т е л ь н о <text:s/></text:span></text:p>
          </draw:text-box>
        </draw:frame>
        <draw:frame draw:style-name="gr2" draw:text-style-name="P3" draw:layer="layout" svg:width="2.775cm" svg:height="0.433cm" svg:x="6.437cm" svg:y="20.31cm">
          <draw:text-box>
            <text:p text:style-name="P2"><text:span text:style-name="T2">о ф о р м л я е </text:span><text:span text:style-name="T2">т <text:s/></text:span></text:p>
          </draw:text-box>
        </draw:frame>
        <draw:frame draw:style-name="gr2" draw:text-style-name="P3" draw:layer="layout" svg:width="1.471cm" svg:height="0.433cm" svg:x="8.334cm" svg:y="20.31cm">
          <draw:text-box>
            <text:p text:style-name="P2"><text:span text:style-name="T2">З а к а з <text:s/></text:span></text:p>
          </draw:text-box>
        </draw:frame>
        <draw:frame draw:style-name="gr2" draw:text-style-name="P3" draw:layer="layout" svg:width="1.285cm" svg:height="0.433cm" svg:x="9.316cm" svg:y="20.31cm">
          <draw:text-box>
            <text:p text:style-name="P2"><text:span text:style-name="T2">л и б о <text:s/></text:span></text:p>
          </draw:text-box>
        </draw:frame>
        <draw:frame draw:style-name="gr2" draw:text-style-name="P3" draw:layer="layout" svg:width="0.675cm" svg:height="0.433cm" svg:x="10.209cm" svg:y="20.31cm">
          <draw:text-box>
            <text:p text:style-name="P2"><text:span text:style-name="T2">н а <text:s/></text:span></text:p>
          </draw:text-box>
        </draw:frame>
        <draw:frame draw:style-name="gr2" draw:text-style-name="P3" draw:layer="layout" svg:width="1.763cm" svg:height="0.433cm" svg:x="10.688cm" svg:y="20.31cm">
          <draw:text-box>
            <text:p text:style-name="P2"><text:span text:style-name="T2">С а й т е , <text:s/></text:span></text:p>
          </draw:text-box>
        </draw:frame>
        <draw:frame draw:style-name="gr2" draw:text-style-name="P3" draw:layer="layout" svg:width="1.285cm" svg:height="0.433cm" svg:x="11.866cm" svg:y="20.31cm">
          <draw:text-box>
            <text:p text:style-name="P2"><text:span text:style-name="T2">л и б о <text:s/></text:span></text:p>
          </draw:text-box>
        </draw:frame>
        <draw:frame draw:style-name="gr2" draw:text-style-name="P3" draw:layer="layout" svg:width="0.696cm" svg:height="0.433cm" svg:x="12.759cm" svg:y="20.31cm">
          <draw:text-box>
            <text:p text:style-name="P2"><text:span text:style-name="T2">п о <text:s/></text:span></text:p>
          </draw:text-box>
        </draw:frame>
        <draw:frame draw:style-name="gr2" draw:text-style-name="P3" draw:layer="layout" svg:width="2.44cm" svg:height="0.433cm" svg:x="13.26cm" svg:y="20.31cm">
          <draw:text-box>
            <text:p text:style-name="P2"><text:span text:style-name="T2">т е л е ф о н у <text:s/></text:span></text:p>
          </draw:text-box>
        </draw:frame>
        <draw:frame draw:style-name="gr2" draw:text-style-name="P3" draw:layer="layout" svg:width="3.291cm" svg:height="0.433cm" svg:x="14.918cm" svg:y="20.31cm">
          <draw:text-box>
            <text:p text:style-name="P2"><text:span text:style-name="T2">К о н т а к т н </text:span><text:span text:style-name="T2">о г о <text:s/></text:span></text:p>
          </draw:text-box>
        </draw:frame>
        <draw:frame draw:style-name="gr2" draw:text-style-name="P3" draw:layer="layout" svg:width="1.882cm" svg:height="0.433cm" svg:x="17.138cm" svg:y="20.31cm">
          <draw:text-box>
            <text:p text:style-name="P2"><text:span text:style-name="T2">Ц е н т р а <text:s/></text:span></text:p>
          </draw:text-box>
        </draw:frame>
        <draw:frame draw:style-name="gr2" draw:text-style-name="P3" draw:layer="layout" svg:width="3.664cm" svg:height="0.433cm" svg:x="1.998cm" svg:y="20.756cm">
          <draw:text-box>
            <text:p text:style-name="P2"><text:span text:style-name="T2">Ресторана </text:span><text:span text:style-name="T2">«Торнадо».</text:span></text:p>
          </draw:text-box>
        </draw:frame>
        <draw:frame draw:style-name="gr2" draw:text-style-name="P3" draw:layer="layout" svg:width="10.035cm" svg:height="0.433cm" svg:x="1.998cm" svg:y="21.203cm">
          <draw:text-box>
            <text:p text:style-name="P2"><text:span text:style-name="T2">2.3 Гость <text:s/></text:span><text:span text:style-name="T2">оплачивает </text:span><text:span text:style-name="T2">Заказ одним </text:span><text:span text:style-name="T2">из следующих </text:span><text:span text:style-name="T2">способов: </text:span></text:p>
          </draw:text-box>
        </draw:frame>
        <draw:frame draw:style-name="gr2" draw:text-style-name="P3" draw:layer="layout" svg:width="1.365cm" svg:height="0.433cm" svg:x="1.998cm" svg:y="21.649cm">
          <draw:text-box>
            <text:p text:style-name="P2"><text:span text:style-name="T2">2 . 3 . 1 <text:s/></text:span></text:p>
          </draw:text-box>
        </draw:frame>
        <draw:frame draw:style-name="gr2" draw:text-style-name="P3" draw:layer="layout" svg:width="4.392cm" svg:height="0.433cm" svg:x="2.874cm" svg:y="21.649cm">
          <draw:text-box>
            <text:p text:style-name="P2"><text:span text:style-name="T2">н е п о с р е д </text:span><text:span text:style-name="T2">с т в е н н о <text:s/></text:span></text:p>
          </draw:text-box>
        </draw:frame>
        <draw:frame draw:style-name="gr2" draw:text-style-name="P3" draw:layer="layout" svg:width="1.001cm" svg:height="0.433cm" svg:x="5.806cm" svg:y="21.649cm">
          <draw:text-box>
            <text:p text:style-name="P2"><text:span text:style-name="T2">п р и <text:s/></text:span></text:p>
          </draw:text-box>
        </draw:frame>
        <draw:frame draw:style-name="gr2" draw:text-style-name="P3" draw:layer="layout" svg:width="2.758cm" svg:height="0.433cm" svg:x="6.515cm" svg:y="21.649cm">
          <draw:text-box>
            <text:p text:style-name="P2"><text:span text:style-name="T2">п о л у ч е н и </text:span><text:span text:style-name="T2">и <text:s/></text:span></text:p>
          </draw:text-box>
        </draw:frame>
        <draw:frame draw:style-name="gr2" draw:text-style-name="P3" draw:layer="layout" svg:width="1.7cm" svg:height="0.433cm" svg:x="8.399cm" svg:y="21.649cm">
          <draw:text-box>
            <text:p text:style-name="P2"><text:span text:style-name="T2">з а к а з а <text:s/></text:span></text:p>
          </draw:text-box>
        </draw:frame>
        <draw:frame draw:style-name="gr2" draw:text-style-name="P3" draw:layer="layout" svg:width="0.658cm" svg:height="0.433cm" svg:x="9.512cm" svg:y="21.649cm">
          <draw:text-box>
            <text:p text:style-name="P2"><text:span text:style-name="T2">о т <text:s/></text:span></text:p>
          </draw:text-box>
        </draw:frame>
        <draw:frame draw:style-name="gr2" draw:text-style-name="P3" draw:layer="layout" svg:width="1.979cm" svg:height="0.433cm" svg:x="9.974cm" svg:y="21.649cm">
          <draw:text-box>
            <text:p text:style-name="P2"><text:span text:style-name="T2">с л у ж б ы <text:s/></text:span></text:p>
          </draw:text-box>
        </draw:frame>
        <draw:frame draw:style-name="gr2" draw:text-style-name="P3" draw:layer="layout" svg:width="2.368cm" svg:height="0.433cm" svg:x="11.362cm" svg:y="21.649cm">
          <draw:text-box>
            <text:p text:style-name="P2"><text:span text:style-name="T2">д о с т а в к и <text:s/></text:span></text:p>
          </draw:text-box>
        </draw:frame>
        <draw:frame draw:style-name="gr2" draw:text-style-name="P3" draw:layer="layout" svg:width="2.652cm" svg:height="0.433cm" svg:x="12.95cm" svg:y="21.649cm">
          <draw:text-box>
            <text:p text:style-name="P2"><text:span text:style-name="T2">Р е с т о р а н </text:span><text:span text:style-name="T2">а <text:s/></text:span></text:p>
          </draw:text-box>
        </draw:frame>
        <draw:frame draw:style-name="gr2" draw:text-style-name="P3" draw:layer="layout" svg:width="3.791cm" svg:height="0.433cm" svg:x="14.724cm" svg:y="21.649cm">
          <draw:text-box>
            <text:p text:style-name="P2"><text:span text:style-name="T2">«Торнадо» </text:span><text:span text:style-name="T2">наличными</text:span></text:p>
          </draw:text-box>
        </draw:frame>
        <draw:frame draw:style-name="gr2" draw:text-style-name="P3" draw:layer="layout" svg:width="7.482cm" svg:height="0.433cm" svg:x="1.998cm" svg:y="22.096cm">
          <draw:text-box>
            <text:p text:style-name="P2"><text:span text:style-name="T2">денежными </text:span><text:span text:style-name="T2">средствами, </text:span><text:span text:style-name="T2">банковской </text:span><text:span text:style-name="T2">картой; </text:span></text:p>
          </draw:text-box>
        </draw:frame>
        <draw:frame draw:style-name="gr2" draw:text-style-name="P3" draw:layer="layout" svg:width="15.602cm" svg:height="0.433cm" svg:x="1.998cm" svg:y="22.542cm">
          <draw:text-box>
            <text:p text:style-name="P2"><text:span text:style-name="T2">2.3.2 on-line </text:span><text:span text:style-name="T2">оплата на </text:span><text:span text:style-name="T2">Сайте </text:span><text:span text:style-name="T2">Ресторана </text:span><text:span text:style-name="T2">«Торнадо» </text:span><text:span text:style-name="T2">банковской </text:span><text:span text:style-name="T2">картой </text:span><text:span text:style-name="T2">VISA/MasterC</text:span><text:span text:style-name="T2">ard через</text:span></text:p>
          </draw:text-box>
        </draw:frame>
        <draw:frame draw:style-name="gr2" draw:text-style-name="P3" draw:layer="layout" svg:width="9.425cm" svg:height="0.433cm" svg:x="1.998cm" svg:y="22.989cm">
          <draw:text-box>
            <text:p text:style-name="P2"><text:span text:style-name="T2">платежную </text:span><text:span text:style-name="T2">систему ПАО </text:span><text:span text:style-name="T2">«Альфа-</text:span><text:span text:style-name="T2">Банка», </text:span><text:span text:style-name="T2">«Тинькофф».</text:span><text:span text:style-name="T4"> </text:span></text:p>
          </draw:text-box>
        </draw:frame>
        <draw:frame draw:style-name="gr2" draw:text-style-name="P3" draw:layer="layout" svg:width="0.781cm" svg:height="0.433cm" svg:x="1.998cm" svg:y="24.328cm">
          <draw:text-box>
            <text:p text:style-name="P2"><text:span text:style-name="T2">При </text:span></text:p>
          </draw:text-box>
        </draw:frame>
        <draw:frame draw:style-name="gr2" draw:text-style-name="P3" draw:layer="layout" svg:width="1.306cm" svg:height="0.433cm" svg:x="2.916cm" svg:y="24.328cm">
          <draw:text-box>
            <text:p text:style-name="P2"><text:span text:style-name="T2">выборе </text:span></text:p>
          </draw:text-box>
        </draw:frame>
        <draw:frame draw:style-name="gr2" draw:text-style-name="P3" draw:layer="layout" svg:width="1.209cm" svg:height="0.433cm" svg:x="4.359cm" svg:y="24.328cm">
          <draw:text-box>
            <text:p text:style-name="P2"><text:span text:style-name="T2">on-line </text:span></text:p>
          </draw:text-box>
        </draw:frame>
        <draw:frame draw:style-name="gr2" draw:text-style-name="P3" draw:layer="layout" svg:width="1.302cm" svg:height="0.433cm" svg:x="5.698cm" svg:y="24.328cm">
          <draw:text-box>
            <text:p text:style-name="P2"><text:span text:style-name="T2">оплаты </text:span></text:p>
          </draw:text-box>
        </draw:frame>
        <draw:frame draw:style-name="gr2" draw:text-style-name="P3" draw:layer="layout" svg:width="1.043cm" svg:height="0.433cm" svg:x="7.133cm" svg:y="24.328cm">
          <draw:text-box>
            <text:p text:style-name="P2"><text:span text:style-name="T2">после </text:span></text:p>
          </draw:text-box>
        </draw:frame>
        <draw:frame draw:style-name="gr2" draw:text-style-name="P3" draw:layer="layout" svg:width="2.144cm" svg:height="0.433cm" svg:x="8.313cm" svg:y="24.328cm">
          <draw:text-box>
            <text:p text:style-name="P2"><text:span text:style-name="T2">оформления </text:span></text:p>
          </draw:text-box>
        </draw:frame>
        <draw:frame draw:style-name="gr2" draw:text-style-name="P3" draw:layer="layout" svg:width="1.158cm" svg:height="0.433cm" svg:x="10.589cm" svg:y="24.328cm">
          <draw:text-box>
            <text:p text:style-name="P2"><text:span text:style-name="T2">Заказа </text:span></text:p>
          </draw:text-box>
        </draw:frame>
        <draw:frame draw:style-name="gr2" draw:text-style-name="P3" draw:layer="layout" svg:width="1.975cm" svg:height="0.433cm" svg:x="11.885cm" svg:y="24.328cm">
          <draw:text-box>
            <text:p text:style-name="P2"><text:span text:style-name="T2">Гостьбудет </text:span></text:p>
          </draw:text-box>
        </draw:frame>
        <draw:frame draw:style-name="gr2" draw:text-style-name="P3" draw:layer="layout" svg:width="2.563cm" svg:height="0.433cm" svg:x="13.989cm" svg:y="24.328cm">
          <draw:text-box>
            <text:p text:style-name="P2"><text:span text:style-name="T2">перенаправле</text:span><text:span text:style-name="T2">н </text:span></text:p>
          </draw:text-box>
        </draw:frame>
        <draw:frame draw:style-name="gr2" draw:text-style-name="P3" draw:layer="layout" svg:width="0.48cm" svg:height="0.433cm" svg:x="16.685cm" svg:y="24.328cm">
          <draw:text-box>
            <text:p text:style-name="P2"><text:span text:style-name="T2">на </text:span></text:p>
          </draw:text-box>
        </draw:frame>
        <draw:frame draw:style-name="gr2" draw:text-style-name="P3" draw:layer="layout" svg:width="2.309cm" svg:height="0.433cm" svg:x="17.303cm" svg:y="24.328cm">
          <draw:text-box>
            <text:p text:style-name="P2"><text:span text:style-name="T2">защищенную </text:span></text:p>
          </draw:text-box>
        </draw:frame>
        <draw:frame draw:style-name="gr2" draw:text-style-name="P3" draw:layer="layout" svg:width="1.983cm" svg:height="0.433cm" svg:x="1.998cm" svg:y="24.773cm">
          <draw:text-box>
            <text:p text:style-name="P2"><text:span text:style-name="T2">платежную </text:span></text:p>
          </draw:text-box>
        </draw:frame>
        <draw:frame draw:style-name="gr2" draw:text-style-name="P3" draw:layer="layout" svg:width="2.563cm" svg:height="0.433cm" svg:x="4.203cm" svg:y="24.773cm">
          <draw:text-box>
            <text:p text:style-name="P2"><text:span text:style-name="T2">страницу </text:span><text:span text:style-name="T2">ПАО </text:span></text:p>
          </draw:text-box>
        </draw:frame>
        <draw:frame draw:style-name="gr2" draw:text-style-name="P3" draw:layer="layout" svg:width="4.705cm" svg:height="0.433cm" svg:x="6.989cm" svg:y="24.773cm">
          <draw:text-box>
            <text:p text:style-name="P2"><text:span text:style-name="T2">«Альфа-</text:span><text:span text:style-name="T2">Банк»,«Тиньк</text:span><text:span text:style-name="T2">офф» </text:span></text:p>
          </draw:text-box>
        </draw:frame>
        <draw:frame draw:style-name="gr2" draw:text-style-name="P3" draw:layer="layout" svg:width="0.633cm" svg:height="0.433cm" svg:x="11.894cm" svg:y="24.773cm">
          <draw:text-box>
            <text:p text:style-name="P2"><text:span text:style-name="T2">где </text:span></text:p>
          </draw:text-box>
        </draw:frame>
        <draw:frame draw:style-name="gr2" draw:text-style-name="P3" draw:layer="layout" svg:width="0.713cm" svg:height="0.433cm" svg:x="12.752cm" svg:y="24.773cm">
          <draw:text-box>
            <text:p text:style-name="P2"><text:span text:style-name="T2">ему </text:span></text:p>
          </draw:text-box>
        </draw:frame>
        <draw:frame draw:style-name="gr2" draw:text-style-name="P3" draw:layer="layout" svg:width="2.11cm" svg:height="0.433cm" svg:x="13.687cm" svg:y="24.773cm">
          <draw:text-box>
            <text:p text:style-name="P2"><text:span text:style-name="T2">необходимо </text:span></text:p>
          </draw:text-box>
        </draw:frame>
        <draw:frame draw:style-name="gr2" draw:text-style-name="P3" draw:layer="layout" svg:width="1.187cm" svg:height="0.433cm" svg:x="16.02cm" svg:y="24.773cm">
          <draw:text-box>
            <text:p text:style-name="P2"><text:span text:style-name="T2">ввести </text:span></text:p>
          </draw:text-box>
        </draw:frame>
        <draw:frame draw:style-name="gr2" draw:text-style-name="P3" draw:layer="layout" svg:width="1.323cm" svg:height="0.433cm" svg:x="17.432cm" svg:y="24.773cm">
          <draw:text-box>
            <text:p text:style-name="P2"><text:span text:style-name="T2">данные </text:span></text:p>
          </draw:text-box>
        </draw:frame>
        <draw:frame draw:style-name="gr2" draw:text-style-name="P3" draw:layer="layout" svg:width="0.629cm" svg:height="0.433cm" svg:x="18.973cm" svg:y="24.773cm">
          <draw:text-box>
            <text:p text:style-name="P2"><text:span text:style-name="T2">его </text:span></text:p>
          </draw:text-box>
        </draw:frame>
        <draw:frame draw:style-name="gr2" draw:text-style-name="P3" draw:layer="layout" svg:width="17.342cm" svg:height="0.433cm" svg:x="1.998cm" svg:y="25.222cm">
          <draw:text-box>
            <text:p text:style-name="P2"><text:span text:style-name="T2">банковской </text:span><text:span text:style-name="T2">карты. Если </text:span><text:span text:style-name="T2">Банк <text:s/>Гостя </text:span><text:span text:style-name="T2">поддерживает </text:span><text:span text:style-name="T2">данную </text:span><text:span text:style-name="T2">технологию, <text:s/></text:span><text:span text:style-name="T2">Гость будет </text:span><text:span text:style-name="T2">перенаправле</text:span><text:span text:style-name="T2">н на </text:span></text:p>
          </draw:text-box>
        </draw:frame>
        <draw:frame draw:style-name="gr2" draw:text-style-name="P3" draw:layer="layout" svg:width="17.947cm" svg:height="0.433cm" svg:x="1.998cm" svg:y="25.666cm">
          <draw:text-box>
            <text:p text:style-name="P2"><text:span text:style-name="T2">его <text:s/>сервер <text:s/></text:span><text:span text:style-name="T2">для <text:s/></text:span><text:span text:style-name="T2">дополнительн</text:span><text:span text:style-name="T2">ой <text:s/></text:span><text:span text:style-name="T2">идентификаци</text:span><text:span text:style-name="T2">и. <text:s/></text:span><text:span text:style-name="T2">Информацию <text:s/></text:span><text:span text:style-name="T2">о <text:s/>правилах <text:s/>и </text:span><text:span text:style-name="T2"><text:s/>методах <text:s/></text:span><text:span text:style-name="T2">дополнительн</text:span><text:span text:style-name="T2">ой </text:span></text:p>
          </draw:text-box>
        </draw:frame>
        <draw:frame draw:style-name="gr2" draw:text-style-name="P3" draw:layer="layout" svg:width="13.612cm" svg:height="0.433cm" svg:x="1.998cm" svg:y="26.115cm">
          <draw:text-box>
            <text:p text:style-name="P2"><text:span text:style-name="T2">идентификаци</text:span><text:span text:style-name="T2">и Гость </text:span><text:span text:style-name="T2">может </text:span><text:span text:style-name="T2">уточнить в </text:span><text:span text:style-name="T2">Банке, </text:span><text:span text:style-name="T2">выдавшем его </text:span><text:span text:style-name="T2">банковскую </text:span><text:span text:style-name="T2">карту. </text:span></text:p>
          </draw:text-box>
        </draw:frame>
      </draw:page>
      <draw:page draw:name="page2" draw:style-name="dp1" draw:master-page-name="master-page26">
        <draw:frame draw:style-name="gr2" draw:text-style-name="P3" draw:layer="layout" svg:width="2.322cm" svg:height="0.433cm" svg:x="1.998cm" svg:y="2.011cm">
          <draw:text-box>
            <text:p text:style-name="P2"><text:span text:style-name="T2">Безопасность </text:span></text:p>
          </draw:text-box>
        </draw:frame>
        <draw:frame draw:style-name="gr2" draw:text-style-name="P3" draw:layer="layout" svg:width="1.822cm" svg:height="0.433cm" svg:x="4.474cm" svg:y="2.011cm">
          <draw:text-box>
            <text:p text:style-name="P2"><text:span text:style-name="T2">обработки </text:span></text:p>
          </draw:text-box>
        </draw:frame>
        <draw:frame draw:style-name="gr2" draw:text-style-name="P3" draw:layer="layout" svg:width="3.376cm" svg:height="0.433cm" svg:x="6.442cm" svg:y="2.011cm">
          <draw:text-box>
            <text:p text:style-name="P2"><text:span text:style-name="T2">Интернет-</text:span><text:span text:style-name="T2">платежей </text:span></text:p>
          </draw:text-box>
        </draw:frame>
        <draw:frame draw:style-name="gr2" draw:text-style-name="P3" draw:layer="layout" svg:width="2.119cm" svg:height="0.433cm" svg:x="9.97cm" svg:y="2.011cm">
          <draw:text-box>
            <text:p text:style-name="P2"><text:span text:style-name="T2">гарантирует </text:span></text:p>
          </draw:text-box>
        </draw:frame>
        <draw:frame draw:style-name="gr2" draw:text-style-name="P3" draw:layer="layout" svg:width="0.938cm" svg:height="0.433cm" svg:x="12.237cm" svg:y="2.011cm">
          <draw:text-box>
            <text:p text:style-name="P2"><text:span text:style-name="T2">ПАО </text:span></text:p>
          </draw:text-box>
        </draw:frame>
        <draw:frame draw:style-name="gr2" draw:text-style-name="P3" draw:layer="layout" svg:width="2.495cm" svg:height="0.433cm" svg:x="13.337cm" svg:y="2.011cm">
          <draw:text-box>
            <text:p text:style-name="P2"><text:span text:style-name="T2">«Альфа-Банк» </text:span></text:p>
          </draw:text-box>
        </draw:frame>
        <draw:frame draw:style-name="gr2" draw:text-style-name="P3" draw:layer="layout" svg:width="0.388cm" svg:height="0.433cm" svg:x="15.976cm" svg:y="2.011cm">
          <draw:text-box>
            <text:p text:style-name="P2"><text:span text:style-name="T2">и </text:span></text:p>
          </draw:text-box>
        </draw:frame>
        <draw:frame draw:style-name="gr2" draw:text-style-name="P3" draw:layer="layout" svg:width="2.309cm" svg:height="0.433cm" svg:x="16.446cm" svg:y="2.011cm">
          <draw:text-box>
            <text:p text:style-name="P2"><text:span text:style-name="T2">«Тинькофф»</text:span><text:span text:style-name="T5">. </text:span></text:p>
          </draw:text-box>
        </draw:frame>
        <draw:frame draw:style-name="gr2" draw:text-style-name="P3" draw:layer="layout" svg:width="0.705cm" svg:height="0.433cm" svg:x="18.901cm" svg:y="2.011cm">
          <draw:text-box>
            <text:p text:style-name="P2"><text:span text:style-name="T2">Все </text:span></text:p>
          </draw:text-box>
        </draw:frame>
        <draw:frame draw:style-name="gr2" draw:text-style-name="P3" draw:layer="layout" svg:width="1.666cm" svg:height="0.433cm" svg:x="1.998cm" svg:y="2.46cm">
          <draw:text-box>
            <text:p text:style-name="P2"><text:span text:style-name="T2">операции </text:span></text:p>
          </draw:text-box>
        </draw:frame>
        <draw:frame draw:style-name="gr2" draw:text-style-name="P3" draw:layer="layout" svg:width="0.388cm" svg:height="0.433cm" svg:x="3.856cm" svg:y="2.46cm">
          <draw:text-box>
            <text:p text:style-name="P2"><text:span text:style-name="T2">с </text:span></text:p>
          </draw:text-box>
        </draw:frame>
        <draw:frame draw:style-name="gr2" draw:text-style-name="P3" draw:layer="layout" svg:width="2.212cm" svg:height="0.433cm" svg:x="4.322cm" svg:y="2.46cm">
          <draw:text-box>
            <text:p text:style-name="P2"><text:span text:style-name="T2">платежными </text:span></text:p>
          </draw:text-box>
        </draw:frame>
        <draw:frame draw:style-name="gr2" draw:text-style-name="P3" draw:layer="layout" svg:width="1.454cm" svg:height="0.433cm" svg:x="6.72cm" svg:y="2.46cm">
          <draw:text-box>
            <text:p text:style-name="P2"><text:span text:style-name="T2">картами </text:span></text:p>
          </draw:text-box>
        </draw:frame>
        <draw:frame draw:style-name="gr2" draw:text-style-name="P3" draw:layer="layout" svg:width="2.013cm" svg:height="0.433cm" svg:x="8.366cm" svg:y="2.46cm">
          <draw:text-box>
            <text:p text:style-name="P2"><text:span text:style-name="T2">происходят </text:span></text:p>
          </draw:text-box>
        </draw:frame>
        <draw:frame draw:style-name="gr2" draw:text-style-name="P3" draw:layer="layout" svg:width="0.388cm" svg:height="0.433cm" svg:x="10.563cm" svg:y="2.46cm">
          <draw:text-box>
            <text:p text:style-name="P2"><text:span text:style-name="T2">в </text:span></text:p>
          </draw:text-box>
        </draw:frame>
        <draw:frame draw:style-name="gr2" draw:text-style-name="P3" draw:layer="layout" svg:width="2.296cm" svg:height="0.433cm" svg:x="11.036cm" svg:y="2.46cm">
          <draw:text-box>
            <text:p text:style-name="P2"><text:span text:style-name="T2">соответствии </text:span></text:p>
          </draw:text-box>
        </draw:frame>
        <draw:frame draw:style-name="gr2" draw:text-style-name="P3" draw:layer="layout" svg:width="0.388cm" svg:height="0.433cm" svg:x="13.525cm" svg:y="2.46cm">
          <draw:text-box>
            <text:p text:style-name="P2"><text:span text:style-name="T2">с </text:span></text:p>
          </draw:text-box>
        </draw:frame>
        <draw:frame draw:style-name="gr2" draw:text-style-name="P3" draw:layer="layout" svg:width="5.632cm" svg:height="0.433cm" svg:x="13.99cm" svg:y="2.46cm">
          <draw:text-box>
            <text:p text:style-name="P2"><text:span text:style-name="T2">требованиями </text:span><text:span text:style-name="T2">VISA </text:span><text:span text:style-name="T2">International, </text:span></text:p>
          </draw:text-box>
        </draw:frame>
        <draw:frame draw:style-name="gr2" draw:text-style-name="P3" draw:layer="layout" svg:width="1.945cm" svg:height="0.433cm" svg:x="1.998cm" svg:y="2.905cm">
          <draw:text-box>
            <text:p text:style-name="P2"><text:span text:style-name="T2">MasterCard </text:span></text:p>
          </draw:text-box>
        </draw:frame>
        <draw:frame draw:style-name="gr2" draw:text-style-name="P3" draw:layer="layout" svg:width="0.388cm" svg:height="0.433cm" svg:x="4.126cm" svg:y="2.905cm">
          <draw:text-box>
            <text:p text:style-name="P2"><text:span text:style-name="T2">и </text:span></text:p>
          </draw:text-box>
        </draw:frame>
        <draw:frame draw:style-name="gr2" draw:text-style-name="P3" draw:layer="layout" svg:width="1.251cm" svg:height="0.433cm" svg:x="4.621cm" svg:y="2.905cm">
          <draw:text-box>
            <text:p text:style-name="P2"><text:span text:style-name="T2">других </text:span></text:p>
          </draw:text-box>
        </draw:frame>
        <draw:frame draw:style-name="gr2" draw:text-style-name="P3" draw:layer="layout" svg:width="1.954cm" svg:height="0.433cm" svg:x="6.059cm" svg:y="2.905cm">
          <draw:text-box>
            <text:p text:style-name="P2"><text:span text:style-name="T2">платежных </text:span></text:p>
          </draw:text-box>
        </draw:frame>
        <draw:frame draw:style-name="gr2" draw:text-style-name="P3" draw:layer="layout" svg:width="1.34cm" svg:height="0.433cm" svg:x="8.201cm" svg:y="2.905cm">
          <draw:text-box>
            <text:p text:style-name="P2"><text:span text:style-name="T2">систем. </text:span></text:p>
          </draw:text-box>
        </draw:frame>
        <draw:frame draw:style-name="gr2" draw:text-style-name="P3" draw:layer="layout" svg:width="0.781cm" svg:height="0.433cm" svg:x="9.729cm" svg:y="2.905cm">
          <draw:text-box>
            <text:p text:style-name="P2"><text:span text:style-name="T2">При </text:span></text:p>
          </draw:text-box>
        </draw:frame>
        <draw:frame draw:style-name="gr2" draw:text-style-name="P3" draw:layer="layout" svg:width="1.59cm" svg:height="0.433cm" svg:x="10.698cm" svg:y="2.905cm">
          <draw:text-box>
            <text:p text:style-name="P2"><text:span text:style-name="T2">передаче </text:span></text:p>
          </draw:text-box>
        </draw:frame>
        <draw:frame draw:style-name="gr2" draw:text-style-name="P3" draw:layer="layout" svg:width="2.199cm" svg:height="0.433cm" svg:x="12.475cm" svg:y="2.905cm">
          <draw:text-box>
            <text:p text:style-name="P2"><text:span text:style-name="T2">информации </text:span></text:p>
          </draw:text-box>
        </draw:frame>
        <draw:frame draw:style-name="gr2" draw:text-style-name="P3" draw:layer="layout" svg:width="2.296cm" svg:height="0.433cm" svg:x="14.858cm" svg:y="2.905cm">
          <draw:text-box>
            <text:p text:style-name="P2"><text:span text:style-name="T2">используется </text:span></text:p>
          </draw:text-box>
        </draw:frame>
        <draw:frame draw:style-name="gr2" draw:text-style-name="P3" draw:layer="layout" svg:width="2.258cm" svg:height="0.433cm" svg:x="17.342cm" svg:y="2.905cm">
          <draw:text-box>
            <text:p text:style-name="P2"><text:span text:style-name="T2">специальные </text:span></text:p>
          </draw:text-box>
        </draw:frame>
        <draw:frame draw:style-name="gr2" draw:text-style-name="P3" draw:layer="layout" svg:width="2.004cm" svg:height="0.433cm" svg:x="1.998cm" svg:y="3.354cm">
          <draw:text-box>
            <text:p text:style-name="P2"><text:span text:style-name="T2">технологии </text:span></text:p>
          </draw:text-box>
        </draw:frame>
        <draw:frame draw:style-name="gr2" draw:text-style-name="P3" draw:layer="layout" svg:width="2.326cm" svg:height="0.433cm" svg:x="4.174cm" svg:y="3.354cm">
          <draw:text-box>
            <text:p text:style-name="P2"><text:span text:style-name="T2">безопасности </text:span></text:p>
          </draw:text-box>
        </draw:frame>
        <draw:frame draw:style-name="gr2" draw:text-style-name="P3" draw:layer="layout" svg:width="1.882cm" svg:height="0.433cm" svg:x="6.658cm" svg:y="3.354cm">
          <draw:text-box>
            <text:p text:style-name="P2"><text:span text:style-name="T2">карточных </text:span></text:p>
          </draw:text-box>
        </draw:frame>
        <draw:frame draw:style-name="gr2" draw:text-style-name="P3" draw:layer="layout" svg:width="3.084cm" svg:height="0.433cm" svg:x="8.71cm" svg:y="3.354cm">
          <draw:text-box>
            <text:p text:style-name="P2"><text:span text:style-name="T2">онлайн-</text:span><text:span text:style-name="T2">платежей, </text:span></text:p>
          </draw:text-box>
        </draw:frame>
        <draw:frame draw:style-name="gr2" draw:text-style-name="P3" draw:layer="layout" svg:width="1.788cm" svg:height="0.433cm" svg:x="11.956cm" svg:y="3.354cm">
          <draw:text-box>
            <text:p text:style-name="P2"><text:span text:style-name="T2">обработка </text:span></text:p>
          </draw:text-box>
        </draw:frame>
        <draw:frame draw:style-name="gr2" draw:text-style-name="P3" draw:layer="layout" svg:width="1.344cm" svg:height="0.433cm" svg:x="13.907cm" svg:y="3.354cm">
          <draw:text-box>
            <text:p text:style-name="P2"><text:span text:style-name="T2">данных </text:span></text:p>
          </draw:text-box>
        </draw:frame>
        <draw:frame draw:style-name="gr2" draw:text-style-name="P3" draw:layer="layout" svg:width="1.348cm" svg:height="0.433cm" svg:x="15.418cm" svg:y="3.354cm">
          <draw:text-box>
            <text:p text:style-name="P2"><text:span text:style-name="T2">ведется </text:span></text:p>
          </draw:text-box>
        </draw:frame>
        <draw:frame draw:style-name="gr2" draw:text-style-name="P3" draw:layer="layout" svg:width="0.48cm" svg:height="0.433cm" svg:x="16.937cm" svg:y="3.354cm">
          <draw:text-box>
            <text:p text:style-name="P2"><text:span text:style-name="T2">на </text:span></text:p>
          </draw:text-box>
        </draw:frame>
        <draw:frame draw:style-name="gr2" draw:text-style-name="P3" draw:layer="layout" svg:width="2.021cm" svg:height="0.433cm" svg:x="17.584cm" svg:y="3.354cm">
          <draw:text-box>
            <text:p text:style-name="P2"><text:span text:style-name="T2">безопасном </text:span></text:p>
          </draw:text-box>
        </draw:frame>
        <draw:frame draw:style-name="gr2" draw:text-style-name="P3" draw:layer="layout" svg:width="9.806cm" svg:height="0.433cm" svg:x="1.998cm" svg:y="3.798cm">
          <draw:text-box>
            <text:p text:style-name="P2"><text:span text:style-name="T2">высокотехнол</text:span><text:span text:style-name="T2">огичном </text:span><text:span text:style-name="T2">сервере </text:span><text:span text:style-name="T2">процессингов</text:span><text:span text:style-name="T2">ой компании. </text:span></text:p>
          </draw:text-box>
        </draw:frame>
        <draw:frame draw:style-name="gr2" draw:text-style-name="P3" draw:layer="layout" svg:width="7.021cm" svg:height="0.433cm" svg:x="1.998cm" svg:y="4.691cm">
          <draw:text-box>
            <text:p text:style-name="P2"><text:span text:style-name="T2">2.4 Случаи </text:span><text:span text:style-name="T2">отказа в </text:span><text:span text:style-name="T2">совершении </text:span><text:span text:style-name="T2">платежа: </text:span></text:p>
          </draw:text-box>
        </draw:frame>
        <draw:frame draw:style-name="gr2" draw:text-style-name="P3" draw:layer="layout" svg:width="2.288cm" svg:height="0.433cm" svg:x="1.998cm" svg:y="5.137cm">
          <draw:text-box>
            <text:p text:style-name="P2"><text:span text:style-name="T2">- <text:s/>банковская </text:span></text:p>
          </draw:text-box>
        </draw:frame>
        <draw:frame draw:style-name="gr2" draw:text-style-name="P3" draw:layer="layout" svg:width="1.001cm" svg:height="0.433cm" svg:x="4.301cm" svg:y="5.137cm">
          <draw:text-box>
            <text:p text:style-name="P2"><text:span text:style-name="T2">карта </text:span></text:p>
          </draw:text-box>
        </draw:frame>
        <draw:frame draw:style-name="gr2" draw:text-style-name="P3" draw:layer="layout" svg:width="0.48cm" svg:height="0.433cm" svg:x="5.354cm" svg:y="5.137cm">
          <draw:text-box>
            <text:p text:style-name="P2"><text:span text:style-name="T2">не </text:span></text:p>
          </draw:text-box>
        </draw:frame>
        <draw:frame draw:style-name="gr2" draw:text-style-name="P3" draw:layer="layout" svg:width="2.538cm" svg:height="0.433cm" svg:x="5.891cm" svg:y="5.137cm">
          <draw:text-box>
            <text:p text:style-name="P2"><text:span text:style-name="T2">предназначен</text:span><text:span text:style-name="T2">а </text:span></text:p>
          </draw:text-box>
        </draw:frame>
        <draw:frame draw:style-name="gr2" draw:text-style-name="P3" draw:layer="layout" svg:width="0.671cm" svg:height="0.433cm" svg:x="8.481cm" svg:y="5.137cm">
          <draw:text-box>
            <text:p text:style-name="P2"><text:span text:style-name="T2">для </text:span></text:p>
          </draw:text-box>
        </draw:frame>
        <draw:frame draw:style-name="gr2" draw:text-style-name="P3" draw:layer="layout" svg:width="3.85cm" svg:height="0.433cm" svg:x="9.205cm" svg:y="5.137cm">
          <draw:text-box>
            <text:p text:style-name="P2"><text:span text:style-name="T2">совершения <text:s/></text:span><text:span text:style-name="T2">платежей </text:span></text:p>
          </draw:text-box>
        </draw:frame>
        <draw:frame draw:style-name="gr2" draw:text-style-name="P3" draw:layer="layout" svg:width="0.988cm" svg:height="0.433cm" svg:x="13.064cm" svg:y="5.137cm">
          <draw:text-box>
            <text:p text:style-name="P2"><text:span text:style-name="T2">через </text:span></text:p>
          </draw:text-box>
        </draw:frame>
        <draw:frame draw:style-name="gr2" draw:text-style-name="P3" draw:layer="layout" svg:width="1.772cm" svg:height="0.433cm" svg:x="14.105cm" svg:y="5.137cm">
          <draw:text-box>
            <text:p text:style-name="P2"><text:span text:style-name="T2">Интернет, </text:span></text:p>
          </draw:text-box>
        </draw:frame>
        <draw:frame draw:style-name="gr2" draw:text-style-name="P3" draw:layer="layout" svg:width="0.388cm" svg:height="0.433cm" svg:x="15.933cm" svg:y="5.137cm">
          <draw:text-box>
            <text:p text:style-name="P2"><text:span text:style-name="T2">о </text:span></text:p>
          </draw:text-box>
        </draw:frame>
        <draw:frame draw:style-name="gr2" draw:text-style-name="P3" draw:layer="layout" svg:width="0.713cm" svg:height="0.433cm" svg:x="16.284cm" svg:y="5.137cm">
          <draw:text-box>
            <text:p text:style-name="P2"><text:span text:style-name="T2">чем </text:span></text:p>
          </draw:text-box>
        </draw:frame>
        <draw:frame draw:style-name="gr2" draw:text-style-name="P3" draw:layer="layout" svg:width="1.213cm" svg:height="0.433cm" svg:x="17.054cm" svg:y="5.137cm">
          <draw:text-box>
            <text:p text:style-name="P2"><text:span text:style-name="T2">можно </text:span></text:p>
          </draw:text-box>
        </draw:frame>
        <draw:frame draw:style-name="gr2" draw:text-style-name="P3" draw:layer="layout" svg:width="1.272cm" svg:height="0.433cm" svg:x="18.324cm" svg:y="5.137cm">
          <draw:text-box>
            <text:p text:style-name="P2"><text:span text:style-name="T2">узнать, </text:span></text:p>
          </draw:text-box>
        </draw:frame>
        <draw:frame draw:style-name="gr2" draw:text-style-name="P3" draw:layer="layout" svg:width="4.168cm" svg:height="0.433cm" svg:x="1.998cm" svg:y="5.584cm">
          <draw:text-box>
            <text:p text:style-name="P2"><text:span text:style-name="T2">осведомивши</text:span><text:span text:style-name="T2">сь в Банке; </text:span></text:p>
          </draw:text-box>
        </draw:frame>
        <draw:frame draw:style-name="gr2" draw:text-style-name="P3" draw:layer="layout" svg:width="2.58cm" svg:height="0.433cm" svg:x="1.998cm" svg:y="6.03cm">
          <draw:text-box>
            <text:p text:style-name="P2"><text:span text:style-name="T2">- </text:span><text:span text:style-name="T2">недостаточно </text:span></text:p>
          </draw:text-box>
        </draw:frame>
        <draw:frame draw:style-name="gr2" draw:text-style-name="P3" draw:layer="layout" svg:width="2.034cm" svg:height="0.433cm" svg:x="4.666cm" svg:y="6.03cm">
          <draw:text-box>
            <text:p text:style-name="P2"><text:span text:style-name="T2">средств для </text:span></text:p>
          </draw:text-box>
        </draw:frame>
        <draw:frame draw:style-name="gr2" draw:text-style-name="P3" draw:layer="layout" svg:width="1.302cm" svg:height="0.433cm" svg:x="6.781cm" svg:y="6.03cm">
          <draw:text-box>
            <text:p text:style-name="P2"><text:span text:style-name="T2">оплаты </text:span></text:p>
          </draw:text-box>
        </draw:frame>
        <draw:frame draw:style-name="gr2" draw:text-style-name="P3" draw:layer="layout" svg:width="0.48cm" svg:height="0.433cm" svg:x="8.127cm" svg:y="6.03cm">
          <draw:text-box>
            <text:p text:style-name="P2"><text:span text:style-name="T2">на </text:span></text:p>
          </draw:text-box>
        </draw:frame>
        <draw:frame draw:style-name="gr2" draw:text-style-name="P3" draw:layer="layout" svg:width="3.109cm" svg:height="0.433cm" svg:x="8.652cm" svg:y="6.03cm">
          <draw:text-box>
            <text:p text:style-name="P2"><text:span text:style-name="T2">банковской </text:span><text:span text:style-name="T2">карте. </text:span></text:p>
          </draw:text-box>
        </draw:frame>
        <draw:frame draw:style-name="gr2" draw:text-style-name="P3" draw:layer="layout" svg:width="1.915cm" svg:height="0.433cm" svg:x="11.842cm" svg:y="6.03cm">
          <draw:text-box>
            <text:p text:style-name="P2"><text:span text:style-name="T2">Подробнее </text:span></text:p>
          </draw:text-box>
        </draw:frame>
        <draw:frame draw:style-name="gr2" draw:text-style-name="P3" draw:layer="layout" svg:width="0.388cm" svg:height="0.433cm" svg:x="13.793cm" svg:y="6.03cm">
          <draw:text-box>
            <text:p text:style-name="P2"><text:span text:style-name="T2">о </text:span></text:p>
          </draw:text-box>
        </draw:frame>
        <draw:frame draw:style-name="gr2" draw:text-style-name="P3" draw:layer="layout" svg:width="3.334cm" svg:height="0.433cm" svg:x="14.131cm" svg:y="6.03cm">
          <draw:text-box>
            <text:p text:style-name="P2"><text:span text:style-name="T2">наличии </text:span><text:span text:style-name="T2">средств на </text:span></text:p>
          </draw:text-box>
        </draw:frame>
        <draw:frame draw:style-name="gr2" draw:text-style-name="P3" draw:layer="layout" svg:width="2.013cm" svg:height="0.433cm" svg:x="17.597cm" svg:y="6.03cm">
          <draw:text-box>
            <text:p text:style-name="P2"><text:span text:style-name="T2">банковской </text:span></text:p>
          </draw:text-box>
        </draw:frame>
        <draw:frame draw:style-name="gr2" draw:text-style-name="P3" draw:layer="layout" svg:width="13.599cm" svg:height="0.433cm" svg:x="1.998cm" svg:y="6.476cm">
          <draw:text-box>
            <text:p text:style-name="P2"><text:span text:style-name="T2">карте Гость </text:span><text:span text:style-name="T2">может узнать, </text:span><text:span text:style-name="T2">обратившись </text:span><text:span text:style-name="T2">в банк, </text:span><text:span text:style-name="T2">выпустивший </text:span><text:span text:style-name="T2">банковскую </text:span><text:span text:style-name="T2">карту; </text:span></text:p>
          </draw:text-box>
        </draw:frame>
        <draw:frame draw:style-name="gr2" draw:text-style-name="P3" draw:layer="layout" svg:width="7.669cm" svg:height="0.433cm" svg:x="1.998cm" svg:y="6.922cm">
          <draw:text-box>
            <text:p text:style-name="P2"><text:span text:style-name="T2">- данные </text:span><text:span text:style-name="T2">банковской </text:span><text:span text:style-name="T2">карты </text:span><text:span text:style-name="T2">введены </text:span><text:span text:style-name="T2">неверно; </text:span></text:p>
          </draw:text-box>
        </draw:frame>
        <draw:frame draw:style-name="gr2" draw:text-style-name="P3" draw:layer="layout" svg:width="17.617cm" svg:height="0.433cm" svg:x="1.998cm" svg:y="7.368cm">
          <draw:text-box>
            <text:p text:style-name="P2"><text:span text:style-name="T2">- истек <text:s/>срок </text:span><text:span text:style-name="T2">действия </text:span><text:span text:style-name="T2">банковской </text:span><text:span text:style-name="T2">карты. <text:s/>Срок </text:span><text:span text:style-name="T2">действия </text:span><text:span text:style-name="T2">карты, как </text:span><text:span text:style-name="T2">правило, <text:s/></text:span><text:span text:style-name="T2">указан на </text:span><text:span text:style-name="T2">лицевой </text:span><text:span text:style-name="T2">стороне </text:span></text:p>
          </draw:text-box>
        </draw:frame>
        <draw:frame draw:style-name="gr2" draw:text-style-name="P3" draw:layer="layout" svg:width="1.945cm" svg:height="0.433cm" svg:x="1.998cm" svg:y="7.814cm">
          <draw:text-box>
            <text:p text:style-name="P2"><text:span text:style-name="T2">карты <text:s/>(это </text:span></text:p>
          </draw:text-box>
        </draw:frame>
        <draw:frame draw:style-name="gr2" draw:text-style-name="P3" draw:layer="layout" svg:width="1.479cm" svg:height="0.433cm" svg:x="3.948cm" svg:y="7.814cm">
          <draw:text-box>
            <text:p text:style-name="P2"><text:span text:style-name="T2">месяц <text:s/>и </text:span></text:p>
          </draw:text-box>
        </draw:frame>
        <draw:frame draw:style-name="gr2" draw:text-style-name="P3" draw:layer="layout" svg:width="1.242cm" svg:height="0.433cm" svg:x="5.428cm" svg:y="7.814cm">
          <draw:text-box>
            <text:p text:style-name="P2"><text:span text:style-name="T2">год, до </text:span></text:p>
          </draw:text-box>
        </draw:frame>
        <draw:frame draw:style-name="gr2" draw:text-style-name="P3" draw:layer="layout" svg:width="4.197cm" svg:height="0.433cm" svg:x="6.769cm" svg:y="7.814cm">
          <draw:text-box>
            <text:p text:style-name="P2"><text:span text:style-name="T2">которого <text:s/></text:span><text:span text:style-name="T2">действительн</text:span><text:span text:style-name="T2">а </text:span></text:p>
          </draw:text-box>
        </draw:frame>
        <draw:frame draw:style-name="gr2" draw:text-style-name="P3" draw:layer="layout" svg:width="3.63cm" svg:height="0.433cm" svg:x="10.958cm" svg:y="7.814cm">
          <draw:text-box>
            <text:p text:style-name="P2"><text:span text:style-name="T2">карта). <text:s/></text:span><text:span text:style-name="T2">Подробнее <text:s/>о </text:span></text:p>
          </draw:text-box>
        </draw:frame>
        <draw:frame draw:style-name="gr2" draw:text-style-name="P3" draw:layer="layout" svg:width="1.026cm" svg:height="0.433cm" svg:x="14.536cm" svg:y="7.814cm">
          <draw:text-box>
            <text:p text:style-name="P2"><text:span text:style-name="T2">сроке </text:span></text:p>
          </draw:text-box>
        </draw:frame>
        <draw:frame draw:style-name="gr2" draw:text-style-name="P3" draw:layer="layout" svg:width="3.986cm" svg:height="0.433cm" svg:x="15.607cm" svg:y="7.814cm">
          <draw:text-box>
            <text:p text:style-name="P2"><text:span text:style-name="T2">действия </text:span><text:span text:style-name="T2">карты <text:s/>можно </text:span></text:p>
          </draw:text-box>
        </draw:frame>
        <draw:frame draw:style-name="gr2" draw:text-style-name="P3" draw:layer="layout" svg:width="10.399cm" svg:height="0.433cm" svg:x="1.998cm" svg:y="8.26cm">
          <draw:text-box>
            <text:p text:style-name="P2"><text:span text:style-name="T2">узнать, </text:span><text:span text:style-name="T2">обратившись </text:span><text:span text:style-name="T2">в банк, </text:span><text:span text:style-name="T2">выпустивший </text:span><text:span text:style-name="T2">банковскую </text:span><text:span text:style-name="T2">карту. </text:span></text:p>
          </draw:text-box>
        </draw:frame>
        <draw:frame draw:style-name="gr2" draw:text-style-name="P3" draw:layer="layout" svg:width="17.249cm" svg:height="0.433cm" svg:x="1.998cm" svg:y="9.154cm">
          <draw:text-box>
            <text:p text:style-name="P2"><text:span text:style-name="T2">2.5 Итоговая </text:span><text:span text:style-name="T2">сумма Заказа, </text:span><text:span text:style-name="T2">указанная к </text:span><text:span text:style-name="T2">оплате на </text:span><text:span text:style-name="T2">Сайте </text:span><text:span text:style-name="T2">включает в </text:span><text:span text:style-name="T2">себя </text:span><text:span text:style-name="T2">стоимость </text:span><text:span text:style-name="T2">заказанных </text:span><text:span text:style-name="T2">блюд и </text:span></text:p>
          </draw:text-box>
        </draw:frame>
        <draw:frame draw:style-name="gr2" draw:text-style-name="P3" draw:layer="layout" svg:width="1.729cm" svg:height="0.433cm" svg:x="1.998cm" svg:y="9.6cm">
          <draw:text-box>
            <text:p text:style-name="P2"><text:span text:style-name="T2">напитков. </text:span></text:p>
          </draw:text-box>
        </draw:frame>
        <draw:frame draw:style-name="gr2" draw:text-style-name="P3" draw:layer="layout" svg:width="0.781cm" svg:height="0.433cm" svg:x="3.884cm" svg:y="9.6cm">
          <draw:text-box>
            <text:p text:style-name="P2"><text:span text:style-name="T2">При </text:span></text:p>
          </draw:text-box>
        </draw:frame>
        <draw:frame draw:style-name="gr2" draw:text-style-name="P3" draw:layer="layout" svg:width="2.686cm" svg:height="0.433cm" svg:x="4.821cm" svg:y="9.6cm">
          <draw:text-box>
            <text:p text:style-name="P2"><text:span text:style-name="T2">подтверждени</text:span><text:span text:style-name="T2">и </text:span></text:p>
          </draw:text-box>
        </draw:frame>
        <draw:frame draw:style-name="gr2" draw:text-style-name="P3" draw:layer="layout" svg:width="1.158cm" svg:height="0.433cm" svg:x="7.662cm" svg:y="9.6cm">
          <draw:text-box>
            <text:p text:style-name="P2"><text:span text:style-name="T2">Заказа </text:span></text:p>
          </draw:text-box>
        </draw:frame>
        <draw:frame draw:style-name="gr2" draw:text-style-name="P3" draw:layer="layout" svg:width="1.602cm" svg:height="0.433cm" svg:x="8.971cm" svg:y="9.6cm">
          <draw:text-box>
            <text:p text:style-name="P2"><text:span text:style-name="T2">оператор </text:span></text:p>
          </draw:text-box>
        </draw:frame>
        <draw:frame draw:style-name="gr2" draw:text-style-name="P3" draw:layer="layout" svg:width="2.22cm" svg:height="0.433cm" svg:x="10.726cm" svg:y="9.6cm">
          <draw:text-box>
            <text:p text:style-name="P2"><text:span text:style-name="T2">Контактного </text:span></text:p>
          </draw:text-box>
        </draw:frame>
        <draw:frame draw:style-name="gr2" draw:text-style-name="P3" draw:layer="layout" svg:width="1.225cm" svg:height="0.433cm" svg:x="13.102cm" svg:y="9.6cm">
          <draw:text-box>
            <text:p text:style-name="P2"><text:span text:style-name="T2">центра </text:span></text:p>
          </draw:text-box>
        </draw:frame>
        <draw:frame draw:style-name="gr2" draw:text-style-name="P3" draw:layer="layout" svg:width="1.776cm" svg:height="0.433cm" svg:x="14.482cm" svg:y="9.6cm">
          <draw:text-box>
            <text:p text:style-name="P2"><text:span text:style-name="T2">Ресторана </text:span></text:p>
          </draw:text-box>
        </draw:frame>
        <draw:frame draw:style-name="gr2" draw:text-style-name="P3" draw:layer="layout" svg:width="1.89cm" svg:height="0.433cm" svg:x="16.41cm" svg:y="9.6cm">
          <draw:text-box>
            <text:p text:style-name="P2"><text:span text:style-name="T2">«Торнадо» </text:span></text:p>
          </draw:text-box>
        </draw:frame>
        <draw:frame draw:style-name="gr2" draw:text-style-name="P3" draw:layer="layout" svg:width="1.153cm" svg:height="0.433cm" svg:x="18.454cm" svg:y="9.6cm">
          <draw:text-box>
            <text:p text:style-name="P2"><text:span text:style-name="T2">может </text:span></text:p>
          </draw:text-box>
        </draw:frame>
        <draw:frame draw:style-name="gr2" draw:text-style-name="P3" draw:layer="layout" svg:width="17.338cm" svg:height="0.433cm" svg:x="1.998cm" svg:y="10.046cm">
          <draw:text-box>
            <text:p text:style-name="P2"><text:span text:style-name="T2">уточнить </text:span><text:span text:style-name="T2">общую сумму </text:span><text:span text:style-name="T2">заказа с </text:span><text:span text:style-name="T2">учетом </text:span><text:span text:style-name="T2">стоимости </text:span><text:span text:style-name="T2">доставки </text:span><text:span text:style-name="T2">Заказа в </text:span><text:span text:style-name="T2">зависимости </text:span><text:span text:style-name="T2">от места </text:span><text:span text:style-name="T2">нахождения </text:span></text:p>
          </draw:text-box>
        </draw:frame>
        <draw:frame draw:style-name="gr2" draw:text-style-name="P3" draw:layer="layout" svg:width="1.137cm" svg:height="0.433cm" svg:x="1.998cm" svg:y="10.492cm">
          <draw:text-box>
            <text:p text:style-name="P2"><text:span text:style-name="T2">Гостя. </text:span></text:p>
          </draw:text-box>
        </draw:frame>
        <draw:frame draw:style-name="gr2" draw:text-style-name="P3" draw:layer="layout" svg:width="0.388cm" svg:height="0.433cm" svg:x="1.998cm" svg:y="11.385cm">
          <draw:text-box>
            <text:p text:style-name="P2"><text:span text:style-name="T2">В </text:span></text:p>
          </draw:text-box>
        </draw:frame>
        <draw:frame draw:style-name="gr2" draw:text-style-name="P3" draw:layer="layout" svg:width="1.204cm" svg:height="0.433cm" svg:x="2.413cm" svg:y="11.385cm">
          <draw:text-box>
            <text:p text:style-name="P2"><text:span text:style-name="T2">случае </text:span></text:p>
          </draw:text-box>
        </draw:frame>
        <draw:frame draw:style-name="gr2" draw:text-style-name="P3" draw:layer="layout" svg:width="1.852cm" svg:height="0.433cm" svg:x="3.669cm" svg:y="11.385cm">
          <draw:text-box>
            <text:p text:style-name="P2"><text:span text:style-name="T2">изменения </text:span></text:p>
          </draw:text-box>
        </draw:frame>
        <draw:frame draw:style-name="gr2" draw:text-style-name="P3" draw:layer="layout" svg:width="1.34cm" svg:height="0.433cm" svg:x="5.578cm" svg:y="11.385cm">
          <draw:text-box>
            <text:p text:style-name="P2"><text:span text:style-name="T2">состава </text:span></text:p>
          </draw:text-box>
        </draw:frame>
        <draw:frame draw:style-name="gr2" draw:text-style-name="P3" draw:layer="layout" svg:width="1.255cm" svg:height="0.433cm" svg:x="6.966cm" svg:y="11.385cm">
          <draw:text-box>
            <text:p text:style-name="P2"><text:span text:style-name="T2">Заказа, </text:span></text:p>
          </draw:text-box>
        </draw:frame>
        <draw:frame draw:style-name="gr2" draw:text-style-name="P3" draw:layer="layout" svg:width="0.895cm" svg:height="0.433cm" svg:x="8.269cm" svg:y="11.385cm">
          <draw:text-box>
            <text:p text:style-name="P2"><text:span text:style-name="T2">либо </text:span></text:p>
          </draw:text-box>
        </draw:frame>
        <draw:frame draw:style-name="gr2" draw:text-style-name="P3" draw:layer="layout" svg:width="0.629cm" svg:height="0.433cm" svg:x="9.217cm" svg:y="11.385cm">
          <draw:text-box>
            <text:p text:style-name="P2"><text:span text:style-name="T2">его </text:span></text:p>
          </draw:text-box>
        </draw:frame>
        <draw:frame draw:style-name="gr2" draw:text-style-name="P3" draw:layer="layout" svg:width="2.58cm" svg:height="0.433cm" svg:x="9.897cm" svg:y="11.385cm">
          <draw:text-box>
            <text:p text:style-name="P2"><text:span text:style-name="T2">окончательно</text:span><text:span text:style-name="T2">й </text:span></text:p>
          </draw:text-box>
        </draw:frame>
        <draw:frame draw:style-name="gr2" draw:text-style-name="P3" draw:layer="layout" svg:width="1.319cm" svg:height="0.433cm" svg:x="12.532cm" svg:y="11.385cm">
          <draw:text-box>
            <text:p text:style-name="P2"><text:span text:style-name="T2">суммы, </text:span></text:p>
          </draw:text-box>
        </draw:frame>
        <draw:frame draw:style-name="gr2" draw:text-style-name="P3" draw:layer="layout" svg:width="0.388cm" svg:height="0.433cm" svg:x="13.903cm" svg:y="11.385cm">
          <draw:text-box>
            <text:p text:style-name="P2"><text:span text:style-name="T2">а </text:span></text:p>
          </draw:text-box>
        </draw:frame>
        <draw:frame draw:style-name="gr2" draw:text-style-name="P3" draw:layer="layout" svg:width="1.077cm" svg:height="0.433cm" svg:x="14.233cm" svg:y="11.385cm">
          <draw:text-box>
            <text:p text:style-name="P2"><text:span text:style-name="T2">также </text:span></text:p>
          </draw:text-box>
        </draw:frame>
        <draw:frame draw:style-name="gr2" draw:text-style-name="P3" draw:layer="layout" svg:width="0.388cm" svg:height="0.433cm" svg:x="15.358cm" svg:y="11.385cm">
          <draw:text-box>
            <text:p text:style-name="P2"><text:span text:style-name="T2">в </text:span></text:p>
          </draw:text-box>
        </draw:frame>
        <draw:frame draw:style-name="gr2" draw:text-style-name="P3" draw:layer="layout" svg:width="1.204cm" svg:height="0.433cm" svg:x="15.692cm" svg:y="11.385cm">
          <draw:text-box>
            <text:p text:style-name="P2"><text:span text:style-name="T2">случае </text:span></text:p>
          </draw:text-box>
        </draw:frame>
        <draw:frame draw:style-name="gr2" draw:text-style-name="P3" draw:layer="layout" svg:width="2.661cm" svg:height="0.433cm" svg:x="16.948cm" svg:y="11.385cm">
          <draw:text-box>
            <text:p text:style-name="P2"><text:span text:style-name="T2">необходимост</text:span><text:span text:style-name="T2">и </text:span></text:p>
          </draw:text-box>
        </draw:frame>
        <draw:frame draw:style-name="gr2" draw:text-style-name="P3" draw:layer="layout" svg:width="2.017cm" svg:height="0.433cm" svg:x="1.998cm" svg:y="11.832cm">
          <draw:text-box>
            <text:p text:style-name="P2"><text:span text:style-name="T2">проведения </text:span></text:p>
          </draw:text-box>
        </draw:frame>
        <draw:frame draw:style-name="gr2" draw:text-style-name="P3" draw:layer="layout" svg:width="1.238cm" svg:height="0.433cm" svg:x="4.064cm" svg:y="11.832cm">
          <draw:text-box>
            <text:p text:style-name="P2"><text:span text:style-name="T2">доплат </text:span></text:p>
          </draw:text-box>
        </draw:frame>
        <draw:frame draw:style-name="gr2" draw:text-style-name="P3" draw:layer="layout" svg:width="0.557cm" svg:height="0.433cm" svg:x="5.341cm" svg:y="11.832cm">
          <draw:text-box>
            <text:p text:style-name="P2"><text:span text:style-name="T2">(за </text:span></text:p>
          </draw:text-box>
        </draw:frame>
        <draw:frame draw:style-name="gr2" draw:text-style-name="P3" draw:layer="layout" svg:width="1.577cm" svg:height="0.433cm" svg:x="5.941cm" svg:y="11.832cm">
          <draw:text-box>
            <text:p text:style-name="P2"><text:span text:style-name="T2">доставку </text:span></text:p>
          </draw:text-box>
        </draw:frame>
        <draw:frame draw:style-name="gr2" draw:text-style-name="P3" draw:layer="layout" svg:width="2.148cm" svg:height="0.433cm" svg:x="7.557cm" svg:y="11.832cm">
          <draw:text-box>
            <text:p text:style-name="P2"><text:span text:style-name="T2">Заказа, либо </text:span></text:p>
          </draw:text-box>
        </draw:frame>
        <draw:frame draw:style-name="gr2" draw:text-style-name="P3" draw:layer="layout" svg:width="1.573cm" svg:height="0.433cm" svg:x="9.796cm" svg:y="11.832cm">
          <draw:text-box>
            <text:p text:style-name="P2"><text:span text:style-name="T2">оказание </text:span></text:p>
          </draw:text-box>
        </draw:frame>
        <draw:frame draw:style-name="gr2" draw:text-style-name="P3" draw:layer="layout" svg:width="0.971cm" svg:height="0.433cm" svg:x="11.412cm" svg:y="11.832cm">
          <draw:text-box>
            <text:p text:style-name="P2"><text:span text:style-name="T2">иных </text:span></text:p>
          </draw:text-box>
        </draw:frame>
        <draw:frame draw:style-name="gr2" draw:text-style-name="P3" draw:layer="layout" svg:width="2.885cm" svg:height="0.433cm" svg:x="12.428cm" svg:y="11.832cm">
          <draw:text-box>
            <text:p text:style-name="P2"><text:span text:style-name="T2">дополнительн</text:span><text:span text:style-name="T2">ых </text:span></text:p>
          </draw:text-box>
        </draw:frame>
        <draw:frame draw:style-name="gr2" draw:text-style-name="P3" draw:layer="layout" svg:width="1.149cm" svg:height="0.433cm" svg:x="15.353cm" svg:y="11.832cm">
          <draw:text-box>
            <text:p text:style-name="P2"><text:span text:style-name="T2">услуг) </text:span></text:p>
          </draw:text-box>
        </draw:frame>
        <draw:frame draw:style-name="gr2" draw:text-style-name="P3" draw:layer="layout" svg:width="2.597cm" svg:height="0.433cm" svg:x="16.541cm" svg:y="11.832cm">
          <draw:text-box>
            <text:p text:style-name="P2"><text:span text:style-name="T2">взаиморасчет</text:span><text:span text:style-name="T2">ы </text:span></text:p>
          </draw:text-box>
        </draw:frame>
        <draw:frame draw:style-name="gr2" draw:text-style-name="P3" draw:layer="layout" svg:width="0.425cm" svg:height="0.433cm" svg:x="19.177cm" svg:y="11.832cm">
          <draw:text-box>
            <text:p text:style-name="P2"><text:span text:style-name="T2">за </text:span></text:p>
          </draw:text-box>
        </draw:frame>
        <draw:frame draw:style-name="gr2" draw:text-style-name="P3" draw:layer="layout" svg:width="9.751cm" svg:height="0.433cm" svg:x="1.998cm" svg:y="12.278cm">
          <draw:text-box>
            <text:p text:style-name="P2"><text:span text:style-name="T2">выполнение </text:span><text:span text:style-name="T2">Заказа </text:span><text:span text:style-name="T2">осуществляю</text:span><text:span text:style-name="T2">тся </text:span><text:span text:style-name="T2">следующим </text:span><text:span text:style-name="T2">образом: </text:span></text:p>
          </draw:text-box>
        </draw:frame>
        <draw:frame draw:style-name="gr2" draw:text-style-name="P3" draw:layer="layout" svg:width="17.329cm" svg:height="0.433cm" svg:x="1.998cm" svg:y="12.724cm">
          <draw:text-box>
            <text:p text:style-name="P2"><text:span text:style-name="T2">- После </text:span><text:span text:style-name="T2">подтверждени</text:span><text:span text:style-name="T2">я оператором </text:span><text:span text:style-name="T2">Контактного </text:span><text:span text:style-name="T2">центра </text:span><text:span text:style-name="T2">Ресторана </text:span><text:span text:style-name="T2">«Торнадо» </text:span><text:span text:style-name="T2">окончательно</text:span><text:span text:style-name="T2">го Заказа и </text:span></text:p>
          </draw:text-box>
        </draw:frame>
        <draw:frame draw:style-name="gr2" draw:text-style-name="P3" draw:layer="layout" svg:width="16.918cm" svg:height="0.433cm" svg:x="1.998cm" svg:y="13.17cm">
          <draw:text-box>
            <text:p text:style-name="P2"><text:span text:style-name="T2">его итоговой </text:span><text:span text:style-name="T2">суммы, в </text:span><text:span text:style-name="T2">случае </text:span><text:span text:style-name="T2">увеличения </text:span><text:span text:style-name="T2">стоимости </text:span><text:span text:style-name="T2">Заказа, а </text:span><text:span text:style-name="T2">также в </text:span><text:span text:style-name="T2">случае </text:span><text:span text:style-name="T2">необходимост</text:span><text:span text:style-name="T2">и оплаты </text:span></text:p>
          </draw:text-box>
        </draw:frame>
        <draw:frame draw:style-name="gr2" draw:text-style-name="P3" draw:layer="layout" svg:width="14.201cm" svg:height="0.433cm" svg:x="1.998cm" svg:y="13.616cm">
          <draw:text-box>
            <text:p text:style-name="P2"><text:span text:style-name="T2">дополнительн</text:span><text:span text:style-name="T2">ых услуг, </text:span><text:span text:style-name="T2">изначально не </text:span><text:span text:style-name="T2">включённых в </text:span><text:span text:style-name="T2">оформленный </text:span><text:span text:style-name="T2">на Сайте </text:span><text:span text:style-name="T2">Заказ – </text:span></text:p>
          </draw:text-box>
        </draw:frame>
        <draw:frame draw:style-name="gr2" draw:text-style-name="P3" draw:layer="layout" svg:width="1.209cm" svg:height="0.433cm" svg:x="16.332cm" svg:y="13.616cm">
          <draw:text-box>
            <text:p text:style-name="P2"><text:span text:style-name="T2">on-line </text:span></text:p>
          </draw:text-box>
        </draw:frame>
        <draw:frame draw:style-name="gr2" draw:text-style-name="P3" draw:layer="layout" svg:width="1.31cm" svg:height="0.433cm" svg:x="17.277cm" svg:y="13.616cm">
          <draw:text-box>
            <text:p text:style-name="P2"><text:span text:style-name="T2"><text:s/></text:span><text:span text:style-name="T2">оплата </text:span></text:p>
          </draw:text-box>
        </draw:frame>
        <draw:frame draw:style-name="gr2" draw:text-style-name="P3" draw:layer="layout" svg:width="16.123cm" svg:height="0.433cm" svg:x="1.998cm" svg:y="14.063cm">
          <draw:text-box>
            <text:p text:style-name="P2"><text:span text:style-name="T2">возвращается </text:span><text:span text:style-name="T2">Гостю путем </text:span><text:span text:style-name="T2">перевода </text:span><text:span text:style-name="T2">безналичных </text:span><text:span text:style-name="T2">денежных </text:span><text:span text:style-name="T2">средств на ту </text:span><text:span text:style-name="T2">карту, с </text:span><text:span text:style-name="T2">которой был </text:span></text:p>
          </draw:text-box>
        </draw:frame>
        <draw:frame draw:style-name="gr2" draw:text-style-name="P3" draw:layer="layout" svg:width="17.143cm" svg:height="0.433cm" svg:x="1.998cm" svg:y="14.509cm">
          <draw:text-box>
            <text:p text:style-name="P2"><text:span text:style-name="T2">осуществлен </text:span><text:span text:style-name="T2">платеж. </text:span><text:span text:style-name="T2">Оплата </text:span><text:span text:style-name="T2">дополнительн</text:span><text:span text:style-name="T2">ых сумм </text:span><text:span text:style-name="T2">осуществляет</text:span><text:span text:style-name="T2">ся Гостем </text:span><text:span text:style-name="T2">представител</text:span><text:span text:style-name="T2">ю Ресторана </text:span></text:p>
          </draw:text-box>
        </draw:frame>
        <draw:frame draw:style-name="gr2" draw:text-style-name="P3" draw:layer="layout" svg:width="13.375cm" svg:height="0.433cm" svg:x="1.998cm" svg:y="14.955cm">
          <draw:text-box>
            <text:p text:style-name="P2"><text:span text:style-name="T2">«Торнадо» в </text:span><text:span text:style-name="T2">момент </text:span><text:span text:style-name="T2">получения </text:span><text:span text:style-name="T2">Заказа </text:span><text:span text:style-name="T2">(наличным </text:span><text:span text:style-name="T2">или </text:span><text:span text:style-name="T2">безналичным </text:span><text:span text:style-name="T2">способом); </text:span></text:p>
          </draw:text-box>
        </draw:frame>
        <draw:frame draw:style-name="gr2" draw:text-style-name="P3" draw:layer="layout" svg:width="17.329cm" svg:height="0.433cm" svg:x="1.998cm" svg:y="15.401cm">
          <draw:text-box>
            <text:p text:style-name="P2"><text:span text:style-name="T2">- После </text:span><text:span text:style-name="T2">подтверждени</text:span><text:span text:style-name="T2">я оператором </text:span><text:span text:style-name="T2">Контактного </text:span><text:span text:style-name="T2">центра </text:span><text:span text:style-name="T2">Ресторана </text:span><text:span text:style-name="T2">«Торнадо» </text:span><text:span text:style-name="T2">окончательно</text:span><text:span text:style-name="T2">го Заказа и </text:span></text:p>
          </draw:text-box>
        </draw:frame>
        <draw:frame draw:style-name="gr2" draw:text-style-name="P3" draw:layer="layout" svg:width="17.384cm" svg:height="0.433cm" svg:x="1.998cm" svg:y="15.848cm">
          <draw:text-box>
            <text:p text:style-name="P2"><text:span text:style-name="T2">его итоговой </text:span><text:span text:style-name="T2">суммы, в </text:span><text:span text:style-name="T2">случае </text:span><text:span text:style-name="T2">уменьшения </text:span><text:span text:style-name="T2">стоимости </text:span><text:span text:style-name="T2">Заказа, </text:span><text:span text:style-name="T2">оформленног</text:span><text:span text:style-name="T2">о и </text:span><text:span text:style-name="T2">оплаченного </text:span><text:span text:style-name="T2">на Сайте on-</text:span></text:p>
          </draw:text-box>
        </draw:frame>
        <draw:frame draw:style-name="gr2" draw:text-style-name="P3" draw:layer="layout" svg:width="16.576cm" svg:height="0.433cm" svg:x="1.998cm" svg:y="16.294cm">
          <draw:text-box>
            <text:p text:style-name="P2"><text:span text:style-name="T2">line–</text:span><text:span text:style-name="T2">оплаченная </text:span><text:span text:style-name="T2">ранее сумма </text:span><text:span text:style-name="T2">возвращается </text:span><text:span text:style-name="T2">Гостю в </text:span><text:span text:style-name="T2">течение 2 </text:span><text:span text:style-name="T2">(двух) часов с </text:span><text:span text:style-name="T2">момента </text:span><text:span text:style-name="T2">утверждения </text:span></text:p>
          </draw:text-box>
        </draw:frame>
        <draw:frame draw:style-name="gr2" draw:text-style-name="P3" draw:layer="layout" svg:width="15.797cm" svg:height="0.433cm" svg:x="1.998cm" svg:y="16.74cm">
          <draw:text-box>
            <text:p text:style-name="P2"><text:span text:style-name="T2">окончательно</text:span><text:span text:style-name="T2">го Заказа </text:span><text:span text:style-name="T2">Гостем и </text:span><text:span text:style-name="T2">оператором </text:span><text:span text:style-name="T2">Контактного </text:span><text:span text:style-name="T2">центра </text:span><text:span text:style-name="T2">Ресторана </text:span><text:span text:style-name="T2">«Торнадо», </text:span><text:span text:style-name="T2">путем </text:span></text:p>
          </draw:text-box>
        </draw:frame>
        <draw:frame draw:style-name="gr2" draw:text-style-name="P3" draw:layer="layout" svg:width="16.859cm" svg:height="0.433cm" svg:x="1.998cm" svg:y="17.186cm">
          <draw:text-box>
            <text:p text:style-name="P2"><text:span text:style-name="T2">перечисления </text:span><text:span text:style-name="T2">денежных </text:span><text:span text:style-name="T2">средствна ту </text:span><text:span text:style-name="T2">банковскую </text:span><text:span text:style-name="T2">карту, с </text:span><text:span text:style-name="T2">которой была </text:span><text:span text:style-name="T2">произведена </text:span><text:span text:style-name="T2">оплата Заказа. </text:span></text:p>
          </draw:text-box>
        </draw:frame>
        <draw:frame draw:style-name="gr2" draw:text-style-name="P3" draw:layer="layout" svg:width="16.461cm" svg:height="0.433cm" svg:x="1.998cm" svg:y="17.633cm">
          <draw:text-box>
            <text:p text:style-name="P2"><text:span text:style-name="T2">Оплата </text:span><text:span text:style-name="T2">скорректиров</text:span><text:span text:style-name="T2">анного заказа </text:span><text:span text:style-name="T2">осуществляет</text:span><text:span text:style-name="T2">ся Гостем </text:span><text:span text:style-name="T2">представител</text:span><text:span text:style-name="T2">ю Ресторана </text:span><text:span text:style-name="T2">«Торнадо» в </text:span></text:p>
          </draw:text-box>
        </draw:frame>
        <draw:frame draw:style-name="gr2" draw:text-style-name="P3" draw:layer="layout" svg:width="11.195cm" svg:height="0.433cm" svg:x="1.998cm" svg:y="18.079cm">
          <draw:text-box>
            <text:p text:style-name="P2"><text:span text:style-name="T2">момент </text:span><text:span text:style-name="T2">получения </text:span><text:span text:style-name="T2">Заказа </text:span><text:span text:style-name="T2">(наличным </text:span><text:span text:style-name="T2">или </text:span><text:span text:style-name="T2">безналичным </text:span><text:span text:style-name="T2">способом). </text:span></text:p>
          </draw:text-box>
        </draw:frame>
        <draw:frame draw:style-name="gr2" draw:text-style-name="P3" draw:layer="layout" svg:width="16.973cm" svg:height="0.433cm" svg:x="1.998cm" svg:y="18.972cm">
          <draw:text-box>
            <text:p text:style-name="P2"><text:span text:style-name="T2">2.6 В случае </text:span><text:span text:style-name="T2">если во время </text:span><text:span text:style-name="T2">приема Заказа </text:span><text:span text:style-name="T2">у Гостя </text:span><text:span text:style-name="T2">возникнут </text:span><text:span text:style-name="T2">замечания по </text:span><text:span text:style-name="T2">количеству </text:span><text:span text:style-name="T2">и/или </text:span><text:span text:style-name="T2">качеству </text:span></text:p>
          </draw:text-box>
        </draw:frame>
        <draw:frame draw:style-name="gr2" draw:text-style-name="P3" draw:layer="layout" svg:width="17.35cm" svg:height="0.433cm" svg:x="1.998cm" svg:y="19.419cm">
          <draw:text-box>
            <text:p text:style-name="P2"><text:span text:style-name="T2">доставленной </text:span><text:span text:style-name="T2">продукции, </text:span><text:span text:style-name="T2">Гость обязан </text:span><text:span text:style-name="T2">в течение </text:span><text:span text:style-name="T2">2(двух) часов </text:span><text:span text:style-name="T2">с момента </text:span><text:span text:style-name="T2">получения </text:span><text:span text:style-name="T2">Заказа </text:span><text:span text:style-name="T2">обратиться </text:span></text:p>
          </draw:text-box>
        </draw:frame>
        <draw:frame draw:style-name="gr2" draw:text-style-name="P3" draw:layer="layout" svg:width="0.502cm" svg:height="0.433cm" svg:x="1.998cm" svg:y="19.865cm">
          <draw:text-box>
            <text:p text:style-name="P2"><text:span text:style-name="T2">по </text:span></text:p>
          </draw:text-box>
        </draw:frame>
        <draw:frame draw:style-name="gr2" draw:text-style-name="P3" draw:layer="layout" svg:width="1.661cm" svg:height="0.433cm" svg:x="2.646cm" svg:y="19.865cm">
          <draw:text-box>
            <text:p text:style-name="P2"><text:span text:style-name="T2">телефону </text:span></text:p>
          </draw:text-box>
        </draw:frame>
        <draw:frame draw:style-name="gr2" draw:text-style-name="P3" draw:layer="layout" svg:width="0.388cm" svg:height="0.433cm" svg:x="4.451cm" svg:y="19.865cm">
          <draw:text-box>
            <text:p text:style-name="P2"><text:span text:style-name="T2">в </text:span></text:p>
          </draw:text-box>
        </draw:frame>
        <draw:frame draw:style-name="gr2" draw:text-style-name="P3" draw:layer="layout" svg:width="2.14cm" svg:height="0.433cm" svg:x="4.879cm" svg:y="19.865cm">
          <draw:text-box>
            <text:p text:style-name="P2"><text:span text:style-name="T2">Контактный </text:span></text:p>
          </draw:text-box>
        </draw:frame>
        <draw:frame draw:style-name="gr2" draw:text-style-name="P3" draw:layer="layout" svg:width="1.052cm" svg:height="0.433cm" svg:x="7.167cm" svg:y="19.865cm">
          <draw:text-box>
            <text:p text:style-name="P2"><text:span text:style-name="T2">центр </text:span></text:p>
          </draw:text-box>
        </draw:frame>
        <draw:frame draw:style-name="gr2" draw:text-style-name="P3" draw:layer="layout" svg:width="1.776cm" svg:height="0.433cm" svg:x="8.366cm" svg:y="19.865cm">
          <draw:text-box>
            <text:p text:style-name="P2"><text:span text:style-name="T2">Ресторана </text:span></text:p>
          </draw:text-box>
        </draw:frame>
        <draw:frame draw:style-name="gr2" draw:text-style-name="P3" draw:layer="layout" svg:width="1.89cm" svg:height="0.433cm" svg:x="10.287cm" svg:y="19.865cm">
          <draw:text-box>
            <text:p text:style-name="P2"><text:span text:style-name="T2">«Торнадо» </text:span></text:p>
          </draw:text-box>
        </draw:frame>
        <draw:frame draw:style-name="gr2" draw:text-style-name="P3" draw:layer="layout" svg:width="0.388cm" svg:height="0.433cm" svg:x="12.323cm" svg:y="19.865cm">
          <draw:text-box>
            <text:p text:style-name="P2"><text:span text:style-name="T2">и </text:span></text:p>
          </draw:text-box>
        </draw:frame>
        <draw:frame draw:style-name="gr2" draw:text-style-name="P3" draw:layer="layout" svg:width="1.34cm" svg:height="0.433cm" svg:x="12.775cm" svg:y="19.865cm">
          <draw:text-box>
            <text:p text:style-name="P2"><text:span text:style-name="T2">заявить </text:span></text:p>
          </draw:text-box>
        </draw:frame>
        <draw:frame draw:style-name="gr2" draw:text-style-name="P3" draw:layer="layout" svg:width="0.857cm" svg:height="0.433cm" svg:x="14.266cm" svg:y="19.865cm">
          <draw:text-box>
            <text:p text:style-name="P2"><text:span text:style-name="T2">свои </text:span></text:p>
          </draw:text-box>
        </draw:frame>
        <draw:frame draw:style-name="gr2" draw:text-style-name="P3" draw:layer="layout" svg:width="1.793cm" svg:height="0.433cm" svg:x="15.27cm" svg:y="19.865cm">
          <draw:text-box>
            <text:p text:style-name="P2"><text:span text:style-name="T2">претензии </text:span></text:p>
          </draw:text-box>
        </draw:frame>
        <draw:frame draw:style-name="gr2" draw:text-style-name="P3" draw:layer="layout" svg:width="0.388cm" svg:height="0.433cm" svg:x="17.213cm" svg:y="19.865cm">
          <draw:text-box>
            <text:p text:style-name="P2"><text:span text:style-name="T2">в </text:span></text:p>
          </draw:text-box>
        </draw:frame>
        <draw:frame draw:style-name="gr2" draw:text-style-name="P3" draw:layer="layout" svg:width="1.962cm" svg:height="0.433cm" svg:x="17.641cm" svg:y="19.865cm">
          <draw:text-box>
            <text:p text:style-name="P2"><text:span text:style-name="T2">отношении </text:span></text:p>
          </draw:text-box>
        </draw:frame>
        <draw:frame draw:style-name="gr2" draw:text-style-name="P3" draw:layer="layout" svg:width="17.236cm" svg:height="0.433cm" svg:x="1.998cm" svg:y="20.312cm">
          <draw:text-box>
            <text:p text:style-name="P2"><text:span text:style-name="T2">полученного </text:span><text:span text:style-name="T2">Заказа. </text:span><text:span text:style-name="T2">Представител</text:span><text:span text:style-name="T2">ь Ресторана </text:span><text:span text:style-name="T2">«Торнадо» </text:span><text:span text:style-name="T2">вправе </text:span><text:span text:style-name="T2">запросить у </text:span><text:span text:style-name="T2">Гостя </text:span><text:span text:style-name="T2">предоставить </text:span><text:span text:style-name="T2">фото/</text:span></text:p>
          </draw:text-box>
        </draw:frame>
        <draw:frame draw:style-name="gr2" draw:text-style-name="P3" draw:layer="layout" svg:width="17.325cm" svg:height="0.433cm" svg:x="1.998cm" svg:y="20.758cm">
          <draw:text-box>
            <text:p text:style-name="P2"><text:span text:style-name="T2">видео </text:span><text:span text:style-name="T2">доказательств</text:span><text:span text:style-name="T2">а </text:span><text:span text:style-name="T2">ненадлежащег</text:span><text:span text:style-name="T2">о качества </text:span><text:span text:style-name="T2">доставленной </text:span><text:span text:style-name="T2">продукции. </text:span><text:span text:style-name="T2">По </text:span><text:span text:style-name="T2">результатам </text:span><text:span text:style-name="T2">рассмотрения </text:span></text:p>
          </draw:text-box>
        </draw:frame>
        <draw:frame draw:style-name="gr2" draw:text-style-name="P3" draw:layer="layout" svg:width="17.439cm" svg:height="0.433cm" svg:x="1.998cm" svg:y="21.205cm">
          <draw:text-box>
            <text:p text:style-name="P2"><text:span text:style-name="T2">претензии </text:span><text:span text:style-name="T2">Гостя в </text:span><text:span text:style-name="T2">отношении </text:span><text:span text:style-name="T2">качества </text:span><text:span text:style-name="T2">доставленной </text:span><text:span text:style-name="T2">продукции, </text:span><text:span text:style-name="T2">Представител</text:span><text:span text:style-name="T2">ем Ресторана </text:span><text:span text:style-name="T2">«Торнадо» </text:span></text:p>
          </draw:text-box>
        </draw:frame>
        <draw:frame draw:style-name="gr2" draw:text-style-name="P3" draw:layer="layout" svg:width="17.185cm" svg:height="0.433cm" svg:x="1.998cm" svg:y="21.651cm">
          <draw:text-box>
            <text:p text:style-name="P2"><text:span text:style-name="T2">и Гостем </text:span><text:span text:style-name="T2">может быть </text:span><text:span text:style-name="T2">принято </text:span><text:span text:style-name="T2">решение о </text:span><text:span text:style-name="T2">возврате/част</text:span><text:span text:style-name="T2">ичном </text:span><text:span text:style-name="T2">возврате </text:span><text:span text:style-name="T2">денежных </text:span><text:span text:style-name="T2">средств, </text:span><text:span text:style-name="T2">оплаченных </text:span></text:p>
          </draw:text-box>
        </draw:frame>
        <draw:frame draw:style-name="gr2" draw:text-style-name="P3" draw:layer="layout" svg:width="16.978cm" svg:height="0.433cm" svg:x="1.998cm" svg:y="22.098cm">
          <draw:text-box>
            <text:p text:style-name="P2"><text:span text:style-name="T2">за Заказ. </text:span><text:span text:style-name="T2">Возврат </text:span><text:span text:style-name="T2">денежных </text:span><text:span text:style-name="T2">средств в </text:span><text:span text:style-name="T2">данном </text:span><text:span text:style-name="T2">случае </text:span><text:span text:style-name="T2">производится </text:span><text:span text:style-name="T2">в течение 10 </text:span><text:span text:style-name="T2">дней после </text:span><text:span text:style-name="T2">принятия </text:span></text:p>
          </draw:text-box>
        </draw:frame>
        <draw:frame draw:style-name="gr2" draw:text-style-name="P3" draw:layer="layout" svg:width="16.334cm" svg:height="0.433cm" svg:x="1.998cm" svg:y="22.544cm">
          <draw:text-box>
            <text:p text:style-name="P2"><text:span text:style-name="T2">сторонами </text:span><text:span text:style-name="T2">решения о </text:span><text:span text:style-name="T2">возврате по </text:span><text:span text:style-name="T2">результатам </text:span><text:span text:style-name="T2">рассмотрения </text:span><text:span text:style-name="T2">претензии </text:span><text:span text:style-name="T2">Гостя по </text:span><text:span text:style-name="T2">качеству </text:span><text:span text:style-name="T2">Заказа. </text:span></text:p>
          </draw:text-box>
        </draw:frame>
        <draw:frame draw:style-name="gr2" draw:text-style-name="P3" draw:layer="layout" svg:width="17.117cm" svg:height="0.433cm" svg:x="1.998cm" svg:y="23.88cm">
          <draw:text-box>
            <text:p text:style-name="P2"><text:span text:style-name="T2">2.7 Гость </text:span><text:span text:style-name="T2">вправе по </text:span><text:span text:style-name="T2">своему </text:span><text:span text:style-name="T2">желанию </text:span><text:span text:style-name="T2">полностью </text:span><text:span text:style-name="T2">или частично </text:span><text:span text:style-name="T2">отменить </text:span><text:span text:style-name="T2">Заказ в </text:span><text:span text:style-name="T2">течение 30 </text:span><text:span text:style-name="T2">(тридцати) </text:span></text:p>
          </draw:text-box>
        </draw:frame>
        <draw:frame draw:style-name="gr2" draw:text-style-name="P3" draw:layer="layout" svg:width="16.228cm" svg:height="0.433cm" svg:x="1.998cm" svg:y="24.328cm">
          <draw:text-box>
            <text:p text:style-name="P2"><text:span text:style-name="T2">минут с </text:span><text:span text:style-name="T2">момента его </text:span><text:span text:style-name="T2">утверждения </text:span><text:span text:style-name="T2">оператором </text:span><text:span text:style-name="T2">Контактного </text:span><text:span text:style-name="T2">центра </text:span><text:span text:style-name="T2">Ресторана </text:span><text:span text:style-name="T2">«Своя </text:span><text:span text:style-name="T2">компания». <text:s/></text:span></text:p>
          </draw:text-box>
        </draw:frame>
        <draw:frame draw:style-name="gr2" draw:text-style-name="P3" draw:layer="layout" svg:width="17.511cm" svg:height="0.433cm" svg:x="1.998cm" svg:y="24.773cm">
          <draw:text-box>
            <text:p text:style-name="P2"><text:span text:style-name="T2">В таком </text:span><text:span text:style-name="T2">случае Гость </text:span><text:span text:style-name="T2">обязан </text:span><text:span text:style-name="T2">обратиться по </text:span><text:span text:style-name="T2">телефону в </text:span><text:span text:style-name="T2">Контактный </text:span><text:span text:style-name="T2">центр </text:span><text:span text:style-name="T2">Ресторана </text:span><text:span text:style-name="T2">«Своя </text:span><text:span text:style-name="T2">компания» и </text:span></text:p>
          </draw:text-box>
        </draw:frame>
        <draw:frame draw:style-name="gr2" draw:text-style-name="P3" draw:layer="layout" svg:width="11.182cm" svg:height="0.433cm" svg:x="1.998cm" svg:y="25.222cm">
          <draw:text-box>
            <text:p text:style-name="P2"><text:span text:style-name="T2">заявить о </text:span><text:span text:style-name="T2">своем </text:span><text:span text:style-name="T2">желании </text:span><text:span text:style-name="T2">полностью </text:span><text:span text:style-name="T2">или частично </text:span><text:span text:style-name="T2">отменить </text:span><text:span text:style-name="T2">Заказ. </text:span></text:p>
          </draw:text-box>
        </draw:frame>
        <draw:frame draw:style-name="gr2" draw:text-style-name="P3" draw:layer="layout" svg:width="17.638cm" svg:height="0.433cm" svg:x="1.998cm" svg:y="25.666cm">
          <draw:text-box>
            <text:p text:style-name="P2"><text:span text:style-name="T2">При <text:s/>этом, <text:s/></text:span><text:span text:style-name="T2">денежные <text:s/></text:span><text:span text:style-name="T2">средства, <text:s/></text:span><text:span text:style-name="T2">оплаченные <text:s/></text:span><text:span text:style-name="T2">Гостемon-</text:span><text:span text:style-name="T2">lineна <text:s/>Сайте, <text:s/></text:span><text:span text:style-name="T2">подлежат <text:s/></text:span><text:span text:style-name="T2">возврату <text:s/>в <text:s/></text:span><text:span text:style-name="T2">течение <text:s/>10 </text:span></text:p>
          </draw:text-box>
        </draw:frame>
        <draw:frame draw:style-name="gr2" draw:text-style-name="P3" draw:layer="layout" svg:width="18.091cm" svg:height="0.433cm" svg:x="1.998cm" svg:y="26.115cm">
          <draw:text-box>
            <text:p text:style-name="P2"><text:span text:style-name="T2">(десяти) <text:s/>дней </text:span><text:span text:style-name="T2"><text:s/>с <text:s/>момента </text:span><text:span text:style-name="T2">получения <text:s/></text:span><text:span text:style-name="T2">заявления <text:s/></text:span><text:span text:style-name="T2">Гостя <text:s/>об <text:s/></text:span><text:span text:style-name="T2">отмене <text:s/></text:span><text:span text:style-name="T2">Заказа, <text:s/>путем </text:span><text:span text:style-name="T2"><text:s/>перечисления </text:span><text:span text:style-name="T2"><text:s/>денежных </text:span></text:p>
          </draw:text-box>
        </draw:frame>
        <draw:frame draw:style-name="gr2" draw:text-style-name="P3" draw:layer="layout" svg:width="17.096cm" svg:height="0.433cm" svg:x="1.998cm" svg:y="26.559cm">
          <draw:text-box>
            <text:p text:style-name="P2"><text:span text:style-name="T2">средств на ту </text:span><text:span text:style-name="T2">банковскую </text:span><text:span text:style-name="T2">карту, с </text:span><text:span text:style-name="T2">которой была </text:span><text:span text:style-name="T2">произведена </text:span><text:span text:style-name="T2">оплата Заказа. </text:span><text:span text:style-name="T2"><text:s/>В случае </text:span><text:span text:style-name="T2">полной </text:span><text:span text:style-name="T2">отмены </text:span></text:p>
          </draw:text-box>
        </draw:frame>
        <draw:frame draw:style-name="gr2" draw:text-style-name="P3" draw:layer="layout" svg:width="5.878cm" svg:height="0.433cm" svg:x="1.998cm" svg:y="27.004cm">
          <draw:text-box>
            <text:p text:style-name="P2"><text:span text:style-name="T2">Заказа, Заказ </text:span><text:span text:style-name="T2">Гостю не </text:span><text:span text:style-name="T2">передается. </text:span></text:p>
          </draw:text-box>
        </draw:frame>
      </draw:page>
      <draw:page draw:name="page3" draw:style-name="dp1" draw:master-page-name="master-page31">
        <draw:frame draw:style-name="gr2" draw:text-style-name="P3" draw:layer="layout" svg:width="17.498cm" svg:height="0.433cm" svg:x="1.998cm" svg:y="2.46cm">
          <draw:text-box>
            <text:p text:style-name="P2"><text:span text:style-name="T2">В случае </text:span><text:span text:style-name="T2">отмены </text:span><text:span text:style-name="T2">Заказа по </text:span><text:span text:style-name="T2">инициативе </text:span><text:span text:style-name="T2">Гостя, при </text:span><text:span text:style-name="T2">отсутствии </text:span><text:span text:style-name="T2">вины </text:span><text:span text:style-name="T2">Ресторана </text:span><text:span text:style-name="T2">«Торнадо», </text:span><text:span text:style-name="T2">по истечению </text:span></text:p>
          </draw:text-box>
        </draw:frame>
        <draw:frame draw:style-name="gr2" draw:text-style-name="P3" draw:layer="layout" svg:width="0.489cm" svg:height="0.433cm" svg:x="1.998cm" svg:y="2.907cm">
          <draw:text-box>
            <text:p text:style-name="P2"><text:span text:style-name="T2">30 </text:span></text:p>
          </draw:text-box>
        </draw:frame>
        <draw:frame draw:style-name="gr2" draw:text-style-name="P3" draw:layer="layout" svg:width="1.89cm" svg:height="0.433cm" svg:x="2.651cm" svg:y="2.907cm">
          <draw:text-box>
            <text:p text:style-name="P2"><text:span text:style-name="T2">(тридцати) </text:span></text:p>
          </draw:text-box>
        </draw:frame>
        <draw:frame draw:style-name="gr2" draw:text-style-name="P3" draw:layer="layout" svg:width="1.124cm" svg:height="0.433cm" svg:x="4.705cm" svg:y="2.907cm">
          <draw:text-box>
            <text:p text:style-name="P2"><text:span text:style-name="T2">минут </text:span></text:p>
          </draw:text-box>
        </draw:frame>
        <draw:frame draw:style-name="gr2" draw:text-style-name="P3" draw:layer="layout" svg:width="0.388cm" svg:height="0.433cm" svg:x="5.997cm" svg:y="2.907cm">
          <draw:text-box>
            <text:p text:style-name="P2"><text:span text:style-name="T2">с </text:span></text:p>
          </draw:text-box>
        </draw:frame>
        <draw:frame draw:style-name="gr2" draw:text-style-name="P3" draw:layer="layout" svg:width="1.509cm" svg:height="0.433cm" svg:x="6.433cm" svg:y="2.907cm">
          <draw:text-box>
            <text:p text:style-name="P2"><text:span text:style-name="T2">момента </text:span></text:p>
          </draw:text-box>
        </draw:frame>
        <draw:frame draw:style-name="gr2" draw:text-style-name="P3" draw:layer="layout" svg:width="2.25cm" svg:height="0.433cm" svg:x="8.109cm" svg:y="2.907cm">
          <draw:text-box>
            <text:p text:style-name="P2"><text:span text:style-name="T2">утверждения </text:span></text:p>
          </draw:text-box>
        </draw:frame>
        <draw:frame draw:style-name="gr2" draw:text-style-name="P3" draw:layer="layout" svg:width="1.158cm" svg:height="0.433cm" svg:x="10.525cm" svg:y="2.907cm">
          <draw:text-box>
            <text:p text:style-name="P2"><text:span text:style-name="T2">Заказа </text:span></text:p>
          </draw:text-box>
        </draw:frame>
        <draw:frame draw:style-name="gr2" draw:text-style-name="P3" draw:layer="layout" svg:width="2.042cm" svg:height="0.433cm" svg:x="11.845cm" svg:y="2.907cm">
          <draw:text-box>
            <text:p text:style-name="P2"><text:span text:style-name="T2">оператором </text:span></text:p>
          </draw:text-box>
        </draw:frame>
        <draw:frame draw:style-name="gr2" draw:text-style-name="P3" draw:layer="layout" svg:width="2.22cm" svg:height="0.433cm" svg:x="14.053cm" svg:y="2.907cm">
          <draw:text-box>
            <text:p text:style-name="P2"><text:span text:style-name="T2">Контактного </text:span></text:p>
          </draw:text-box>
        </draw:frame>
        <draw:frame draw:style-name="gr2" draw:text-style-name="P3" draw:layer="layout" svg:width="1.225cm" svg:height="0.433cm" svg:x="16.44cm" svg:y="2.907cm">
          <draw:text-box>
            <text:p text:style-name="P2"><text:span text:style-name="T2">центра </text:span></text:p>
          </draw:text-box>
        </draw:frame>
        <draw:frame draw:style-name="gr2" draw:text-style-name="P3" draw:layer="layout" svg:width="1.776cm" svg:height="0.433cm" svg:x="17.831cm" svg:y="2.907cm">
          <draw:text-box>
            <text:p text:style-name="P2"><text:span text:style-name="T2">Ресторана </text:span></text:p>
          </draw:text-box>
        </draw:frame>
        <draw:frame draw:style-name="gr2" draw:text-style-name="P3" draw:layer="layout" svg:width="14.209cm" svg:height="0.433cm" svg:x="1.998cm" svg:y="3.354cm">
          <draw:text-box>
            <text:p text:style-name="P2"><text:span text:style-name="T2">«Торнадо», </text:span><text:span text:style-name="T2">возврат </text:span><text:span text:style-name="T2">оплаченных </text:span><text:span text:style-name="T2">Гостем за </text:span><text:span text:style-name="T2">Заказ </text:span><text:span text:style-name="T2">денежных </text:span><text:span text:style-name="T2">средств не </text:span><text:span text:style-name="T2">производится. </text:span></text:p>
          </draw:text-box>
        </draw:frame>
        <draw:frame draw:style-name="gr2" draw:text-style-name="P3" draw:layer="layout" svg:width="0.586cm" svg:height="0.433cm" svg:x="1.998cm" svg:y="4.247cm">
          <draw:text-box>
            <text:p text:style-name="P2"><text:span text:style-name="T2">2.8 </text:span></text:p>
          </draw:text-box>
        </draw:frame>
        <draw:frame draw:style-name="gr2" draw:text-style-name="P3" draw:layer="layout" svg:width="1.602cm" svg:height="0.433cm" svg:x="2.765cm" svg:y="4.247cm">
          <draw:text-box>
            <text:p text:style-name="P2"><text:span text:style-name="T2">Ресторан </text:span></text:p>
          </draw:text-box>
        </draw:frame>
        <draw:frame draw:style-name="gr2" draw:text-style-name="P3" draw:layer="layout" svg:width="1.89cm" svg:height="0.433cm" svg:x="4.548cm" svg:y="4.247cm">
          <draw:text-box>
            <text:p text:style-name="P2"><text:span text:style-name="T2">«Торнадо» </text:span></text:p>
          </draw:text-box>
        </draw:frame>
        <draw:frame draw:style-name="gr2" draw:text-style-name="P3" draw:layer="layout" svg:width="1.069cm" svg:height="0.433cm" svg:x="6.62cm" svg:y="4.247cm">
          <draw:text-box>
            <text:p text:style-name="P2"><text:span text:style-name="T2">имеет </text:span></text:p>
          </draw:text-box>
        </draw:frame>
        <draw:frame draw:style-name="gr2" draw:text-style-name="P3" draw:layer="layout" svg:width="1.052cm" svg:height="0.433cm" svg:x="7.87cm" svg:y="4.247cm">
          <draw:text-box>
            <text:p text:style-name="P2"><text:span text:style-name="T2">право </text:span></text:p>
          </draw:text-box>
        </draw:frame>
        <draw:frame draw:style-name="gr2" draw:text-style-name="P3" draw:layer="layout" svg:width="1.501cm" svg:height="0.433cm" svg:x="9.105cm" svg:y="4.247cm">
          <draw:text-box>
            <text:p text:style-name="P2"><text:span text:style-name="T2">отказать </text:span></text:p>
          </draw:text-box>
        </draw:frame>
        <draw:frame draw:style-name="gr2" draw:text-style-name="P3" draw:layer="layout" svg:width="1.153cm" svg:height="0.433cm" svg:x="10.787cm" svg:y="4.247cm">
          <draw:text-box>
            <text:p text:style-name="P2"><text:span text:style-name="T2">Гостю </text:span></text:p>
          </draw:text-box>
        </draw:frame>
        <draw:frame draw:style-name="gr2" draw:text-style-name="P3" draw:layer="layout" svg:width="0.388cm" svg:height="0.433cm" svg:x="12.12cm" svg:y="4.247cm">
          <draw:text-box>
            <text:p text:style-name="P2"><text:span text:style-name="T2">в </text:span></text:p>
          </draw:text-box>
        </draw:frame>
        <draw:frame draw:style-name="gr2" draw:text-style-name="P3" draw:layer="layout" svg:width="2.174cm" svg:height="0.433cm" svg:x="12.584cm" svg:y="4.247cm">
          <draw:text-box>
            <text:p text:style-name="P2"><text:span text:style-name="T2">оформлении </text:span></text:p>
          </draw:text-box>
        </draw:frame>
        <draw:frame draw:style-name="gr2" draw:text-style-name="P3" draw:layer="layout" svg:width="1.158cm" svg:height="0.433cm" svg:x="14.94cm" svg:y="4.247cm">
          <draw:text-box>
            <text:p text:style-name="P2"><text:span text:style-name="T2">Заказа </text:span></text:p>
          </draw:text-box>
        </draw:frame>
        <draw:frame draw:style-name="gr2" draw:text-style-name="P3" draw:layer="layout" svg:width="0.388cm" svg:height="0.433cm" svg:x="16.277cm" svg:y="4.247cm">
          <draw:text-box>
            <text:p text:style-name="P2"><text:span text:style-name="T2">с </text:span></text:p>
          </draw:text-box>
        </draw:frame>
        <draw:frame draw:style-name="gr2" draw:text-style-name="P3" draw:layer="layout" svg:width="1.391cm" svg:height="0.433cm" svg:x="16.73cm" svg:y="4.247cm">
          <draw:text-box>
            <text:p text:style-name="P2"><text:span text:style-name="T2">формой </text:span></text:p>
          </draw:text-box>
        </draw:frame>
        <draw:frame draw:style-name="gr2" draw:text-style-name="P3" draw:layer="layout" svg:width="1.302cm" svg:height="0.433cm" svg:x="18.301cm" svg:y="4.247cm">
          <draw:text-box>
            <text:p text:style-name="P2"><text:span text:style-name="T2">оплаты </text:span></text:p>
          </draw:text-box>
        </draw:frame>
        <draw:frame draw:style-name="gr2" draw:text-style-name="P3" draw:layer="layout" svg:width="16.982cm" svg:height="0.433cm" svg:x="1.998cm" svg:y="4.693cm">
          <draw:text-box>
            <text:p text:style-name="P2"><text:span text:style-name="T2">«наличными </text:span><text:span text:style-name="T2">или картой </text:span><text:span text:style-name="T2">курьеру», </text:span><text:span text:style-name="T2">если ранее </text:span><text:span text:style-name="T2">оформленные </text:span><text:span text:style-name="T2">Заказы Гостя </text:span><text:span text:style-name="T2">не были </text:span><text:span text:style-name="T2">доставлены </text:span><text:span text:style-name="T2">по его </text:span></text:p>
          </draw:text-box>
        </draw:frame>
        <draw:frame draw:style-name="gr2" draw:text-style-name="P3" draw:layer="layout" svg:width="17.194cm" svg:height="0.433cm" svg:x="1.998cm" svg:y="5.139cm">
          <draw:text-box>
            <text:p text:style-name="P2"><text:span text:style-name="T2">вине. </text:span><text:span text:style-name="T2">Например, </text:span><text:span text:style-name="T2">если Гость не </text:span><text:span text:style-name="T2">открыл дверь </text:span><text:span text:style-name="T2">или не </text:span><text:span text:style-name="T2">ответил по </text:span><text:span text:style-name="T2">телефону </text:span><text:span text:style-name="T2">курьеру при </text:span><text:span text:style-name="T2">доставке </text:span><text:span text:style-name="T2">Заказа, </text:span></text:p>
          </draw:text-box>
        </draw:frame>
        <draw:frame draw:style-name="gr2" draw:text-style-name="P3" draw:layer="layout" svg:width="9.641cm" svg:height="0.433cm" svg:x="1.998cm" svg:y="5.585cm">
          <draw:text-box>
            <text:p text:style-name="P2"><text:span text:style-name="T2">или Гость </text:span><text:span text:style-name="T2">указал </text:span><text:span text:style-name="T2">несуществую</text:span><text:span text:style-name="T2">щий адрес </text:span><text:span text:style-name="T2">доставки, и </text:span><text:span text:style-name="T2">т.п. </text:span></text:p>
          </draw:text-box>
        </draw:frame>
        <draw:frame draw:style-name="gr2" draw:text-style-name="P3" draw:layer="layout" svg:width="10.014cm" svg:height="0.433cm" svg:x="1.998cm" svg:y="6.922cm">
          <draw:text-box>
            <text:p text:style-name="P2"><text:span text:style-name="T1">3. </text:span><text:span text:style-name="T1">Обязательств</text:span><text:span text:style-name="T1">а по </text:span><text:span text:style-name="T1">регистрации </text:span><text:span text:style-name="T1">и </text:span><text:span text:style-name="T1">пользовании </text:span><text:span text:style-name="T1">Сайтом</text:span></text:p>
          </draw:text-box>
        </draw:frame>
        <draw:frame draw:style-name="gr2" draw:text-style-name="P3" draw:layer="layout" svg:width="16.94cm" svg:height="0.433cm" svg:x="1.998cm" svg:y="7.367cm">
          <draw:text-box>
            <text:p text:style-name="P2"><text:span text:style-name="T2">3.1 <text:s/>Для <text:s/>того <text:s/></text:span><text:span text:style-name="T2">чтобы <text:s/></text:span><text:span text:style-name="T2">воспользовать</text:span><text:span text:style-name="T2">ся <text:s/>службой <text:s/></text:span><text:span text:style-name="T2">доставки <text:s/></text:span><text:span text:style-name="T2">Ресторана <text:s/></text:span><text:span text:style-name="T2">«Торнадо», </text:span><text:span text:style-name="T2">Гость </text:span><text:span text:style-name="T2">соглашается </text:span></text:p>
          </draw:text-box>
        </draw:frame>
        <draw:frame draw:style-name="gr2" draw:text-style-name="P3" draw:layer="layout" svg:width="16.986cm" svg:height="0.433cm" svg:x="1.998cm" svg:y="7.813cm">
          <draw:text-box>
            <text:p text:style-name="P2"><text:span text:style-name="T2">предоставить </text:span><text:span text:style-name="T2">правдивую, </text:span><text:span text:style-name="T2">точную и </text:span><text:span text:style-name="T2">полную </text:span><text:span text:style-name="T2">информацию </text:span><text:span text:style-name="T2">о себе по </text:span><text:span text:style-name="T2">вопросам, </text:span><text:span text:style-name="T2">предлагаемым </text:span><text:span text:style-name="T2">в форме </text:span></text:p>
          </draw:text-box>
        </draw:frame>
        <draw:frame draw:style-name="gr2" draw:text-style-name="P3" draw:layer="layout" svg:width="17.498cm" svg:height="0.433cm" svg:x="1.998cm" svg:y="8.26cm">
          <draw:text-box>
            <text:p text:style-name="P2"><text:span text:style-name="T2">регистрации, </text:span><text:span text:style-name="T2">пройти </text:span><text:span text:style-name="T2">процедуру </text:span><text:span text:style-name="T2">регистрации </text:span><text:span text:style-name="T2">на Сайте, </text:span><text:span text:style-name="T2">заполнив </text:span><text:span text:style-name="T2">форму </text:span><text:span text:style-name="T2">регистрации и </text:span><text:span text:style-name="T2">выразив </text:span><text:span text:style-name="T2">согласие </text:span></text:p>
          </draw:text-box>
        </draw:frame>
        <draw:frame draw:style-name="gr2" draw:text-style-name="P3" draw:layer="layout" svg:width="4.392cm" svg:height="0.433cm" svg:x="1.998cm" svg:y="8.706cm">
          <draw:text-box>
            <text:p text:style-name="P2"><text:span text:style-name="T2">с условиями </text:span><text:span text:style-name="T2">Соглашения. </text:span></text:p>
          </draw:text-box>
        </draw:frame>
        <draw:frame draw:style-name="gr2" draw:text-style-name="P3" draw:layer="layout" svg:width="17.481cm" svg:height="0.433cm" svg:x="1.998cm" svg:y="9.153cm">
          <draw:text-box>
            <text:p text:style-name="P2"><text:span text:style-name="T2">3.2 По </text:span><text:span text:style-name="T2">завершении </text:span><text:span text:style-name="T2">процесса </text:span><text:span text:style-name="T2">регистрации </text:span><text:span text:style-name="T2">Гость </text:span><text:span text:style-name="T2">получает </text:span><text:span text:style-name="T2">логин и </text:span><text:span text:style-name="T2">пароль для </text:span><text:span text:style-name="T2">доступа в </text:span><text:span text:style-name="T2">личный </text:span><text:span text:style-name="T2">кабинет. </text:span></text:p>
          </draw:text-box>
        </draw:frame>
        <draw:frame draw:style-name="gr2" draw:text-style-name="P3" draw:layer="layout" svg:width="16.389cm" svg:height="0.433cm" svg:x="1.998cm" svg:y="9.599cm">
          <draw:text-box>
            <text:p text:style-name="P2"><text:span text:style-name="T2">3.3 Гость </text:span><text:span text:style-name="T2">несет </text:span><text:span text:style-name="T2">ответственно</text:span><text:span text:style-name="T2">сть за </text:span><text:span text:style-name="T2">безопасность </text:span><text:span text:style-name="T2">своего логина </text:span><text:span text:style-name="T2">и пароля, а </text:span><text:span text:style-name="T2">также за все, </text:span><text:span text:style-name="T2">что будет </text:span></text:p>
          </draw:text-box>
        </draw:frame>
        <draw:frame draw:style-name="gr2" draw:text-style-name="P3" draw:layer="layout" svg:width="7.783cm" svg:height="0.433cm" svg:x="1.998cm" svg:y="10.046cm">
          <draw:text-box>
            <text:p text:style-name="P2"><text:span text:style-name="T2">сделано на </text:span><text:span text:style-name="T2">Сайте под его </text:span><text:span text:style-name="T2">логином и </text:span><text:span text:style-name="T2">паролем. <text:s/></text:span></text:p>
          </draw:text-box>
        </draw:frame>
        <draw:frame draw:style-name="gr2" draw:text-style-name="P3" draw:layer="layout" svg:width="17.321cm" svg:height="0.433cm" svg:x="1.998cm" svg:y="10.492cm">
          <draw:text-box>
            <text:p text:style-name="P2"><text:span text:style-name="T2">3.4 Гость </text:span><text:span text:style-name="T2">соглашается с </text:span><text:span text:style-name="T2">тем, что он </text:span><text:span text:style-name="T2">обязан </text:span><text:span text:style-name="T2">немедленно </text:span><text:span text:style-name="T2">уведомить </text:span><text:span text:style-name="T2">Ресторан </text:span><text:span text:style-name="T2">«Торнадо» о </text:span><text:span text:style-name="T2">любом случае </text:span></text:p>
          </draw:text-box>
        </draw:frame>
        <draw:frame draw:style-name="gr2" draw:text-style-name="P3" draw:layer="layout" svg:width="17.206cm" svg:height="0.433cm" svg:x="1.998cm" svg:y="10.939cm">
          <draw:text-box>
            <text:p text:style-name="P2"><text:span text:style-name="T2">неавторизова</text:span><text:span text:style-name="T2">нного (не </text:span><text:span text:style-name="T2">разрешенного</text:span><text:span text:style-name="T2">) доступа со </text:span><text:span text:style-name="T2">своим </text:span><text:span text:style-name="T2">логином и </text:span><text:span text:style-name="T2">паролем и/или </text:span><text:span text:style-name="T2">о любом </text:span><text:span text:style-name="T2">нарушении </text:span></text:p>
          </draw:text-box>
        </draw:frame>
        <draw:frame draw:style-name="gr2" draw:text-style-name="P3" draw:layer="layout" svg:width="2.423cm" svg:height="0.433cm" svg:x="1.998cm" svg:y="11.385cm">
          <draw:text-box>
            <text:p text:style-name="P2"><text:span text:style-name="T2">безопасности. </text:span></text:p>
          </draw:text-box>
        </draw:frame>
        <draw:frame draw:style-name="gr2" draw:text-style-name="P3" draw:layer="layout" svg:width="11.191cm" svg:height="0.433cm" svg:x="1.998cm" svg:y="12.279cm">
          <draw:text-box>
            <text:p text:style-name="P2"><text:span text:style-name="T1">4. Условия </text:span><text:span text:style-name="T1">использован</text:span><text:span text:style-name="T1">ия </text:span><text:span text:style-name="T1">материалов, </text:span><text:span text:style-name="T1">размещенны</text:span><text:span text:style-name="T1">х на Сайте</text:span></text:p>
          </draw:text-box>
        </draw:frame>
        <draw:frame draw:style-name="gr2" draw:text-style-name="P3" draw:layer="layout" svg:width="0.878cm" svg:height="0.433cm" svg:x="1.998cm" svg:y="12.723cm">
          <draw:text-box>
            <text:p text:style-name="P2"><text:span text:style-name="T2">4 . 1 <text:s/></text:span></text:p>
          </draw:text-box>
        </draw:frame>
        <draw:frame draw:style-name="gr2" draw:text-style-name="P3" draw:layer="layout" svg:width="1.2cm" svg:height="0.433cm" svg:x="2.684cm" svg:y="12.723cm">
          <draw:text-box>
            <text:p text:style-name="P2"><text:span text:style-name="T2">Са й т <text:s/></text:span></text:p>
          </draw:text-box>
        </draw:frame>
        <draw:frame draw:style-name="gr2" draw:text-style-name="P3" draw:layer="layout" svg:width="3.77cm" svg:height="0.433cm" svg:x="3.692cm" svg:y="12.723cm">
          <draw:text-box>
            <text:p text:style-name="P2"><text:span text:style-name="T2">содержит <text:s/></text:span><text:span text:style-name="T2">материалы, </text:span></text:p>
          </draw:text-box>
        </draw:frame>
        <draw:frame draw:style-name="gr2" draw:text-style-name="P3" draw:layer="layout" svg:width="2.974cm" svg:height="0.433cm" svg:x="7.555cm" svg:y="12.723cm">
          <draw:text-box>
            <text:p text:style-name="P2"><text:span text:style-name="T2">о х ра н я е м </text:span><text:span text:style-name="T2">ы е <text:s/></text:span></text:p>
          </draw:text-box>
        </draw:frame>
        <draw:frame draw:style-name="gr2" draw:text-style-name="P3" draw:layer="layout" svg:width="3.321cm" svg:height="0.433cm" svg:x="9.748cm" svg:y="12.723cm">
          <draw:text-box>
            <text:p text:style-name="P2"><text:span text:style-name="T2">авторским <text:s/></text:span><text:span text:style-name="T2">правом, </text:span></text:p>
          </draw:text-box>
        </draw:frame>
        <draw:frame draw:style-name="gr2" draw:text-style-name="P3" draw:layer="layout" svg:width="2.783cm" svg:height="0.433cm" svg:x="13.167cm" svg:y="12.723cm">
          <draw:text-box>
            <text:p text:style-name="P2"><text:span text:style-name="T2">товарные <text:s/></text:span><text:span text:style-name="T2">знаки </text:span></text:p>
          </draw:text-box>
        </draw:frame>
        <draw:frame draw:style-name="gr2" draw:text-style-name="P3" draw:layer="layout" svg:width="0.404cm" svg:height="0.433cm" svg:x="16.049cm" svg:y="12.723cm">
          <draw:text-box>
            <text:p text:style-name="P2"><text:span text:style-name="T2">и <text:s/></text:span></text:p>
          </draw:text-box>
        </draw:frame>
        <draw:frame draw:style-name="gr2" draw:text-style-name="P3" draw:layer="layout" svg:width="3.143cm" svg:height="0.433cm" svg:x="16.455cm" svg:y="12.723cm">
          <draw:text-box>
            <text:p text:style-name="P2"><text:span text:style-name="T2">иные <text:s/></text:span><text:span text:style-name="T2">охраняемые </text:span></text:p>
          </draw:text-box>
        </draw:frame>
        <draw:frame draw:style-name="gr2" draw:text-style-name="P3" draw:layer="layout" svg:width="16.753cm" svg:height="0.433cm" svg:x="1.998cm" svg:y="13.17cm">
          <draw:text-box>
            <text:p text:style-name="P2"><text:span text:style-name="T2">законом </text:span><text:span text:style-name="T2">материалы, </text:span><text:span text:style-name="T2">включая, но </text:span><text:span text:style-name="T2">не </text:span><text:span text:style-name="T2">ограничиваяс</text:span><text:span text:style-name="T2">ь: тексты, </text:span><text:span text:style-name="T2">фотографии, </text:span><text:span text:style-name="T2">графические </text:span><text:span text:style-name="T2">изображения. </text:span></text:p>
          </draw:text-box>
        </draw:frame>
        <draw:frame draw:style-name="gr2" draw:text-style-name="P3" draw:layer="layout" svg:width="0.878cm" svg:height="0.433cm" svg:x="1.998cm" svg:y="13.616cm">
          <draw:text-box>
            <text:p text:style-name="P2"><text:span text:style-name="T2">4 . 2 <text:s/></text:span></text:p>
          </draw:text-box>
        </draw:frame>
        <draw:frame draw:style-name="gr2" draw:text-style-name="P3" draw:layer="layout" svg:width="1.073cm" svg:height="0.433cm" svg:x="2.697cm" svg:y="13.616cm">
          <draw:text-box>
            <text:p text:style-name="P2"><text:span text:style-name="T2">П р и <text:s/></text:span></text:p>
          </draw:text-box>
        </draw:frame>
        <draw:frame draw:style-name="gr2" draw:text-style-name="P3" draw:layer="layout" svg:width="3.761cm" svg:height="0.433cm" svg:x="3.59cm" svg:y="13.616cm">
          <draw:text-box>
            <text:p text:style-name="P2"><text:span text:style-name="T2">этом <text:s/>все <text:s/></text:span><text:span text:style-name="T2">содержание </text:span></text:p>
          </draw:text-box>
        </draw:frame>
        <draw:frame draw:style-name="gr2" draw:text-style-name="P3" draw:layer="layout" svg:width="1.568cm" svg:height="0.433cm" svg:x="7.494cm" svg:y="13.616cm">
          <draw:text-box>
            <text:p text:style-name="P2"><text:span text:style-name="T2">С а й т а <text:s/></text:span></text:p>
          </draw:text-box>
        </draw:frame>
        <draw:frame draw:style-name="gr2" draw:text-style-name="P3" draw:layer="layout" svg:width="5.256cm" svg:height="0.433cm" svg:x="8.687cm" svg:y="13.616cm">
          <draw:text-box>
            <text:p text:style-name="P2"><text:span text:style-name="T2">охраняется <text:s/></text:span><text:span text:style-name="T2">авторским <text:s/></text:span><text:span text:style-name="T2">правом </text:span></text:p>
          </draw:text-box>
        </draw:frame>
        <draw:frame draw:style-name="gr2" draw:text-style-name="P3" draw:layer="layout" svg:width="3.219cm" svg:height="0.433cm" svg:x="14.079cm" svg:y="13.616cm">
          <draw:text-box>
            <text:p text:style-name="P2"><text:span text:style-name="T2">как <text:s/></text:span><text:span text:style-name="T2">произведение, </text:span></text:p>
          </draw:text-box>
        </draw:frame>
        <draw:frame draw:style-name="gr2" draw:text-style-name="P3" draw:layer="layout" svg:width="2.165cm" svg:height="0.433cm" svg:x="17.429cm" svg:y="13.616cm">
          <draw:text-box>
            <text:p text:style-name="P2"><text:span text:style-name="T2">созданное <text:s/>4 </text:span></text:p>
          </draw:text-box>
        </draw:frame>
        <draw:frame draw:style-name="gr2" draw:text-style-name="P3" draw:layer="layout" svg:width="3.418cm" svg:height="0.433cm" svg:x="1.998cm" svg:y="14.063cm">
          <draw:text-box>
            <text:p text:style-name="P2"><text:span text:style-name="T2">творческим <text:s/></text:span><text:span text:style-name="T2">трудом </text:span></text:p>
          </draw:text-box>
        </draw:frame>
        <draw:frame draw:style-name="gr2" draw:text-style-name="P3" draw:layer="layout" svg:width="3.042cm" svg:height="0.433cm" svg:x="5.421cm" svg:y="14.063cm">
          <draw:text-box>
            <text:p text:style-name="P2"><text:span text:style-name="T2">в <text:s/></text:span><text:span text:style-name="T2">соответствии <text:s/></text:span><text:span text:style-name="T2">с </text:span></text:p>
          </draw:text-box>
        </draw:frame>
        <draw:frame draw:style-name="gr2" draw:text-style-name="P3" draw:layer="layout" svg:width="3.266cm" svg:height="0.433cm" svg:x="8.421cm" svg:y="14.063cm">
          <draw:text-box>
            <text:p text:style-name="P2"><text:span text:style-name="T2">законодательс</text:span><text:span text:style-name="T2">твом </text:span></text:p>
          </draw:text-box>
        </draw:frame>
        <draw:frame draw:style-name="gr2" draw:text-style-name="P3" draw:layer="layout" svg:width="2.038cm" svg:height="0.433cm" svg:x="11.726cm" svg:y="14.063cm">
          <draw:text-box>
            <text:p text:style-name="P2"><text:span text:style-name="T2">Российской </text:span></text:p>
          </draw:text-box>
        </draw:frame>
        <draw:frame draw:style-name="gr2" draw:text-style-name="P3" draw:layer="layout" svg:width="1.945cm" svg:height="0.433cm" svg:x="13.808cm" svg:y="14.063cm">
          <draw:text-box>
            <text:p text:style-name="P2"><text:span text:style-name="T2">Федерации </text:span></text:p>
          </draw:text-box>
        </draw:frame>
        <draw:frame draw:style-name="gr2" draw:text-style-name="P3" draw:layer="layout" svg:width="0.493cm" svg:height="0.433cm" svg:x="15.797cm" svg:y="14.063cm">
          <draw:text-box>
            <text:p text:style-name="P2"><text:span text:style-name="T2">об </text:span></text:p>
          </draw:text-box>
        </draw:frame>
        <draw:frame draw:style-name="gr2" draw:text-style-name="P3" draw:layer="layout" svg:width="3.346cm" svg:height="0.433cm" svg:x="16.343cm" svg:y="14.063cm">
          <draw:text-box>
            <text:p text:style-name="P2"><text:span text:style-name="T2">авторском <text:s/></text:span><text:span text:style-name="T2">праве <text:s/>и </text:span></text:p>
          </draw:text-box>
        </draw:frame>
        <draw:frame draw:style-name="gr2" draw:text-style-name="P3" draw:layer="layout" svg:width="2.948cm" svg:height="0.433cm" svg:x="1.998cm" svg:y="14.509cm">
          <draw:text-box>
            <text:p text:style-name="P2"><text:span text:style-name="T2">смежных </text:span><text:span text:style-name="T2">правах. </text:span></text:p>
          </draw:text-box>
        </draw:frame>
        <draw:frame draw:style-name="gr2" draw:text-style-name="P3" draw:layer="layout" svg:width="2.186cm" svg:height="0.433cm" svg:x="1.998cm" svg:y="14.956cm">
          <draw:text-box>
            <text:p text:style-name="P2"><text:span text:style-name="T2">4.3 Ресторан </text:span></text:p>
          </draw:text-box>
        </draw:frame>
        <draw:frame draw:style-name="gr2" draw:text-style-name="P3" draw:layer="layout" svg:width="10.645cm" svg:height="0.433cm" svg:x="4.183cm" svg:y="14.956cm">
          <draw:text-box>
            <text:p text:style-name="P2"><text:span text:style-name="T2">«Торнадо» </text:span><text:span text:style-name="T2">принадлежат </text:span><text:span text:style-name="T2">авторские и </text:span><text:span text:style-name="T2">исключительн</text:span><text:span text:style-name="T2">ые права на </text:span></text:p>
          </draw:text-box>
        </draw:frame>
        <draw:frame draw:style-name="gr2" draw:text-style-name="P3" draw:layer="layout" svg:width="3.812cm" svg:height="0.433cm" svg:x="14.826cm" svg:y="14.956cm">
          <draw:text-box>
            <text:p text:style-name="P2"><text:span text:style-name="T2">и с п о л ь з о </text:span><text:span text:style-name="T2">в а н и е <text:s/></text:span></text:p>
          </draw:text-box>
        </draw:frame>
        <draw:frame draw:style-name="gr2" draw:text-style-name="P3" draw:layer="layout" svg:width="3.046cm" svg:height="0.433cm" svg:x="17.375cm" svg:y="14.956cm">
          <draw:text-box>
            <text:p text:style-name="P2"><text:span text:style-name="T2">с о д е р ж а н </text:span><text:span text:style-name="T2">и я <text:s/></text:span></text:p>
          </draw:text-box>
        </draw:frame>
        <draw:frame draw:style-name="gr2" draw:text-style-name="P3" draw:layer="layout" svg:width="16.106cm" svg:height="0.433cm" svg:x="1.998cm" svg:y="15.402cm">
          <draw:text-box>
            <text:p text:style-name="P2"><text:span text:style-name="T2">Сайта (в том </text:span><text:span text:style-name="T2">числе, право </text:span><text:span text:style-name="T2">на подбор, </text:span><text:span text:style-name="T2">расположение</text:span><text:span text:style-name="T2">, </text:span><text:span text:style-name="T2">систематизац</text:span><text:span text:style-name="T2">ию и </text:span><text:span text:style-name="T2">преобразован</text:span><text:span text:style-name="T2">ие данных, </text:span></text:p>
          </draw:text-box>
        </draw:frame>
        <draw:frame draw:style-name="gr2" draw:text-style-name="P3" draw:layer="layout" svg:width="10.086cm" svg:height="0.433cm" svg:x="1.998cm" svg:y="15.849cm">
          <draw:text-box>
            <text:p text:style-name="P2"><text:span text:style-name="T2">содержащихс</text:span><text:span text:style-name="T2">я на сайте, а </text:span><text:span text:style-name="T2">также на сами </text:span><text:span text:style-name="T2">исходные </text:span><text:span text:style-name="T2">данные). </text:span></text:p>
          </draw:text-box>
        </draw:frame>
        <draw:frame draw:style-name="gr2" draw:text-style-name="P3" draw:layer="layout" svg:width="2.296cm" svg:height="0.433cm" svg:x="1.998cm" svg:y="16.295cm">
          <draw:text-box>
            <text:p text:style-name="P2"><text:span text:style-name="T2">4.4 <text:s/>Гость <text:s/>не </text:span></text:p>
          </draw:text-box>
        </draw:frame>
        <draw:frame draw:style-name="gr2" draw:text-style-name="P3" draw:layer="layout" svg:width="1.069cm" svg:height="0.433cm" svg:x="4.31cm" svg:y="16.295cm">
          <draw:text-box>
            <text:p text:style-name="P2"><text:span text:style-name="T2">имеет </text:span></text:p>
          </draw:text-box>
        </draw:frame>
        <draw:frame draw:style-name="gr2" draw:text-style-name="P3" draw:layer="layout" svg:width="1.031cm" svg:height="0.433cm" svg:x="5.444cm" svg:y="16.295cm">
          <draw:text-box>
            <text:p text:style-name="P2"><text:span text:style-name="T2">права </text:span></text:p>
          </draw:text-box>
        </draw:frame>
        <draw:frame draw:style-name="gr2" draw:text-style-name="P3" draw:layer="layout" svg:width="1.412cm" svg:height="0.433cm" svg:x="6.54cm" svg:y="16.295cm">
          <draw:text-box>
            <text:p text:style-name="P2"><text:span text:style-name="T2">вносить </text:span></text:p>
          </draw:text-box>
        </draw:frame>
        <draw:frame draw:style-name="gr2" draw:text-style-name="P3" draw:layer="layout" svg:width="1.949cm" svg:height="0.433cm" svg:x="8.021cm" svg:y="16.295cm">
          <draw:text-box>
            <text:p text:style-name="P2"><text:span text:style-name="T2">изменения, </text:span></text:p>
          </draw:text-box>
        </draw:frame>
        <draw:frame draw:style-name="gr2" draw:text-style-name="P3" draw:layer="layout" svg:width="7.161cm" svg:height="0.433cm" svg:x="10.041cm" svg:y="16.295cm">
          <draw:text-box>
            <text:p text:style-name="P2"><text:span text:style-name="T2">публиковать, <text:s/></text:span><text:span text:style-name="T2">передавать <text:s/></text:span><text:span text:style-name="T2">третьим <text:s/></text:span><text:span text:style-name="T2">лицам, </text:span></text:p>
          </draw:text-box>
        </draw:frame>
        <draw:frame draw:style-name="gr2" draw:text-style-name="P3" draw:layer="layout" svg:width="2.085cm" svg:height="0.433cm" svg:x="17.167cm" svg:y="16.295cm">
          <draw:text-box>
            <text:p text:style-name="P2"><text:span text:style-name="T2">участвовать </text:span></text:p>
          </draw:text-box>
        </draw:frame>
        <draw:frame draw:style-name="gr2" draw:text-style-name="P3" draw:layer="layout" svg:width="0.388cm" svg:height="0.433cm" svg:x="19.312cm" svg:y="16.295cm">
          <draw:text-box>
            <text:p text:style-name="P2"><text:span text:style-name="T2">в </text:span></text:p>
          </draw:text-box>
        </draw:frame>
        <draw:frame draw:style-name="gr2" draw:text-style-name="P3" draw:layer="layout" svg:width="17.977cm" svg:height="0.433cm" svg:x="1.998cm" svg:y="16.742cm">
          <draw:text-box>
            <text:p text:style-name="P2"><text:span text:style-name="T2">продаже <text:s/>или <text:s/></text:span><text:span text:style-name="T2">уступке, <text:s/></text:span><text:span text:style-name="T2">создавать <text:s/></text:span><text:span text:style-name="T2">производные </text:span><text:span text:style-name="T2">продукты <text:s/></text:span><text:span text:style-name="T2">или <text:s/>иным </text:span><text:span text:style-name="T2">образом </text:span><text:span text:style-name="T2">использовать, </text:span><text:span text:style-name="T2">частично <text:s/>или </text:span></text:p>
          </draw:text-box>
        </draw:frame>
        <draw:frame draw:style-name="gr2" draw:text-style-name="P3" draw:layer="layout" svg:width="5.251cm" svg:height="0.433cm" svg:x="1.998cm" svg:y="17.188cm">
          <draw:text-box>
            <text:p text:style-name="P2"><text:span text:style-name="T2">полностью, </text:span><text:span text:style-name="T2">содержание </text:span><text:span text:style-name="T2">Сайта. </text:span></text:p>
          </draw:text-box>
        </draw:frame>
        <draw:frame draw:style-name="gr2" draw:text-style-name="P3" draw:layer="layout" svg:width="8.596cm" svg:height="0.433cm" svg:x="1.998cm" svg:y="17.635cm">
          <draw:text-box>
            <text:p text:style-name="P2"><text:span text:style-name="T2">4.5 Гость </text:span><text:span text:style-name="T2">признает и </text:span><text:span text:style-name="T2">соглашается с </text:span><text:span text:style-name="T2">тем, что Сайт </text:span><text:span text:style-name="T2">и </text:span></text:p>
          </draw:text-box>
        </draw:frame>
        <draw:frame draw:style-name="gr2" draw:text-style-name="P3" draw:layer="layout" svg:width="0.629cm" svg:height="0.433cm" svg:x="10.6cm" svg:y="17.635cm">
          <draw:text-box>
            <text:p text:style-name="P2"><text:span text:style-name="T2">все </text:span></text:p>
          </draw:text-box>
        </draw:frame>
        <draw:frame draw:style-name="gr2" draw:text-style-name="P3" draw:layer="layout" svg:width="2.352cm" svg:height="0.433cm" svg:x="11.227cm" svg:y="17.635cm">
          <draw:text-box>
            <text:p text:style-name="P2"><text:span text:style-name="T2">необходимые </text:span></text:p>
          </draw:text-box>
        </draw:frame>
        <draw:frame draw:style-name="gr2" draw:text-style-name="P3" draw:layer="layout" svg:width="2.076cm" svg:height="0.433cm" svg:x="13.576cm" svg:y="17.635cm">
          <draw:text-box>
            <text:p text:style-name="P2"><text:span text:style-name="T2">программы, </text:span></text:p>
          </draw:text-box>
        </draw:frame>
        <draw:frame draw:style-name="gr2" draw:text-style-name="P3" draw:layer="layout" svg:width="1.81cm" svg:height="0.433cm" svg:x="15.651cm" svg:y="17.635cm">
          <draw:text-box>
            <text:p text:style-name="P2"><text:span text:style-name="T2">связанные </text:span></text:p>
          </draw:text-box>
        </draw:frame>
        <draw:frame draw:style-name="gr2" draw:text-style-name="P3" draw:layer="layout" svg:width="0.388cm" svg:height="0.433cm" svg:x="17.462cm" svg:y="17.635cm">
          <draw:text-box>
            <text:p text:style-name="P2"><text:span text:style-name="T2">с </text:span></text:p>
          </draw:text-box>
        </draw:frame>
        <draw:frame draw:style-name="gr2" draw:text-style-name="P3" draw:layer="layout" svg:width="0.857cm" svg:height="0.433cm" svg:x="17.732cm" svg:y="17.635cm">
          <draw:text-box>
            <text:p text:style-name="P2"><text:span text:style-name="T2">ним, </text:span></text:p>
          </draw:text-box>
        </draw:frame>
        <draw:frame draw:style-name="gr2" draw:text-style-name="P3" draw:layer="layout" svg:width="2.428cm" svg:height="0.433cm" svg:x="1.998cm" svg:y="18.081cm">
          <draw:text-box>
            <text:p text:style-name="P2"><text:span text:style-name="T2">с о д е р ж а т <text:s/></text:span></text:p>
          </draw:text-box>
        </draw:frame>
        <draw:frame draw:style-name="gr2" draw:text-style-name="P3" draw:layer="layout" svg:width="3.389cm" svg:height="0.433cm" svg:x="3.894cm" svg:y="18.081cm">
          <draw:text-box>
            <text:p text:style-name="P2"><text:span text:style-name="T2">конфиденциал</text:span><text:span text:style-name="T2">ьную </text:span></text:p>
          </draw:text-box>
        </draw:frame>
        <draw:frame draw:style-name="gr2" draw:text-style-name="P3" draw:layer="layout" svg:width="3.452cm" svg:height="0.433cm" svg:x="7.52cm" svg:y="18.081cm">
          <draw:text-box>
            <text:p text:style-name="P2"><text:span text:style-name="T2">и н ф о р м а ц </text:span><text:span text:style-name="T2">и ю , <text:s/></text:span></text:p>
          </draw:text-box>
        </draw:frame>
        <draw:frame draw:style-name="gr2" draw:text-style-name="P3" draw:layer="layout" svg:width="1.395cm" svg:height="0.433cm" svg:x="10.152cm" svg:y="18.081cm">
          <draw:text-box>
            <text:p text:style-name="P2"><text:span text:style-name="T2">которая </text:span></text:p>
          </draw:text-box>
        </draw:frame>
        <draw:frame draw:style-name="gr2" draw:text-style-name="P3" draw:layer="layout" svg:width="2.567cm" svg:height="0.433cm" svg:x="11.798cm" svg:y="18.081cm">
          <draw:text-box>
            <text:p text:style-name="P2"><text:span text:style-name="T2">з а щ и щ е н </text:span><text:span text:style-name="T2">а <text:s/></text:span></text:p>
          </draw:text-box>
        </draw:frame>
        <draw:frame draw:style-name="gr2" draw:text-style-name="P3" draw:layer="layout" svg:width="1.645cm" svg:height="0.433cm" svg:x="13.837cm" svg:y="18.081cm">
          <draw:text-box>
            <text:p text:style-name="P2"><text:span text:style-name="T2">законами </text:span></text:p>
          </draw:text-box>
        </draw:frame>
        <draw:frame draw:style-name="gr2" draw:text-style-name="P3" draw:layer="layout" svg:width="0.688cm" svg:height="0.433cm" svg:x="15.728cm" svg:y="18.081cm">
          <draw:text-box>
            <text:p text:style-name="P2"><text:span text:style-name="T2">о б <text:s/></text:span></text:p>
          </draw:text-box>
        </draw:frame>
        <draw:frame draw:style-name="gr2" draw:text-style-name="P3" draw:layer="layout" svg:width="3.13cm" svg:height="0.433cm" svg:x="16.477cm" svg:y="18.081cm">
          <draw:text-box>
            <text:p text:style-name="P2"><text:span text:style-name="T2">интеллектуаль</text:span><text:span text:style-name="T2">ной </text:span></text:p>
          </draw:text-box>
        </draw:frame>
        <draw:frame draw:style-name="gr2" draw:text-style-name="P3" draw:layer="layout" svg:width="11.868cm" svg:height="0.433cm" svg:x="1.998cm" svg:y="18.528cm">
          <draw:text-box>
            <text:p text:style-name="P2"><text:span text:style-name="T2">собственност</text:span><text:span text:style-name="T2">и и прочими </text:span><text:span text:style-name="T2">российскими </text:span><text:span text:style-name="T2">и </text:span><text:span text:style-name="T2">международн</text:span><text:span text:style-name="T2">ыми </text:span><text:span text:style-name="T2">законами. <text:s/></text:span></text:p>
          </draw:text-box>
        </draw:frame>
        <draw:frame draw:style-name="gr2" draw:text-style-name="P3" draw:layer="layout" svg:width="4.248cm" svg:height="0.433cm" svg:x="1.998cm" svg:y="19.417cm">
          <draw:text-box>
            <text:p text:style-name="P2"><text:span text:style-name="T1">5. </text:span><text:span text:style-name="T1">Конфиденци</text:span><text:span text:style-name="T1">альность</text:span></text:p>
          </draw:text-box>
        </draw:frame>
        <draw:frame draw:style-name="gr2" draw:text-style-name="P3" draw:layer="layout" svg:width="17.388cm" svg:height="0.433cm" svg:x="1.998cm" svg:y="19.865cm">
          <draw:text-box>
            <text:p text:style-name="P2"><text:span text:style-name="T2">5.1 </text:span><text:span text:style-name="T2">Персональны</text:span><text:span text:style-name="T2">е данные </text:span><text:span text:style-name="T2">Гостя </text:span><text:span text:style-name="T2">обрабатываю</text:span><text:span text:style-name="T2">тся в </text:span><text:span text:style-name="T2">соответствии </text:span><text:span text:style-name="T2">с ФЗ «О </text:span><text:span text:style-name="T2">персональных </text:span><text:span text:style-name="T2">данных» </text:span><text:span text:style-name="T2">№152-</text:span></text:p>
          </draw:text-box>
        </draw:frame>
        <draw:frame draw:style-name="gr2" draw:text-style-name="P3" draw:layer="layout" svg:width="0.701cm" svg:height="0.433cm" svg:x="1.998cm" svg:y="20.312cm">
          <draw:text-box>
            <text:p text:style-name="P2"><text:span text:style-name="T2">ФЗ. </text:span></text:p>
          </draw:text-box>
        </draw:frame>
        <draw:frame draw:style-name="gr2" draw:text-style-name="P3" draw:layer="layout" svg:width="17.901cm" svg:height="0.433cm" svg:x="1.998cm" svg:y="20.758cm">
          <draw:text-box>
            <text:p text:style-name="P2"><text:span text:style-name="T2">5.2 <text:s/>При <text:s/></text:span><text:span text:style-name="T2">регистрации </text:span><text:span text:style-name="T2">на <text:s/>Сайте, </text:span><text:span text:style-name="T2">Гость </text:span><text:span text:style-name="T2">предоставляе</text:span><text:span text:style-name="T2">т <text:s/>следующую </text:span><text:span text:style-name="T2">информацию: </text:span><text:span text:style-name="T2">Имя, <text:s/>адрес <text:s/></text:span><text:span text:style-name="T2">электронной </text:span></text:p>
          </draw:text-box>
        </draw:frame>
        <draw:frame draw:style-name="gr2" draw:text-style-name="P3" draw:layer="layout" svg:width="9.904cm" svg:height="0.433cm" svg:x="1.998cm" svg:y="21.204cm">
          <draw:text-box>
            <text:p text:style-name="P2"><text:span text:style-name="T2">почты, номер </text:span><text:span text:style-name="T2">контактного </text:span><text:span text:style-name="T2">телефон, </text:span><text:span text:style-name="T2">адрес </text:span><text:span text:style-name="T2">доставки </text:span><text:span text:style-name="T2">Заказа. </text:span></text:p>
          </draw:text-box>
        </draw:frame>
        <draw:frame draw:style-name="gr2" draw:text-style-name="P3" draw:layer="layout" svg:width="0.878cm" svg:height="0.433cm" svg:x="1.998cm" svg:y="21.65cm">
          <draw:text-box>
            <text:p text:style-name="P2"><text:span text:style-name="T2">5 . 3 <text:s/></text:span></text:p>
          </draw:text-box>
        </draw:frame>
        <draw:frame draw:style-name="gr2" draw:text-style-name="P3" draw:layer="layout" svg:width="3.558cm" svg:height="0.433cm" svg:x="2.582cm" svg:y="21.65cm">
          <draw:text-box>
            <text:p text:style-name="P2"><text:span text:style-name="T2">П р е д о с т а </text:span><text:span text:style-name="T2">в л я я <text:s/></text:span></text:p>
          </draw:text-box>
        </draw:frame>
        <draw:frame draw:style-name="gr2" draw:text-style-name="P3" draw:layer="layout" svg:width="1.247cm" svg:height="0.433cm" svg:x="4.974cm" svg:y="21.65cm">
          <draw:text-box>
            <text:p text:style-name="P2"><text:span text:style-name="T2">с в о и <text:s/></text:span></text:p>
          </draw:text-box>
        </draw:frame>
        <draw:frame draw:style-name="gr2" draw:text-style-name="P3" draw:layer="layout" svg:width="3.609cm" svg:height="0.433cm" svg:x="5.831cm" svg:y="21.65cm">
          <draw:text-box>
            <text:p text:style-name="P2"><text:span text:style-name="T2">п е р с о н а л </text:span><text:span text:style-name="T2">ь н ы е <text:s/></text:span></text:p>
          </draw:text-box>
        </draw:frame>
        <draw:frame draw:style-name="gr2" draw:text-style-name="P3" draw:layer="layout" svg:width="1.907cm" svg:height="0.433cm" svg:x="8.269cm" svg:y="21.65cm">
          <draw:text-box>
            <text:p text:style-name="P2"><text:span text:style-name="T2">д а н н ы е <text:s/></text:span></text:p>
          </draw:text-box>
        </draw:frame>
        <draw:frame draw:style-name="gr2" draw:text-style-name="P3" draw:layer="layout" svg:width="1.001cm" svg:height="0.433cm" svg:x="9.588cm" svg:y="21.65cm">
          <draw:text-box>
            <text:p text:style-name="P2"><text:span text:style-name="T2">п р и <text:s/></text:span></text:p>
          </draw:text-box>
        </draw:frame>
        <draw:frame draw:style-name="gr2" draw:text-style-name="P3" draw:layer="layout" svg:width="6.496cm" svg:height="0.433cm" svg:x="10.297cm" svg:y="21.65cm">
          <draw:text-box>
            <text:p text:style-name="P2"><text:span text:style-name="T2">р е г и с т р а </text:span><text:span text:style-name="T2">ц и и / о ф о р </text:span><text:span text:style-name="T2">м л е н и и <text:s/></text:span></text:p>
          </draw:text-box>
        </draw:frame>
        <draw:frame draw:style-name="gr2" draw:text-style-name="P3" draw:layer="layout" svg:width="1.7cm" svg:height="0.433cm" svg:x="14.65cm" svg:y="21.65cm">
          <draw:text-box>
            <text:p text:style-name="P2"><text:span text:style-name="T2">з а к а з а <text:s/></text:span></text:p>
          </draw:text-box>
        </draw:frame>
        <draw:frame draw:style-name="gr2" draw:text-style-name="P3" draw:layer="layout" svg:width="0.675cm" svg:height="0.433cm" svg:x="15.763cm" svg:y="21.65cm">
          <draw:text-box>
            <text:p text:style-name="P2"><text:span text:style-name="T2">н а <text:s/></text:span></text:p>
          </draw:text-box>
        </draw:frame>
        <draw:frame draw:style-name="gr2" draw:text-style-name="P3" draw:layer="layout" svg:width="2.119cm" svg:height="0.433cm" svg:x="16.242cm" svg:y="21.65cm">
          <draw:text-box>
            <text:p text:style-name="P2"><text:span text:style-name="T2">Сайте Гость </text:span></text:p>
          </draw:text-box>
        </draw:frame>
        <draw:frame draw:style-name="gr2" draw:text-style-name="P3" draw:layer="layout" svg:width="16.787cm" svg:height="0.433cm" svg:x="1.998cm" svg:y="22.097cm">
          <draw:text-box>
            <text:p text:style-name="P2"><text:span text:style-name="T2">соглашается </text:span><text:span text:style-name="T2">на их </text:span><text:span text:style-name="T2">обработку </text:span><text:span text:style-name="T2">Рестораном </text:span><text:span text:style-name="T2">«Торнадо», в </text:span><text:span text:style-name="T2">том числе и в </text:span><text:span text:style-name="T2">целях </text:span><text:span text:style-name="T2">выполнения </text:span><text:span text:style-name="T2">Рестораном </text:span></text:p>
          </draw:text-box>
        </draw:frame>
        <draw:frame draw:style-name="gr2" draw:text-style-name="P3" draw:layer="layout" svg:width="16.542cm" svg:height="0.433cm" svg:x="1.998cm" svg:y="22.543cm">
          <draw:text-box>
            <text:p text:style-name="P2"><text:span text:style-name="T2">«Торнадо» </text:span><text:span text:style-name="T2">обязательств </text:span><text:span text:style-name="T2">перед Гостем </text:span><text:span text:style-name="T2">в рамках </text:span><text:span text:style-name="T2">настоящего </text:span><text:span text:style-name="T2">Соглашения, </text:span><text:span text:style-name="T2">информирова</text:span><text:span text:style-name="T2">ния Гостя о </text:span></text:p>
          </draw:text-box>
        </draw:frame>
        <draw:frame draw:style-name="gr2" draw:text-style-name="P3" draw:layer="layout" svg:width="1.539cm" svg:height="0.433cm" svg:x="18.551cm" svg:y="22.543cm">
          <draw:text-box>
            <text:p text:style-name="P2"><text:span text:style-name="T2">с в о и х <text:s/></text:span></text:p>
          </draw:text-box>
        </draw:frame>
        <draw:frame draw:style-name="gr2" draw:text-style-name="P3" draw:layer="layout" svg:width="16.207cm" svg:height="0.433cm" svg:x="1.998cm" svg:y="22.989cm">
          <draw:text-box>
            <text:p text:style-name="P2"><text:span text:style-name="T2">услугах, </text:span><text:span text:style-name="T2">контроля </text:span><text:span text:style-name="T2">маркетинговы</text:span><text:span text:style-name="T2">х акций, </text:span><text:span text:style-name="T2">клиентской </text:span><text:span text:style-name="T2">поддержки, </text:span><text:span text:style-name="T2">организации </text:span><text:span text:style-name="T2">доставки </text:span><text:span text:style-name="T2">Заказов, </text:span></text:p>
          </draw:text-box>
        </draw:frame>
        <draw:frame draw:style-name="gr2" draw:text-style-name="P3" draw:layer="layout" svg:width="16.978cm" svg:height="0.433cm" svg:x="1.998cm" svg:y="23.435cm">
          <draw:text-box>
            <text:p text:style-name="P2"><text:span text:style-name="T2">проведение </text:span><text:span text:style-name="T2">розыгрышей </text:span><text:span text:style-name="T2">призов среди </text:span><text:span text:style-name="T2">Гостей, </text:span><text:span text:style-name="T2">контроля </text:span><text:span text:style-name="T2">удовлетворен</text:span><text:span text:style-name="T2">ности Гостей, </text:span><text:span text:style-name="T2">а также </text:span><text:span text:style-name="T2">качества </text:span></text:p>
          </draw:text-box>
        </draw:frame>
        <draw:frame draw:style-name="gr2" draw:text-style-name="P3" draw:layer="layout" svg:width="6.733cm" svg:height="0.433cm" svg:x="1.998cm" svg:y="23.882cm">
          <draw:text-box>
            <text:p text:style-name="P2"><text:span text:style-name="T2">услуг, </text:span><text:span text:style-name="T2">оказываемых </text:span><text:span text:style-name="T2">службой </text:span><text:span text:style-name="T2">доставки. <text:s/></text:span></text:p>
          </draw:text-box>
        </draw:frame>
        <draw:frame draw:style-name="gr2" draw:text-style-name="P3" draw:layer="layout" svg:width="0.586cm" svg:height="0.433cm" svg:x="1.998cm" svg:y="24.328cm">
          <draw:text-box>
            <text:p text:style-name="P2"><text:span text:style-name="T2">5.4 </text:span></text:p>
          </draw:text-box>
        </draw:frame>
        <draw:frame draw:style-name="gr2" draw:text-style-name="P3" draw:layer="layout" svg:width="0.772cm" svg:height="0.433cm" svg:x="2.659cm" svg:y="24.328cm">
          <draw:text-box>
            <text:p text:style-name="P2"><text:span text:style-name="T2">Под </text:span></text:p>
          </draw:text-box>
        </draw:frame>
        <draw:frame draw:style-name="gr2" draw:text-style-name="P3" draw:layer="layout" svg:width="2.017cm" svg:height="0.433cm" svg:x="3.505cm" svg:y="24.328cm">
          <draw:text-box>
            <text:p text:style-name="P2"><text:span text:style-name="T2">обработкой </text:span></text:p>
          </draw:text-box>
        </draw:frame>
        <draw:frame draw:style-name="gr2" draw:text-style-name="P3" draw:layer="layout" svg:width="3.901cm" svg:height="0.433cm" svg:x="5.587cm" svg:y="24.328cm">
          <draw:text-box>
            <text:p text:style-name="P2"><text:span text:style-name="T2">персональных </text:span><text:span text:style-name="T2"><text:s/>данных </text:span></text:p>
          </draw:text-box>
        </draw:frame>
        <draw:frame draw:style-name="gr2" draw:text-style-name="P3" draw:layer="layout" svg:width="10.213cm" svg:height="0.433cm" svg:x="9.524cm" svg:y="24.328cm">
          <draw:text-box>
            <text:p text:style-name="P2"><text:span text:style-name="T2">понимается <text:s/></text:span><text:span text:style-name="T2">любое <text:s/></text:span><text:span text:style-name="T2">действие <text:s/></text:span><text:span text:style-name="T2">(операция) <text:s/></text:span><text:span text:style-name="T2">или <text:s/></text:span><text:span text:style-name="T2">совокупность </text:span></text:p>
          </draw:text-box>
        </draw:frame>
        <draw:frame draw:style-name="gr2" draw:text-style-name="P3" draw:layer="layout" svg:width="3.74cm" svg:height="0.433cm" svg:x="1.998cm" svg:y="24.774cm">
          <draw:text-box>
            <text:p text:style-name="P2"><text:span text:style-name="T2">действий <text:s/></text:span><text:span text:style-name="T2">(операций), </text:span></text:p>
          </draw:text-box>
        </draw:frame>
        <draw:frame draw:style-name="gr2" draw:text-style-name="P3" draw:layer="layout" svg:width="2.368cm" svg:height="0.433cm" svg:x="5.802cm" svg:y="24.774cm">
          <draw:text-box>
            <text:p text:style-name="P2"><text:span text:style-name="T2">совершаемых </text:span></text:p>
          </draw:text-box>
        </draw:frame>
        <draw:frame draw:style-name="gr2" draw:text-style-name="P3" draw:layer="layout" svg:width="0.388cm" svg:height="0.433cm" svg:x="8.239cm" svg:y="24.774cm">
          <draw:text-box>
            <text:p text:style-name="P2"><text:span text:style-name="T2">с </text:span></text:p>
          </draw:text-box>
        </draw:frame>
        <draw:frame draw:style-name="gr2" draw:text-style-name="P3" draw:layer="layout" svg:width="2.792cm" svg:height="0.433cm" svg:x="8.594cm" svg:y="24.774cm">
          <draw:text-box>
            <text:p text:style-name="P2"><text:span text:style-name="T2">использовани</text:span><text:span text:style-name="T2">ем </text:span></text:p>
          </draw:text-box>
        </draw:frame>
        <draw:frame draw:style-name="gr2" draw:text-style-name="P3" draw:layer="layout" svg:width="4.024cm" svg:height="0.433cm" svg:x="11.46cm" svg:y="24.774cm">
          <draw:text-box>
            <text:p text:style-name="P2"><text:span text:style-name="T2">средств <text:s/></text:span><text:span text:style-name="T2">автоматизаци</text:span><text:span text:style-name="T2">и </text:span></text:p>
          </draw:text-box>
        </draw:frame>
        <draw:frame draw:style-name="gr2" draw:text-style-name="P3" draw:layer="layout" svg:width="4.074cm" svg:height="0.433cm" svg:x="15.543cm" svg:y="24.774cm">
          <draw:text-box>
            <text:p text:style-name="P2"><text:span text:style-name="T2">или <text:s/>без <text:s/></text:span><text:span text:style-name="T2">использовани</text:span><text:span text:style-name="T2">я </text:span></text:p>
          </draw:text-box>
        </draw:frame>
        <draw:frame draw:style-name="gr2" draw:text-style-name="P3" draw:layer="layout" svg:width="17.604cm" svg:height="0.433cm" svg:x="1.998cm" svg:y="25.221cm">
          <draw:text-box>
            <text:p text:style-name="P2"><text:span text:style-name="T2">таких средств </text:span><text:span text:style-name="T2">с </text:span><text:span text:style-name="T2">персональным</text:span><text:span text:style-name="T2">и данными, </text:span><text:span text:style-name="T2">включая сбор, </text:span><text:span text:style-name="T2">запись, </text:span><text:span text:style-name="T2">систематизац</text:span><text:span text:style-name="T2">ию, </text:span><text:span text:style-name="T2">накопление, </text:span><text:span text:style-name="T2">хранение, </text:span></text:p>
          </draw:text-box>
        </draw:frame>
        <draw:frame draw:style-name="gr2" draw:text-style-name="P3" draw:layer="layout" svg:width="17.575cm" svg:height="0.433cm" svg:x="1.998cm" svg:y="25.667cm">
          <draw:text-box>
            <text:p text:style-name="P2"><text:span text:style-name="T2">уточнение </text:span><text:span text:style-name="T2">(обновление, </text:span><text:span text:style-name="T2">изменение) </text:span><text:span text:style-name="T2">извлечение, </text:span><text:span text:style-name="T2">использовани</text:span><text:span text:style-name="T2">е, передачу (в </text:span><text:span text:style-name="T2">том числе </text:span><text:span text:style-name="T2">передачу </text:span><text:span text:style-name="T2">третьим </text:span></text:p>
          </draw:text-box>
        </draw:frame>
        <draw:frame draw:style-name="gr2" draw:text-style-name="P3" draw:layer="layout" svg:width="14.878cm" svg:height="0.433cm" svg:x="1.998cm" svg:y="26.113cm">
          <draw:text-box>
            <text:p text:style-name="P2"><text:span text:style-name="T2">лицам, <text:s/>не <text:s/></text:span><text:span text:style-name="T2">исключая <text:s/></text:span><text:span text:style-name="T2">трансграничн</text:span><text:span text:style-name="T2">ую <text:s/>передачу, </text:span><text:span text:style-name="T2"><text:s/>если <text:s/></text:span><text:span text:style-name="T2">необходимост</text:span><text:span text:style-name="T2">ь <text:s/>в <text:s/>ней <text:s/></text:span><text:span text:style-name="T2">возникла </text:span></text:p>
          </draw:text-box>
        </draw:frame>
        <draw:frame draw:style-name="gr2" draw:text-style-name="P3" draw:layer="layout" svg:width="3.19cm" svg:height="0.433cm" svg:x="16.333cm" svg:y="26.113cm">
          <draw:text-box>
            <text:p text:style-name="P2"><text:span text:style-name="T2">в ходе </text:span><text:span text:style-name="T2">исполнения </text:span></text:p>
          </draw:text-box>
        </draw:frame>
        <draw:frame draw:style-name="gr2" draw:text-style-name="P3" draw:layer="layout" svg:width="15.56cm" svg:height="0.433cm" svg:x="1.998cm" svg:y="26.559cm">
          <draw:text-box>
            <text:p text:style-name="P2"><text:span text:style-name="T2">обязательств), </text:span><text:span text:style-name="T2">обезличивани</text:span><text:span text:style-name="T2">е, </text:span><text:span text:style-name="T2">блокирование</text:span><text:span text:style-name="T2">, удаление, </text:span><text:span text:style-name="T2">уничтожение </text:span><text:span text:style-name="T2">персональных </text:span><text:span text:style-name="T2">данных. </text:span></text:p>
          </draw:text-box>
        </draw:frame>
      </draw:page>
      <draw:page draw:name="page4" draw:style-name="dp1" draw:master-page-name="master-page34">
        <draw:frame draw:style-name="gr2" draw:text-style-name="P3" draw:layer="layout" svg:width="0.586cm" svg:height="0.433cm" svg:x="1.998cm" svg:y="2.011cm">
          <draw:text-box>
            <text:p text:style-name="P2"><text:span text:style-name="T2">5.5 </text:span></text:p>
          </draw:text-box>
        </draw:frame>
        <draw:frame draw:style-name="gr2" draw:text-style-name="P3" draw:layer="layout" svg:width="2.042cm" svg:height="0.433cm" svg:x="2.777cm" svg:y="2.011cm">
          <draw:text-box>
            <text:p text:style-name="P2"><text:span text:style-name="T2">Рестораном </text:span></text:p>
          </draw:text-box>
        </draw:frame>
        <draw:frame draw:style-name="gr2" draw:text-style-name="P3" draw:layer="layout" svg:width="1.89cm" svg:height="0.433cm" svg:x="5.014cm" svg:y="2.011cm">
          <draw:text-box>
            <text:p text:style-name="P2"><text:span text:style-name="T2">«Торнадо» </text:span></text:p>
          </draw:text-box>
        </draw:frame>
        <draw:frame draw:style-name="gr2" draw:text-style-name="P3" draw:layer="layout" svg:width="1.069cm" svg:height="0.433cm" svg:x="7.097cm" svg:y="2.011cm">
          <draw:text-box>
            <text:p text:style-name="P2"><text:span text:style-name="T2">имеет </text:span></text:p>
          </draw:text-box>
        </draw:frame>
        <draw:frame draw:style-name="gr2" draw:text-style-name="P3" draw:layer="layout" svg:width="1.052cm" svg:height="0.433cm" svg:x="8.361cm" svg:y="2.011cm">
          <draw:text-box>
            <text:p text:style-name="P2"><text:span text:style-name="T2">право </text:span></text:p>
          </draw:text-box>
        </draw:frame>
        <draw:frame draw:style-name="gr2" draw:text-style-name="P3" draw:layer="layout" svg:width="1.941cm" svg:height="0.433cm" svg:x="9.608cm" svg:y="2.011cm">
          <draw:text-box>
            <text:p text:style-name="P2"><text:span text:style-name="T2">отправлять </text:span></text:p>
          </draw:text-box>
        </draw:frame>
        <draw:frame draw:style-name="gr2" draw:text-style-name="P3" draw:layer="layout" svg:width="3.135cm" svg:height="0.433cm" svg:x="11.746cm" svg:y="2.011cm">
          <draw:text-box>
            <text:p text:style-name="P2"><text:span text:style-name="T2">инфор</text:span><text:span text:style-name="T2">мацион</text:span><text:span text:style-name="T2">ные, </text:span></text:p>
          </draw:text-box>
        </draw:frame>
        <draw:frame draw:style-name="gr2" draw:text-style-name="P3" draw:layer="layout" svg:width="0.388cm" svg:height="0.433cm" svg:x="15.077cm" svg:y="2.011cm">
          <draw:text-box>
            <text:p text:style-name="P2"><text:span text:style-name="T2">в </text:span></text:p>
          </draw:text-box>
        </draw:frame>
        <draw:frame draw:style-name="gr2" draw:text-style-name="P3" draw:layer="layout" svg:width="0.709cm" svg:height="0.433cm" svg:x="15.553cm" svg:y="2.011cm">
          <draw:text-box>
            <text:p text:style-name="P2"><text:span text:style-name="T2">том </text:span></text:p>
          </draw:text-box>
        </draw:frame>
        <draw:frame draw:style-name="gr2" draw:text-style-name="P3" draw:layer="layout" svg:width="1.043cm" svg:height="0.433cm" svg:x="16.456cm" svg:y="2.011cm">
          <draw:text-box>
            <text:p text:style-name="P2"><text:span text:style-name="T2">числе </text:span></text:p>
          </draw:text-box>
        </draw:frame>
        <draw:frame draw:style-name="gr2" draw:text-style-name="P3" draw:layer="layout" svg:width="1.915cm" svg:height="0.433cm" svg:x="17.693cm" svg:y="2.011cm">
          <draw:text-box>
            <text:p text:style-name="P2"><text:span text:style-name="T2">рекламные </text:span></text:p>
          </draw:text-box>
        </draw:frame>
        <draw:frame draw:style-name="gr2" draw:text-style-name="P3" draw:layer="layout" svg:width="17.291cm" svg:height="0.433cm" svg:x="1.998cm" svg:y="2.458cm">
          <draw:text-box>
            <text:p text:style-name="P2"><text:span text:style-name="T2">сообщения, на электронную почту и мобильный </text:span><text:span text:style-name="T2">телефон Гостя с его согласия. Гость вправе </text:span><text:span text:style-name="T2">отказаться </text:span></text:p>
          </draw:text-box>
        </draw:frame>
        <draw:frame draw:style-name="gr2" draw:text-style-name="P3" draw:layer="layout" svg:width="17.105cm" svg:height="0.433cm" svg:x="1.998cm" svg:y="2.905cm">
          <draw:text-box>
            <text:p text:style-name="P2"><text:span text:style-name="T2">о</text:span><text:span text:style-name="T2">т </text:span><text:span text:style-name="T2">п</text:span><text:span text:style-name="T2">о</text:span><text:span text:style-name="T2">л</text:span><text:span text:style-name="T2">у</text:span><text:span text:style-name="T2">ч</text:span><text:span text:style-name="T2">е</text:span><text:span text:style-name="T2">н</text:span><text:span text:style-name="T2">и</text:span><text:span text:style-name="T2">я </text:span><text:span text:style-name="T2">р</text:span><text:span text:style-name="T2">е</text:span><text:span text:style-name="T2">к</text:span><text:span text:style-name="T2">л</text:span><text:span text:style-name="T2">а</text:span><text:span text:style-name="T2">м</text:span><text:span text:style-name="T2">н</text:span><text:span text:style-name="T2">о</text:span><text:span text:style-name="T2">й </text:span><text:span text:style-name="T2">и </text:span><text:span text:style-name="T2">д</text:span><text:span text:style-name="T2">р</text:span><text:span text:style-name="T2">у</text:span><text:span text:style-name="T2">г</text:span><text:span text:style-name="T2">о</text:span><text:span text:style-name="T2">й </text:span><text:span text:style-name="T2">и</text:span><text:span text:style-name="T2">н</text:span><text:span text:style-name="T2">ф</text:span><text:span text:style-name="T2">о</text:span><text:span text:style-name="T2">р</text:span><text:span text:style-name="T2">м</text:span><text:span text:style-name="T2">а</text:span><text:span text:style-name="T2">ц</text:span><text:span text:style-name="T2">и</text:span><text:span text:style-name="T2">и </text:span><text:span text:style-name="T2">б</text:span><text:span text:style-name="T2">ез </text:span><text:span text:style-name="T2">о</text:span><text:span text:style-name="T2">б</text:span><text:span text:style-name="T2">ъ</text:span><text:span text:style-name="T2">я</text:span><text:span text:style-name="T2">с</text:span><text:span text:style-name="T2">н</text:span><text:span text:style-name="T2">е</text:span><text:span text:style-name="T2">н</text:span><text:span text:style-name="T2">и</text:span><text:span text:style-name="T2">я </text:span><text:span text:style-name="T2">п</text:span><text:span text:style-name="T2">р</text:span><text:span text:style-name="T2">и</text:span><text:span text:style-name="T2">ч</text:span><text:span text:style-name="T2">и</text:span><text:span text:style-name="T2">н </text:span><text:span text:style-name="T2">о</text:span><text:span text:style-name="T2">т</text:span><text:span text:style-name="T2">к</text:span><text:span text:style-name="T2">аз</text:span><text:span text:style-name="T2">а. </text:span><text:span text:style-name="T2">С</text:span><text:span text:style-name="T2">е</text:span><text:span text:style-name="T2">р</text:span><text:span text:style-name="T2">в</text:span><text:span text:style-name="T2">и</text:span><text:span text:style-name="T2">с</text:span><text:span text:style-name="T2">н</text:span><text:span text:style-name="T2">ы</text:span><text:span text:style-name="T2">е </text:span><text:span text:style-name="T2">с</text:span><text:span text:style-name="T2">о</text:span><text:span text:style-name="T2">о</text:span><text:span text:style-name="T2">б</text:span><text:span text:style-name="T2">щ</text:span><text:span text:style-name="T2">е</text:span><text:span text:style-name="T2">н</text:span><text:span text:style-name="T2">и</text:span><text:span text:style-name="T2">я, </text:span></text:p>
          </draw:text-box>
        </draw:frame>
        <draw:frame draw:style-name="gr2" draw:text-style-name="P3" draw:layer="layout" svg:width="17.155cm" svg:height="0.433cm" svg:x="1.998cm" svg:y="3.351cm">
          <draw:text-box>
            <text:p text:style-name="P2"><text:span text:style-name="T2">информирую</text:span><text:span text:style-name="T2">щие Гостя о </text:span><text:span text:style-name="T2">заказе и </text:span><text:span text:style-name="T2">этапах его </text:span><text:span text:style-name="T2">обработки, </text:span><text:span text:style-name="T2">отправляютс</text:span><text:span text:style-name="T2">я </text:span><text:span text:style-name="T2">автоматическ</text:span><text:span text:style-name="T2">и и не могут </text:span><text:span text:style-name="T2">быть </text:span></text:p>
          </draw:text-box>
        </draw:frame>
        <draw:frame draw:style-name="gr2" draw:text-style-name="P3" draw:layer="layout" svg:width="3.27cm" svg:height="0.433cm" svg:x="1.998cm" svg:y="3.798cm">
          <draw:text-box>
            <text:p text:style-name="P2"><text:span text:style-name="T2">откло</text:span><text:span text:style-name="T2">нены </text:span><text:span text:style-name="T2">Госте</text:span><text:span text:style-name="T2">м. </text:span></text:p>
          </draw:text-box>
        </draw:frame>
        <draw:frame draw:style-name="gr2" draw:text-style-name="P3" draw:layer="layout" svg:width="7.732cm" svg:height="0.433cm" svg:x="1.998cm" svg:y="4.691cm">
          <draw:text-box>
            <text:p text:style-name="P2"><text:span text:style-name="T6">Предприятие </text:span><text:span text:style-name="T6">подключено к </text:span><text:span text:style-name="T6">системе </text:span><text:span text:style-name="T6">foodroom</text:span></text:p>
          </draw:text-box>
        </draw:frame>
        <draw:frame draw:style-name="gr2" draw:text-style-name="P3" draw:layer="layout" svg:width="8.714cm" svg:height="0.433cm" svg:x="1.998cm" svg:y="5.138cm">
          <draw:text-box>
            <text:p text:style-name="P2"><text:span text:style-name="T6">Полн</text:span><text:span text:style-name="T6">ое </text:span><text:span text:style-name="T6">назв</text:span><text:span text:style-name="T6">ание </text:span><text:span text:style-name="T6">пред</text:span><text:span text:style-name="T6">прия</text:span><text:span text:style-name="T6">тия </text:span><text:span text:style-name="T6">: </text:span><text:span text:style-name="T6">ООО </text:span><text:span text:style-name="T6">« </text:span><text:span text:style-name="T6">Торн</text:span><text:span text:style-name="T6">адо-</text:span><text:span text:style-name="T6">1 » </text:span></text:p>
          </draw:text-box>
        </draw:frame>
        <draw:frame draw:style-name="gr2" draw:text-style-name="P3" draw:layer="layout" svg:width="10.611cm" svg:height="0.433cm" svg:x="1.998cm" svg:y="5.585cm">
          <draw:text-box>
            <text:p text:style-name="P2"><text:span text:style-name="T6">Юридич</text:span><text:span text:style-name="T6">еский </text:span><text:span text:style-name="T6">адрес : </text:span><text:span text:style-name="T6">620014, </text:span><text:span text:style-name="T6">Россия, </text:span><text:span text:style-name="T6">г. </text:span><text:span text:style-name="T6">Городов</text:span><text:span text:style-name="T6">, ул. </text:span><text:span text:style-name="T6">Улиц, д. </text:span><text:span text:style-name="T6">00</text:span></text:p>
          </draw:text-box>
        </draw:frame>
        <draw:frame draw:style-name="gr2" draw:text-style-name="P3" draw:layer="layout" svg:width="0.878cm" svg:height="0.433cm" svg:x="1.998cm" svg:y="6.029cm">
          <draw:text-box>
            <text:p text:style-name="P2"><text:span text:style-name="T6">2317 </text:span></text:p>
          </draw:text-box>
        </draw:frame>
        <draw:frame draw:style-name="gr2" draw:text-style-name="P3" draw:layer="layout" svg:width="3.647cm" svg:height="0.433cm" svg:x="1.998cm" svg:y="6.476cm">
          <draw:text-box>
            <text:p text:style-name="P2"><text:span text:style-name="T6">ОГРН </text:span><text:span text:style-name="T6">1125631</text:span><text:span text:style-name="T6">245635</text:span></text:p>
          </draw:text-box>
        </draw:frame>
        <draw:frame draw:style-name="gr2" draw:text-style-name="P3" draw:layer="layout" svg:width="10.848cm" svg:height="0.433cm" svg:x="1.998cm" svg:y="6.922cm">
          <draw:text-box>
            <text:p text:style-name="P2"><text:span text:style-name="T6">Ко</text:span><text:span text:style-name="T6">нт</text:span><text:span text:style-name="T6">ак</text:span><text:span text:style-name="T6">тн</text:span><text:span text:style-name="T6">ый </text:span><text:span text:style-name="T6">те</text:span><text:span text:style-name="T6">ле</text:span><text:span text:style-name="T6">ф</text:span><text:span text:style-name="T6">он </text:span><text:span text:style-name="T6">и </text:span><text:span text:style-name="T6">эл</text:span><text:span text:style-name="T6">ек</text:span><text:span text:style-name="T6">т</text:span><text:span text:style-name="T6">ро</text:span><text:span text:style-name="T6">нн</text:span><text:span text:style-name="T6">ый </text:span><text:span text:style-name="T6">ад</text:span><text:span text:style-name="T6">ре</text:span><text:span text:style-name="T6">с <text:s/></text:span><text:span text:style-name="T6">+7</text:span><text:span text:style-name="T6">(8</text:span><text:span text:style-name="T6">00</text:span><text:span text:style-name="T6">) </text:span><text:span text:style-name="T6">55</text:span><text:span text:style-name="T6">5-</text:span><text:span text:style-name="T6">35</text:span><text:span text:style-name="T6">-</text:span><text:span text:style-name="T6">35 </text:span><text:span text:style-name="T6"><text:s/></text:span></text:p>
          </draw:text-box>
        </draw:frame>
        <draw:polygon draw:style-name="gr4" draw:text-style-name="P5" draw:layer="layout" svg:width="17.606cm" svg:height="0.025cm" svg:x="1.947cm" svg:y="8.154cm" svg:viewBox="0 0 17607 26" draw:points="0,26 17607,26 17607,0 0,0">
          <text:p/>
        </draw:polygon>
        <draw:frame draw:style-name="gr2" draw:text-style-name="P3" draw:layer="layout" svg:width="3.029cm" svg:height="0.433cm" svg:x="1.998cm" svg:y="7.369cm">
          <draw:text-box>
            <text:p text:style-name="P2"><text:span text:style-name="T6">tornado1@</text:span><text:span text:style-name="T6">mail.ru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00:33:27.924062177</dc:date>
    <meta:editing-duration>PT1M41S</meta:editing-duration>
    <meta:editing-cycles>1</meta:editing-cycles>
    <meta:document-statistic meta:object-count="412"/>
    <meta:generator>LibreOffice/7.6.3.2$Linux_X86_64 LibreOffice_project/60$Build-2</meta:generator>
  </office:meta>
</office:document-meta>
</file>